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22in"/>
    </style:style>
    <style:style style:name="co9" style:family="table-column">
      <style:table-column-properties fo:break-before="auto" style:column-width="1.2583in"/>
    </style:style>
    <style:style style:name="co3" style:family="table-column">
      <style:table-column-properties fo:break-before="auto" style:column-width="1.1161in"/>
    </style:style>
    <style:style style:name="co10" style:family="table-column">
      <style:table-column-properties fo:break-before="auto" style:column-width="0.9634in"/>
    </style:style>
    <style:style style:name="co5" style:family="table-column">
      <style:table-column-properties fo:break-before="auto" style:column-width="1.7366in"/>
    </style:style>
    <style:style style:name="co6" style:family="table-column">
      <style:table-column-properties fo:break-before="auto" style:column-width="2.8291in"/>
    </style:style>
    <style:style style:name="co11" style:family="table-column">
      <style:table-column-properties fo:break-before="auto" style:column-width="6.9244in"/>
    </style:style>
    <style:style style:name="co2" style:family="table-column">
      <style:table-column-properties fo:break-before="auto" style:column-width="1.5752in"/>
    </style:style>
    <style:style style:name="co4" style:family="table-column">
      <style:table-column-properties fo:break-before="auto" style:column-width="1.0945in"/>
    </style:style>
    <style:style style:name="co12" style:family="table-column">
      <style:table-column-properties fo:break-before="auto" style:column-width="3.0102in"/>
    </style:style>
    <style:style style:name="co14" style:family="table-column">
      <style:table-column-properties fo:break-before="auto" style:column-width="0.8925in"/>
    </style:style>
    <style:style style:name="co15" style:family="table-column">
      <style:table-column-properties fo:break-before="auto" style:column-width="2.0756in"/>
    </style:style>
    <style:style style:name="ro1" style:family="table-row">
      <style:table-row-properties style:row-height="0.1862in" fo:break-before="auto" style:use-optimal-row-height="true"/>
    </style:style>
    <style:style style:name="ro2" style:family="table-row">
      <style:table-row-properties style:row-height="0.4661in" fo:break-before="auto" style:use-optimal-row-height="false"/>
    </style:style>
    <style:style style:name="ro5" style:family="table-row">
      <style:table-row-properties style:row-height="0.5283in" fo:break-before="auto" style:use-optimal-row-height="false"/>
    </style:style>
    <style:style style:name="ro6" style:family="table-row">
      <style:table-row-properties style:row-height="0.1783in" fo:break-before="auto" style:use-optimal-row-height="true"/>
    </style:style>
    <style:style style:name="ro8" style:family="table-row">
      <style:table-row-properties style:row-height="0.4783in" fo:break-before="auto" style:use-optimal-row-height="true"/>
    </style:style>
    <style:style style:name="ro4" style:family="table-row">
      <style:table-row-properties style:row-height="0.8492in" fo:break-before="auto" style:use-optimal-row-height="true"/>
    </style:style>
    <style:style style:name="ro10" style:family="table-row">
      <style:table-row-properties style:row-height="0.8492in" fo:break-before="auto" style:use-optimal-row-height="true"/>
    </style:style>
    <style:style style:name="ro11" style:family="table-row">
      <style:table-row-properties style:row-height="0.6839in" fo:break-before="auto" style:use-optimal-row-height="true"/>
    </style:style>
    <style:style style:name="ro12" style:family="table-row">
      <style:table-row-properties style:row-height="0.5181in" fo:break-before="auto" style:use-optimal-row-height="true"/>
    </style:style>
    <style:style style:name="ro13" style:family="table-row">
      <style:table-row-properties style:row-height="1.3472in" fo:break-before="auto" style:use-optimal-row-height="true"/>
    </style:style>
    <style:style style:name="ro14" style:family="table-row">
      <style:table-row-properties style:row-height="1.0154in" fo:break-before="auto" style:use-optimal-row-height="true"/>
    </style:style>
    <style:style style:name="ro15" style:family="table-row">
      <style:table-row-properties style:row-height="2.0102in" fo:break-before="auto" style:use-optimal-row-height="true"/>
    </style:style>
    <style:style style:name="ro16" style:family="table-row">
      <style:table-row-properties style:row-height="0.8862in" fo:break-before="auto" style:use-optimal-row-height="true"/>
    </style:style>
    <style:style style:name="ro17" style:family="table-row">
      <style:table-row-properties style:row-height="0.5409in" fo:break-before="auto" style:use-optimal-row-height="true"/>
    </style:style>
    <style:style style:name="ro18" style:family="table-row">
      <style:table-row-properties style:row-height="1.1811in" fo:break-before="auto" style:use-optimal-row-height="true"/>
    </style:style>
    <style:style style:name="ro19" style:family="table-row">
      <style:table-row-properties style:row-height="1.5134in" fo:break-before="auto" style:use-optimal-row-height="true"/>
    </style:style>
    <style:style style:name="ro20" style:family="table-row">
      <style:table-row-properties style:row-height="0.352in" fo:break-before="auto" style:use-optimal-row-height="true"/>
    </style:style>
    <style:style style:name="ro21" style:family="table-row">
      <style:table-row-properties style:row-height="1.75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text-properties fo:font-size="28pt" fo:font-weight="bold" style:font-size-asian="28pt" style:font-weight-asian="bold" style:font-size-complex="28pt" style:font-weight-complex="bold"/>
    </style:style>
    <style:style style:name="ce3" style:family="table-cell" style:parent-style-name="Default" style:data-style-name="N37"/>
    <style:style style:name="ce4" style:family="table-cell" style:parent-style-name="Default">
      <style:table-cell-properties style:text-align-source="fix" style:repeat-content="false" fo:wrap-option="wrap"/>
      <style:paragraph-properties fo:text-align="center" fo:margin-left="0in"/>
      <style:text-properties style:text-underline-style="solid" style:text-underline-width="auto" style:text-underline-color="font-color" fo:font-weight="bold" style:font-weight-asian="bold" style:font-weight-complex="bold"/>
    </style:style>
    <style:style style:name="ce5" style:family="table-cell" style:parent-style-name="Default">
      <style:table-cell-properties fo:wrap-option="wrap"/>
    </style:style>
    <style:style style:name="T1" style:family="text">
      <style:text-properties style:text-position="super 58%"/>
    </style:style>
  </office:automatic-styles>
  <office:body>
    <office:spreadsheet>
      <table:table table:name="Digital"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7" table:number-rows-spanned="1">
            <text:p>Finished</text:p>
          </table:table-cell>
          <table:covered-table-cell table:number-columns-repeated="4" table:style-name="ce2"/>
          <table:covered-table-cell table:number-columns-repeated="2"/>
        </table:table-row>
        <table:table-row table:style-name="ro1">
          <table:table-cell office:value-type="string">
            <text:p>Parable of the Talents</text:p>
          </table:table-cell>
          <table:table-cell office:value-type="string">
            <text:p>Octavia E. Butler</text:p>
          </table:table-cell>
          <table:table-cell/>
          <table:table-cell table:style-name="ce3" office:value-type="date" office:date-value="2017-05-24">
            <text:p>05/24/17</text:p>
          </table:table-cell>
          <table:table-cell table:style-name="ce3" office:value-type="date" office:date-value="2017-06-25">
            <text:p>06/25/17</text:p>
          </table:table-cell>
          <table:table-cell/>
          <table:table-cell office:value-type="string">
            <text:p>Boring</text:p>
          </table:table-cell>
        </table:table-row>
        <table:table-row table:style-name="ro11">
          <table:table-cell office:value-type="string">
            <text:p>Getting Started with Raspberry Pi</text:p>
          </table:table-cell>
          <table:table-cell table:number-columns-repeated="2"/>
          <table:table-cell table:style-name="ce3" office:value-type="date" office:date-value="2017-06-24">
            <text:p>06/24/17</text:p>
          </table:table-cell>
          <table:table-cell table:style-name="ce3" office:value-type="date" office:date-value="2017-06-25">
            <text:p>06/25/17</text:p>
          </table:table-cell>
          <table:table-cell office:value-type="string">
            <text:p>Goes through description of Raspberry Pi, along with some very good tools for getting started. </text:p>
          </table:table-cell>
          <table:table-cell office:value-type="string">
            <text:p>Made me realize a lot of the potential of the Raspberry Pi. I think this will be a good reference to go to when I start thinking of projects for my site. </text:p>
          </table:table-cell>
        </table:table-row>
        <table:table-row table:style-name="ro1">
          <table:table-cell office:value-type="string">
            <text:p>Parable of the Sower</text:p>
          </table:table-cell>
          <table:table-cell office:value-type="string">
            <text:p>Octavia E. Butler</text:p>
          </table:table-cell>
          <table:table-cell/>
          <table:table-cell table:number-columns-repeated="2" office:value-type="string">
            <text:p>June 2017</text:p>
          </table:table-cell>
          <table:table-cell/>
          <table:table-cell office:value-type="string">
            <text:p>Also Boring</text:p>
          </table:table-cell>
        </table:table-row>
        <table:table-row table:style-name="ro4">
          <table:table-cell office:value-type="string">
            <text:p>Wylding Hall</text:p>
          </table:table-cell>
          <table:table-cell office:value-type="string">
            <text:p>Elizabeth Hand</text:p>
          </table:table-cell>
          <table:table-cell/>
          <table:table-cell table:style-name="ce3" office:value-type="date" office:date-value="2017-06-25">
            <text:p>06/25/17</text:p>
          </table:table-cell>
          <table:table-cell table:style-name="ce3" office:value-type="date" office:date-value="2017-07-07">
            <text:p>07/07/17</text:p>
          </table:table-cell>
          <table:table-cell office:value-type="string">
            <text:p>A British folk musician records their breakthrough album in an old haunted house.</text:p>
          </table:table-cell>
          <table:table-cell office:value-type="string">
            <text:p>The first digital book that I was actually happy with. The writing kept me interested, and I thought the intermittent spooky sections were really good. Overall I think it was a really good ghost story. </text:p>
          </table:table-cell>
        </table:table-row>
        <table:table-row table:style-name="ro4">
          <table:table-cell office:value-type="string">
            <text:p>Head First Data Analysis: A Learner's Guide to big numbers, statistics, and good decisions</text:p>
          </table:table-cell>
          <table:table-cell office:value-type="string">
            <text:p>Michael Milton</text:p>
          </table:table-cell>
          <table:table-cell office:value-type="string">
            <text:p>Data Science</text:p>
          </table:table-cell>
          <table:table-cell table:style-name="ce3" office:value-type="date" office:date-value="2017-08-31">
            <text:p>08/31/17</text:p>
          </table:table-cell>
          <table:table-cell table:style-name="ce3" office:value-type="date" office:date-value="2017-09-05">
            <text:p>09/05/17</text:p>
          </table:table-cell>
          <table:table-cell office:value-type="string">
            <text:p>A quick introduction to Data Analysis. Teaches some of the very basic concepts of the subject. </text:p>
          </table:table-cell>
          <table:table-cell office:value-type="string">
            <text:p>Very interesting, actually. I liked the conversational tone. I learned a lot about what data is useful and how to present it well. I look forward to reading more about data science. </text:p>
          </table:table-cell>
        </table:table-row>
        <table:table-row table:style-name="ro12">
          <table:table-cell office:value-type="string">
            <text:p>My Teacher is an Alien</text:p>
          </table:table-cell>
          <table:table-cell/>
          <table:table-cell office:value-type="string">
            <text:p>Stranger Creatures</text:p>
          </table:table-cell>
          <table:table-cell table:style-name="ce3" office:value-type="date" office:date-value="2017-09-05">
            <text:p>09/05/17</text:p>
          </table:table-cell>
          <table:table-cell table:style-name="ce3" office:value-type="date" office:date-value="2017-09-07">
            <text:p>09/07/17</text:p>
          </table:table-cell>
          <table:table-cell office:value-type="string">
            <text:p>An alien invades a sixth grade class.</text:p>
          </table:table-cell>
          <table:table-cell office:value-type="string">
            <text:p>Just average! Kind of a fun kids book, reminded me a bit of books I used to read in elementary school. </text:p>
          </table:table-cell>
        </table:table-row>
        <table:table-row table:style-name="ro11">
          <table:table-cell office:value-type="string">
            <text:p>Best of Make: Volume 2: 65 Projects</text:p>
          </table:table-cell>
          <table:table-cell/>
          <table:table-cell office:value-type="string">
            <text:p>Fan Favorites and Digital Debuts</text:p>
          </table:table-cell>
          <table:table-cell table:style-name="ce3" office:value-type="date" office:date-value="2017-09-07">
            <text:p>09/07/17</text:p>
          </table:table-cell>
          <table:table-cell table:style-name="ce3" office:value-type="date" office:date-value="2017-09-08">
            <text:p>09/08/17</text:p>
          </table:table-cell>
          <table:table-cell office:value-type="string">
            <text:p>A collection of DIY projects from Make magazine.</text:p>
          </table:table-cell>
          <table:table-cell office:value-type="string">
            <text:p>Not every project was interesting, but many were. This would be more interesting if I had more time to complete the projects. I hope to revisit it later. </text:p>
          </table:table-cell>
        </table:table-row>
        <table:table-row table:style-name="ro13">
          <table:table-cell office:value-type="string">
            <text:p>Child of an Ancient City</text:p>
          </table:table-cell>
          <table:table-cell/>
          <table:table-cell office:value-type="string">
            <text:p>Stranger Creatures</text:p>
          </table:table-cell>
          <table:table-cell table:number-columns-repeated="2" table:style-name="ce3" office:value-type="date" office:date-value="2017-09-11">
            <text:p>09/11/17</text:p>
          </table:table-cell>
          <table:table-cell office:value-type="string">
            <text:p>An Arabic story about a caravan that gets attacked, lost and then has to fend off a vampire on their way home. </text:p>
          </table:table-cell>
          <table:table-cell office:value-type="string">
            <text:p>The story started out very boring, but then very pleasantly surprised me during the middle and end. I truly didn't understand the point of the story until the end of it, and then I was hooked. It was a very sad and frightening story and very well written. I wish I could have appreciated it fully when I first started reading it. </text:p>
          </table:table-cell>
        </table:table-row>
        <table:table-row table:style-name="ro11">
          <table:table-cell office:value-type="string">
            <text:p>Clypsis</text:p>
          </table:table-cell>
          <table:table-cell/>
          <table:table-cell office:value-type="string">
            <text:p>Stranger Creatures</text:p>
          </table:table-cell>
          <table:table-cell table:style-name="ce3" office:value-type="date" office:date-value="2017-09-12">
            <text:p>09/12/17</text:p>
          </table:table-cell>
          <table:table-cell table:style-name="ce3" office:value-type="date" office:date-value="2017-09-15">
            <text:p>09/15/17</text:p>
          </table:table-cell>
          <table:table-cell office:value-type="string">
            <text:p>A teenager loses his family and decides to run away and join an interplanetary racing team. </text:p>
          </table:table-cell>
          <table:table-cell office:value-type="string">
            <text:p>Reminded me of Speed Racer mixed with Star Wars. I absolutely loved the story and can't wait to finish the rest of the series. </text:p>
          </table:table-cell>
        </table:table-row>
        <table:table-row table:style-name="ro14">
          <table:table-cell office:value-type="string">
            <text:p>Dragonworld</text:p>
          </table:table-cell>
          <table:table-cell/>
          <table:table-cell office:value-type="string">
            <text:p>Stranger Creatures</text:p>
          </table:table-cell>
          <table:table-cell table:style-name="ce3" office:value-type="date" office:date-value="2017-09-18">
            <text:p>09/18/17</text:p>
          </table:table-cell>
          <table:table-cell table:style-name="ce3" office:value-type="date" office:date-value="2017-09-26">
            <text:p>09/26/17</text:p>
          </table:table-cell>
          <table:table-cell office:value-type="string">
            <text:p>Two countries go to war over a misunderstanding. </text:p>
          </table:table-cell>
          <table:table-cell office:value-type="string">
            <text:p>This book was very long, but also pretty enjoyable. I liked the depth of the world, even though I did sometimes feel like many things were explained in too much detail, or moved too slowly. The book had a very good, simple message. </text:p>
          </table:table-cell>
        </table:table-row>
        <table:table-row table:style-name="ro15">
          <table:table-cell office:value-type="string">
            <text:p>Bloodchild</text:p>
          </table:table-cell>
          <table:table-cell/>
          <table:table-cell office:value-type="string">
            <text:p>Super Nebula</text:p>
          </table:table-cell>
          <table:table-cell table:style-name="ce3" office:value-type="date" office:date-value="2017-09-27">
            <text:p>09/27/17</text:p>
          </table:table-cell>
          <table:table-cell table:style-name="ce3" office:value-type="date" office:date-value="2017-10-01">
            <text:p>10/01/17</text:p>
          </table:table-cell>
          <table:table-cell office:value-type="string">
            <text:p>A collection of short stories from Octavia Butler</text:p>
          </table:table-cell>
          <table:table-cell office:value-type="string">
            <text:p>After reading parable of the sower, I didn't think I liked this author, but this book changed my mind a bit. I like how she comes up with these very real, but crazy situations. She has such a great insight as to how humanity might act in these scenarios. My only criticisms about her writing is that it's often overly depressing, and very centered around racial tension and subjugation. I understand these things are important to talk about, but they just aren't my favorite things to read about. </text:p>
          </table:table-cell>
        </table:table-row>
        <table:table-row table:style-name="ro4">
          <table:table-cell office:value-type="string">
            <text:p>Hustle Away Debt</text:p>
          </table:table-cell>
          <table:table-cell office:value-type="string">
            <text:p>David Carlson</text:p>
          </table:table-cell>
          <table:table-cell office:value-type="string">
            <text:p>Win at Work</text:p>
          </table:table-cell>
          <table:table-cell table:number-columns-repeated="2" table:style-name="ce3" office:value-type="date" office:date-value="2017-10-20">
            <text:p>10/20/17</text:p>
          </table:table-cell>
          <table:table-cell office:value-type="string">
            <text:p>A well organized, informative book about side hustles. How to make money outside of your nine to five.</text:p>
          </table:table-cell>
          <table:table-cell office:value-type="string">
            <text:p>I really liked the suggestions in this book, and I really think I could implement some of these ideas, but right now it doesn't seem like the right time. </text:p>
          </table:table-cell>
        </table:table-row>
        <table:table-row table:style-name="ro14">
          <table:table-cell office:value-type="string">
            <text:p>Letters From Atlantis</text:p>
          </table:table-cell>
          <table:table-cell/>
          <table:table-cell office:value-type="string">
            <text:p>Stranger Creatures</text:p>
          </table:table-cell>
          <table:table-cell table:number-columns-repeated="2" table:style-name="ce3" office:value-type="date" office:date-value="2017-10-26">
            <text:p>10/26/17</text:p>
          </table:table-cell>
          <table:table-cell office:value-type="string">
            <text:p>A time traveler from the future sends his consciousness into an Atlantian prince. </text:p>
          </table:table-cell>
          <table:table-cell office:value-type="string">
            <text:p>I thought this book was surprisingly entertaining and interesting. I really liked the format of the story, and the details throughout made it very intriguing. I wish this was a series that would take you to different time periods.</text:p>
          </table:table-cell>
        </table:table-row>
        <table:table-row table:style-name="ro11">
          <table:table-cell office:value-type="string">
            <text:p>Corporate Survival Guide for Your Twenties</text:p>
          </table:table-cell>
          <table:table-cell/>
          <table:table-cell office:value-type="string">
            <text:p>Win at Work</text:p>
          </table:table-cell>
          <table:table-cell table:number-columns-repeated="2" table:style-name="ce3" office:value-type="date" office:date-value="2017-10-26">
            <text:p>10/26/17</text:p>
          </table:table-cell>
          <table:table-cell office:value-type="string">
            <text:p>A book about how to behave in the office. </text:p>
          </table:table-cell>
          <table:table-cell office:value-type="string">
            <text:p>A little condescending. I feel like there are many people in their twenties who know how to behave in the workplace completely fine. </text:p>
          </table:table-cell>
        </table:table-row>
        <table:table-row table:style-name="ro11">
          <table:table-cell office:value-type="string">
            <text:p>Doing Data Science: Straight Talk from the Frontline</text:p>
          </table:table-cell>
          <table:table-cell/>
          <table:table-cell office:value-type="string">
            <text:p>Data Science</text:p>
          </table:table-cell>
          <table:table-cell table:style-name="ce3" office:value-type="date" office:date-value="2017-10-23">
            <text:p>10/23/17</text:p>
          </table:table-cell>
          <table:table-cell table:style-name="ce3" office:value-type="date" office:date-value="2017-10-26">
            <text:p>10/26/17</text:p>
          </table:table-cell>
          <table:table-cell office:value-type="string">
            <text:p>A book that is comprised of data science topics from several industry leaders. </text:p>
          </table:table-cell>
          <table:table-cell office:value-type="string">
            <text:p>Interesting, but probably would be more effective to read once I've had more practical experience with Data Science. </text:p>
          </table:table-cell>
        </table:table-row>
        <table:table-row table:style-name="ro11">
          <table:table-cell office:value-type="string">
            <text:p>Data Science at the Command Line</text:p>
          </table:table-cell>
          <table:table-cell/>
          <table:table-cell office:value-type="string">
            <text:p>Data Science</text:p>
          </table:table-cell>
          <table:table-cell table:style-name="ce3" office:value-type="date" office:date-value="2017-10-30">
            <text:p>10/30/17</text:p>
          </table:table-cell>
          <table:table-cell table:style-name="ce3" office:value-type="date" office:date-value="2017-11-01">
            <text:p>11/01/17</text:p>
          </table:table-cell>
          <table:table-cell office:value-type="string">
            <text:p>A practical guide to performing data science tasks from the command line.</text:p>
          </table:table-cell>
          <table:table-cell office:value-type="string">
            <text:p>My favorite data science book so far. The fact that it had practical examples and real world tools made it very interesting to read. </text:p>
          </table:table-cell>
        </table:table-row>
        <table:table-row table:style-name="ro12">
          <table:table-cell office:value-type="string">
            <text:p>Atmospheric Monitoring with Arduino</text:p>
          </table:table-cell>
          <table:table-cell/>
          <table:table-cell office:value-type="string">
            <text:p>Electronics and Programming</text:p>
          </table:table-cell>
          <table:table-cell table:number-columns-repeated="2" table:style-name="ce3" office:value-type="date" office:date-value="2017-11-02">
            <text:p>11/02/17</text:p>
          </table:table-cell>
          <table:table-cell office:value-type="string">
            <text:p>A small guide to some sensor projects for Arduino.</text:p>
          </table:table-cell>
          <table:table-cell office:value-type="string">
            <text:p>A little simple, but it's fine I guess. I don't think I'm interested in any of the projects inside. </text:p>
          </table:table-cell>
        </table:table-row>
        <table:table-row table:style-name="ro16">
          <table:table-cell office:value-type="string">
            <text:p>Everything But the Squeal</text:p>
          </table:table-cell>
          <table:table-cell/>
          <table:table-cell office:value-type="string">
            <text:p>Super Nebula</text:p>
          </table:table-cell>
          <table:table-cell table:number-columns-repeated="2" table:style-name="ce3" office:value-type="date" office:date-value="2017-11-06">
            <text:p>11/06/17</text:p>
          </table:table-cell>
          <table:table-cell office:value-type="string">
            <text:p>Set in the future, tells the story of a lazy boy that gets a job as a pig farmer and somehow thwarts a terrorist plot. </text:p>
          </table:table-cell>
          <table:table-cell office:value-type="string">
            <text:p>I actually really liked this book, even though when you really look at it, the plot is pretty silly. </text:p>
          </table:table-cell>
        </table:table-row>
        <table:table-row table:style-name="ro17">
          <table:table-cell office:value-type="string">
            <text:p>Wishing Season</text:p>
          </table:table-cell>
          <table:table-cell/>
          <table:table-cell office:value-type="string">
            <text:p>Stranger Creatures</text:p>
          </table:table-cell>
          <table:table-cell table:style-name="ce3" office:value-type="date" office:date-value="2017-11-08">
            <text:p>11/08/17</text:p>
          </table:table-cell>
          <table:table-cell table:style-name="ce3" office:value-type="date" office:date-value="2017-11-09">
            <text:p>11/09/17</text:p>
          </table:table-cell>
          <table:table-cell office:value-type="string">
            <text:p>A genie gets tricked by a human into giving him infinite wishes. </text:p>
          </table:table-cell>
          <table:table-cell office:value-type="string">
            <text:p>A very fun read. Very imaginative and entertaining. Of course, having cats in the story helps. </text:p>
          </table:table-cell>
        </table:table-row>
        <table:table-row table:style-name="ro5">
          <table:table-cell table:style-name="ce2" office:value-type="string" table:number-columns-spanned="7" table:number-rows-spanned="1">
            <text:p>Maybe Revisit Someday</text:p>
          </table:table-cell>
          <table:covered-table-cell table:number-columns-repeated="4" table:style-name="ce2"/>
          <table:covered-table-cell table:number-columns-repeated="2"/>
        </table:table-row>
        <table:table-row table:style-name="ro4">
          <table:table-cell office:value-type="string">
            <text:p>Babel-17</text:p>
          </table:table-cell>
          <table:table-cell/>
          <table:table-cell office:value-type="string">
            <text:p>Super Nebula</text:p>
          </table:table-cell>
          <table:table-cell table:style-name="ce3" office:value-type="date" office:date-value="2017-09-10">
            <text:p>09/10/17</text:p>
          </table:table-cell>
          <table:table-cell table:style-name="ce3" office:value-type="date" office:date-value="2017-09-11">
            <text:p>09/11/17</text:p>
          </table:table-cell>
          <table:table-cell office:value-type="string">
            <text:p>A Sci Fi novel about a woman trying to translate a secret language. </text:p>
          </table:table-cell>
          <table:table-cell office:value-type="string">
            <text:p>Just seems a little incoherent. It's hard to tell how one thing leads to another in the book. There are some interesting parts, but I think the author is just too verbose and it harms the storytelling. </text:p>
          </table:table-cell>
        </table:table-row>
        <table:table-row table:style-name="ro6">
          <table:table-cell office:value-type="string">
            <text:p>Make: 3D Printing: The Essential Guide to 3D Printers</text:p>
          </table:table-cell>
          <table:table-cell/>
          <table:table-cell office:value-type="string">
            <text:p>Fan Favorites and Digital Debuts</text:p>
          </table:table-cell>
          <table:table-cell table:style-name="ce3" office:value-type="date" office:date-value="2017-09-15">
            <text:p>09/15/17</text:p>
          </table:table-cell>
          <table:table-cell table:number-columns-repeated="3"/>
        </table:table-row>
        <table:table-row table:style-name="ro4">
          <table:table-cell office:value-type="string">
            <text:p>Burn</text:p>
          </table:table-cell>
          <table:table-cell/>
          <table:table-cell office:value-type="string">
            <text:p>Super Nebula</text:p>
          </table:table-cell>
          <table:table-cell table:style-name="ce3" office:value-type="date" office:date-value="2017-10-04">
            <text:p>10/04/17</text:p>
          </table:table-cell>
          <table:table-cell table:style-name="ce3" office:value-type="date" office:date-value="2017-10-06">
            <text:p>10/06/17</text:p>
          </table:table-cell>
          <table:table-cell office:value-type="string">
            <text:p>Humanity lives throughout galaxies. A firefighter from another planet makes contact with a luck maker from a different planet. </text:p>
          </table:table-cell>
          <table:table-cell office:value-type="string">
            <text:p>I can't really tell if I liked this book. Yeah it was well written but I don't think there was enough going on. It didn't really hold my interest. </text:p>
          </table:table-cell>
        </table:table-row>
        <table:table-row table:style-name="ro6">
          <table:table-cell office:value-type="string">
            <text:p>Drogonkin</text:p>
          </table:table-cell>
          <table:table-cell/>
          <table:table-cell office:value-type="string">
            <text:p>Stranger Creatures</text:p>
          </table:table-cell>
          <table:table-cell table:style-name="ce3" office:value-type="date" office:date-value="2017-10-26">
            <text:p>10/26/17</text:p>
          </table:table-cell>
          <table:table-cell table:number-columns-repeated="3"/>
        </table:table-row>
        <table:table-row table:style-name="ro6">
          <table:table-cell office:value-type="string">
            <text:p>Environmental Monitoring with Arduino</text:p>
          </table:table-cell>
          <table:table-cell/>
          <table:table-cell office:value-type="string">
            <text:p>Electronics and Programming</text:p>
          </table:table-cell>
          <table:table-cell table:style-name="ce3" office:value-type="date" office:date-value="2017-10-01">
            <text:p>10/01/17</text:p>
          </table:table-cell>
          <table:table-cell table:number-columns-repeated="3"/>
        </table:table-row>
        <table:table-row table:style-name="ro6">
          <table:table-cell office:value-type="string">
            <text:p>Dinosaur World</text:p>
          </table:table-cell>
          <table:table-cell/>
          <table:table-cell office:value-type="string">
            <text:p>Stranger Creatures</text:p>
          </table:table-cell>
          <table:table-cell table:number-columns-repeated="2" table:style-name="ce3" office:value-type="date" office:date-value="2017-11-01">
            <text:p>11/01/17</text:p>
          </table:table-cell>
          <table:table-cell table:number-columns-repeated="2"/>
        </table:table-row>
        <table:table-row table:style-name="ro11">
          <table:table-cell office:value-type="string">
            <text:p>Belka, Why Don't You Bark</text:p>
          </table:table-cell>
          <table:table-cell/>
          <table:table-cell office:value-type="string">
            <text:p>Haikasoru</text:p>
          </table:table-cell>
          <table:table-cell table:style-name="ce3" office:value-type="date" office:date-value="2017-10-26">
            <text:p>10/26/17</text:p>
          </table:table-cell>
          <table:table-cell table:style-name="ce3" office:value-type="date" office:date-value="2017-11-02">
            <text:p>11/02/17</text:p>
          </table:table-cell>
          <table:table-cell office:value-type="string">
            <text:p>Half spy novel, half history textbook. </text:p>
          </table:table-cell>
          <table:table-cell office:value-type="string">
            <text:p>The spy novel parts were really good, butt he history parts were very dry. It might be worth taking the time to read eventually, but I couldn't bring myself to do it now. </text:p>
          </table:table-cell>
        </table:table-row>
        <table:table-row table:style-name="ro6">
          <table:table-cell office:value-type="string">
            <text:p>A Woman of the Iron People</text:p>
          </table:table-cell>
          <table:table-cell office:value-type="string">
            <text:p>Eleanor Amason</text:p>
          </table:table-cell>
          <table:table-cell office:value-type="string">
            <text:p>Adventures in Science Fiction</text:p>
          </table:table-cell>
          <table:table-cell table:number-columns-repeated="4"/>
        </table:table-row>
        <table:table-row table:style-name="ro6">
          <table:table-cell office:value-type="string">
            <text:p>Deathbird Stories</text:p>
          </table:table-cell>
          <table:table-cell/>
          <table:table-cell office:value-type="string">
            <text:p>Super Nebula</text:p>
          </table:table-cell>
          <table:table-cell table:number-columns-repeated="2" table:style-name="ce3" office:value-type="date" office:date-value="2017-11-07">
            <text:p>11/07/17</text:p>
          </table:table-cell>
          <table:table-cell table:number-columns-repeated="2"/>
        </table:table-row>
        <table:table-row table:style-name="ro6">
          <table:table-cell office:value-type="string">
            <text:p>Bitcoin for the Befuddled</text:p>
          </table:table-cell>
          <table:table-cell/>
          <table:table-cell office:value-type="string">
            <text:p>Bitcoin, Blockchain, and Cryptocurrency</text:p>
          </table:table-cell>
          <table:table-cell table:style-name="ce3" office:value-type="date" office:date-value="2017-11-02">
            <text:p>11/02/17</text:p>
          </table:table-cell>
          <table:table-cell table:style-name="ce3" office:value-type="date" office:date-value="2017-11-06">
            <text:p>11/06/17</text:p>
          </table:table-cell>
          <table:table-cell table:number-columns-repeated="2"/>
        </table:table-row>
        <table:table-row table:style-name="ro6">
          <table:table-cell office:value-type="string">
            <text:p>Conservation of Shadows</text:p>
          </table:table-cell>
          <table:table-cell/>
          <table:table-cell office:value-type="string">
            <text:p>Super Nebula</text:p>
          </table:table-cell>
          <table:table-cell table:number-columns-repeated="4"/>
        </table:table-row>
        <table:table-row table:style-name="ro6">
          <table:table-cell office:value-type="string">
            <text:p>Time Machine I � Secret of the Knights</text:p>
          </table:table-cell>
          <table:table-cell/>
          <table:table-cell office:value-type="string">
            <text:p>Stranger Creatures</text:p>
          </table:table-cell>
          <table:table-cell table:number-columns-repeated="4"/>
        </table:table-row>
        <table:table-row table:style-name="ro8">
          <table:table-cell table:style-name="ce2" office:value-type="string" table:number-columns-spanned="7" table:number-rows-spanned="1">
            <text:p>Queue</text:p>
          </table:table-cell>
          <table:covered-table-cell table:number-columns-repeated="4" table:style-name="ce2"/>
          <table:covered-table-cell table:number-columns-repeated="2"/>
        </table:table-row>
        <table:table-row table:style-name="ro6">
          <table:table-cell office:value-type="string">
            <text:p>The Dungeon Vol. 1</text:p>
          </table:table-cell>
          <table:table-cell/>
          <table:table-cell office:value-type="string">
            <text:p>Stranger Creatures</text:p>
          </table:table-cell>
          <table:table-cell table:style-name="ce3" office:value-type="date" office:date-value="2017-11-09">
            <text:p>11/09/17</text:p>
          </table:table-cell>
          <table:table-cell table:number-columns-repeated="3"/>
        </table:table-row>
        <table:table-row table:style-name="ro6">
          <table:table-cell office:value-type="string">
            <text:p>First Person Peculiar</text:p>
          </table:table-cell>
          <table:table-cell/>
          <table:table-cell office:value-type="string">
            <text:p>Super Nebula</text:p>
          </table:table-cell>
          <table:table-cell table:number-columns-repeated="4"/>
        </table:table-row>
        <table:table-row table:style-name="ro6">
          <table:table-cell office:value-type="string">
            <text:p>Scorpio</text:p>
          </table:table-cell>
          <table:table-cell/>
          <table:table-cell office:value-type="string">
            <text:p>Stranger Creatures</text:p>
          </table:table-cell>
          <table:table-cell table:number-columns-repeated="4"/>
        </table:table-row>
        <table:table-row table:style-name="ro6">
          <table:table-cell office:value-type="string">
            <text:p>Fountain of Age</text:p>
          </table:table-cell>
          <table:table-cell/>
          <table:table-cell office:value-type="string">
            <text:p>Super Nebula</text:p>
          </table:table-cell>
          <table:table-cell table:number-columns-repeated="4"/>
        </table:table-row>
        <table:table-row table:style-name="ro6">
          <table:table-cell office:value-type="string">
            <text:p>Frank Herbert Unpublished Stories</text:p>
          </table:table-cell>
          <table:table-cell/>
          <table:table-cell office:value-type="string">
            <text:p>Super Nebula</text:p>
          </table:table-cell>
          <table:table-cell table:number-columns-repeated="4"/>
        </table:table-row>
        <table:table-row table:style-name="ro6">
          <table:table-cell office:value-type="string">
            <text:p>The Web Application Hacker's Handbook: Finding and Exploiting Security Flaws</text:p>
          </table:table-cell>
          <table:table-cell/>
          <table:table-cell office:value-type="string">
            <text:p>Cybersecurity</text:p>
          </table:table-cell>
          <table:table-cell table:number-columns-repeated="4"/>
        </table:table-row>
        <table:table-row table:style-name="ro6">
          <table:table-cell office:value-type="string">
            <text:p>I__Alien</text:p>
          </table:table-cell>
          <table:table-cell/>
          <table:table-cell office:value-type="string">
            <text:p>Stranger Creatures</text:p>
          </table:table-cell>
          <table:table-cell table:number-columns-repeated="4"/>
        </table:table-row>
        <table:table-row table:style-name="ro6">
          <table:table-cell office:value-type="string">
            <text:p>Practical Reverse Engineering</text:p>
          </table:table-cell>
          <table:table-cell/>
          <table:table-cell office:value-type="string">
            <text:p>Cybersecurity</text:p>
          </table:table-cell>
          <table:table-cell table:number-columns-repeated="4"/>
        </table:table-row>
        <table:table-row table:style-name="ro6">
          <table:table-cell office:value-type="string">
            <text:p>Her Husband's Hands and other Stories</text:p>
          </table:table-cell>
          <table:table-cell/>
          <table:table-cell office:value-type="string">
            <text:p>Super Nebula</text:p>
          </table:table-cell>
          <table:table-cell table:number-columns-repeated="4"/>
        </table:table-row>
        <table:table-row table:style-name="ro6">
          <table:table-cell office:value-type="string">
            <text:p>Art of R Programming: A Tour of Statistical Software Design</text:p>
          </table:table-cell>
          <table:table-cell/>
          <table:table-cell office:value-type="string">
            <text:p>The Joy of Coding</text:p>
          </table:table-cell>
          <table:table-cell table:number-columns-repeated="4"/>
        </table:table-row>
        <table:table-row table:style-name="ro6">
          <table:table-cell office:value-type="string">
            <text:p>Expendable</text:p>
          </table:table-cell>
          <table:table-cell office:value-type="string">
            <text:p>James Alan Gardner</text:p>
          </table:table-cell>
          <table:table-cell office:value-type="string">
            <text:p>Adventures in Science Fiction</text:p>
          </table:table-cell>
          <table:table-cell table:number-columns-repeated="4"/>
        </table:table-row>
        <table:table-row table:style-name="ro6">
          <table:table-cell office:value-type="string">
            <text:p>Make: DIY Comms and Control for Amateur Space: Talking and Listening to Your Satellite</text:p>
          </table:table-cell>
          <table:table-cell/>
          <table:table-cell office:value-type="string">
            <text:p>Fan Favorites and Digital Debuts</text:p>
          </table:table-cell>
          <table:table-cell table:number-columns-repeated="4"/>
        </table:table-row>
        <table:table-row table:style-name="ro6">
          <table:table-cell office:value-type="string">
            <text:p>The Stars My Destinations</text:p>
          </table:table-cell>
          <table:table-cell/>
          <table:table-cell office:value-type="string">
            <text:p>Stranger Creatures</text:p>
          </table:table-cell>
          <table:table-cell table:number-columns-repeated="4"/>
        </table:table-row>
        <table:table-row table:style-name="ro6">
          <table:table-cell office:value-type="string">
            <text:p>Getting Started with Netduino</text:p>
          </table:table-cell>
          <table:table-cell/>
          <table:table-cell office:value-type="string">
            <text:p>Arduino and Raspberry Pi</text:p>
          </table:table-cell>
          <table:table-cell table:number-columns-repeated="4"/>
        </table:table-row>
        <table:table-row table:style-name="ro6">
          <table:table-cell office:value-type="string">
            <text:p>Howard Who?</text:p>
          </table:table-cell>
          <table:table-cell/>
          <table:table-cell office:value-type="string">
            <text:p>Super Nebula</text:p>
          </table:table-cell>
          <table:table-cell table:number-columns-repeated="4"/>
        </table:table-row>
        <table:table-row table:style-name="ro6">
          <table:table-cell office:value-type="string">
            <text:p>Game Hacking</text:p>
          </table:table-cell>
          <table:table-cell/>
          <table:table-cell office:value-type="string">
            <text:p>Hacking Reloaded</text:p>
          </table:table-cell>
          <table:table-cell table:number-columns-repeated="4"/>
        </table:table-row>
        <table:table-row table:style-name="ro6">
          <table:table-cell office:value-type="string">
            <text:p>Vacuum Flowers</text:p>
          </table:table-cell>
          <table:table-cell office:value-type="string">
            <text:p>Michael Swanwick</text:p>
          </table:table-cell>
          <table:table-cell office:value-type="string">
            <text:p>Adventures in Science Fiction</text:p>
          </table:table-cell>
          <table:table-cell table:number-columns-repeated="4"/>
        </table:table-row>
        <table:table-row table:style-name="ro6">
          <table:table-cell office:value-type="string">
            <text:p>Bash Pocket Reference</text:p>
          </table:table-cell>
          <table:table-cell/>
          <table:table-cell office:value-type="string">
            <text:p>Unix</text:p>
          </table:table-cell>
          <table:table-cell table:number-columns-repeated="4"/>
        </table:table-row>
        <table:table-row table:style-name="ro6">
          <table:table-cell office:value-type="string">
            <text:p>Pitfall</text:p>
          </table:table-cell>
          <table:table-cell/>
          <table:table-cell office:value-type="string">
            <text:p>Stranger Creatures</text:p>
          </table:table-cell>
          <table:table-cell table:number-columns-repeated="4"/>
        </table:table-row>
        <table:table-row table:style-name="ro6">
          <table:table-cell office:value-type="string">
            <text:p>Graph Databases</text:p>
          </table:table-cell>
          <table:table-cell/>
          <table:table-cell office:value-type="string">
            <text:p>Data Science</text:p>
          </table:table-cell>
          <table:table-cell table:number-columns-repeated="4"/>
        </table:table-row>
        <table:table-row table:style-name="ro6">
          <table:table-cell office:value-type="string">
            <text:p>Inside Job</text:p>
          </table:table-cell>
          <table:table-cell/>
          <table:table-cell office:value-type="string">
            <text:p>Super Nebula</text:p>
          </table:table-cell>
          <table:table-cell table:number-columns-repeated="4"/>
        </table:table-row>
        <table:table-row table:style-name="ro6">
          <table:table-cell office:value-type="string">
            <text:p>Learning Bitcoin</text:p>
          </table:table-cell>
          <table:table-cell/>
          <table:table-cell office:value-type="string">
            <text:p>Bitcoin, Blockchain, and Cryptocurrency</text:p>
          </table:table-cell>
          <table:table-cell table:number-columns-repeated="4"/>
        </table:table-row>
        <table:table-row table:style-name="ro6">
          <table:table-cell office:value-type="string">
            <text:p>The Genome</text:p>
          </table:table-cell>
          <table:table-cell office:value-type="string">
            <text:p>Sergei Lukyanenko</text:p>
          </table:table-cell>
          <table:table-cell office:value-type="string">
            <text:p>Adventures in Science Fiction</text:p>
          </table:table-cell>
          <table:table-cell table:number-columns-repeated="4"/>
        </table:table-row>
        <table:table-row table:style-name="ro6">
          <table:table-cell office:value-type="string">
            <text:p>Kabu, Kabu</text:p>
          </table:table-cell>
          <table:table-cell/>
          <table:table-cell office:value-type="string">
            <text:p>Super Nebula</text:p>
          </table:table-cell>
          <table:table-cell table:number-columns-repeated="4"/>
        </table:table-row>
        <table:table-row table:style-name="ro6">
          <table:table-cell office:value-type="string">
            <text:p>Black Unicorn</text:p>
          </table:table-cell>
          <table:table-cell/>
          <table:table-cell office:value-type="string">
            <text:p>Stranger Creatures</text:p>
          </table:table-cell>
          <table:table-cell table:number-columns-repeated="4"/>
        </table:table-row>
        <table:table-row table:style-name="ro6">
          <table:table-cell office:value-type="string">
            <text:p>Getting Started with Sensors: Measure the World with Electronics, Arduino, and Raspberry Pi</text:p>
          </table:table-cell>
          <table:table-cell/>
          <table:table-cell office:value-type="string">
            <text:p>Arduino and Raspberry Pi</text:p>
          </table:table-cell>
          <table:table-cell table:number-columns-repeated="4"/>
        </table:table-row>
        <table:table-row table:style-name="ro6">
          <table:table-cell office:value-type="string">
            <text:p>Best of Make: Volume 2</text:p>
          </table:table-cell>
          <table:table-cell/>
          <table:table-cell office:value-type="string">
            <text:p>Electronics and Programming</text:p>
          </table:table-cell>
          <table:table-cell table:number-columns-repeated="4"/>
        </table:table-row>
        <table:table-row table:style-name="ro6">
          <table:table-cell office:value-type="string">
            <text:p>Dinosaur Planet</text:p>
          </table:table-cell>
          <table:table-cell/>
          <table:table-cell office:value-type="string">
            <text:p>Stranger Creatures</text:p>
          </table:table-cell>
          <table:table-cell table:number-columns-repeated="4"/>
        </table:table-row>
        <table:table-row table:style-name="ro6">
          <table:table-cell office:value-type="string">
            <text:p>Encounter with Tiber</text:p>
          </table:table-cell>
          <table:table-cell office:value-type="string">
            <text:p>Buzz Aldrin and John Barnes</text:p>
          </table:table-cell>
          <table:table-cell office:value-type="string">
            <text:p>Adventures in Science Fiction</text:p>
          </table:table-cell>
          <table:table-cell table:number-columns-repeated="4"/>
        </table:table-row>
        <table:table-row table:style-name="ro6">
          <table:table-cell office:value-type="string">
            <text:p>Mechanique: A Tale of Circus Tresaulti</text:p>
          </table:table-cell>
          <table:table-cell/>
          <table:table-cell office:value-type="string">
            <text:p>Super Nebula</text:p>
          </table:table-cell>
          <table:table-cell table:number-columns-repeated="4"/>
        </table:table-row>
        <table:table-row table:style-name="ro6">
          <table:table-cell office:value-type="string">
            <text:p>Make: Volume 50: Power Up</text:p>
          </table:table-cell>
          <table:table-cell/>
          <table:table-cell office:value-type="string">
            <text:p>Electronics and Programming</text:p>
          </table:table-cell>
          <table:table-cell table:number-columns-repeated="4"/>
        </table:table-row>
        <table:table-row table:style-name="ro6">
          <table:table-cell office:value-type="string">
            <text:p>Bitcoin Essentials</text:p>
          </table:table-cell>
          <table:table-cell office:value-type="string">
            <text:p>Kate Elliot</text:p>
          </table:table-cell>
          <table:table-cell office:value-type="string">
            <text:p>Bitcoin, Blockchain, and Cryptocurrency</text:p>
          </table:table-cell>
          <table:table-cell office:value-type="string">
            <text:p>07/07/17</text:p>
          </table:table-cell>
          <table:table-cell table:number-columns-repeated="3"/>
        </table:table-row>
        <table:table-row table:style-name="ro6">
          <table:table-cell office:value-type="string">
            <text:p>Getting Started with Internet of Things</text:p>
          </table:table-cell>
          <table:table-cell/>
          <table:table-cell office:value-type="string">
            <text:p>Arduino and Raspberry Pi</text:p>
          </table:table-cell>
          <table:table-cell table:number-columns-repeated="4"/>
        </table:table-row>
        <table:table-row table:style-name="ro6">
          <table:table-cell office:value-type="string">
            <text:p>Orbital Decay</text:p>
          </table:table-cell>
          <table:table-cell office:value-type="string">
            <text:p>Allen Steele</text:p>
          </table:table-cell>
          <table:table-cell office:value-type="string">
            <text:p>Adventures in Science Fiction</text:p>
          </table:table-cell>
          <table:table-cell table:number-columns-repeated="4"/>
        </table:table-row>
        <table:table-row table:style-name="ro6">
          <table:table-cell office:value-type="string">
            <text:p>Make: Design for 3D Printing</text:p>
          </table:table-cell>
          <table:table-cell/>
          <table:table-cell office:value-type="string">
            <text:p>Fan Favorites and Digital Debuts</text:p>
          </table:table-cell>
          <table:table-cell table:number-columns-repeated="4"/>
        </table:table-row>
        <table:table-row table:style-name="ro6">
          <table:table-cell office:value-type="string">
            <text:p>Midshipman's Hope</text:p>
          </table:table-cell>
          <table:table-cell office:value-type="string">
            <text:p>David Feintuch</text:p>
          </table:table-cell>
          <table:table-cell office:value-type="string">
            <text:p>Adventures in Science Fiction</text:p>
          </table:table-cell>
          <table:table-cell table:number-columns-repeated="4"/>
        </table:table-row>
        <table:table-row table:style-name="ro6">
          <table:table-cell office:value-type="string">
            <text:p>Notoriously Disappear: How to be a Modern Gentlemen With Manners, Style and Body Confidence</text:p>
          </table:table-cell>
          <table:table-cell office:value-type="string">
            <text:p>Diana Pharoah Francis</text:p>
          </table:table-cell>
          <table:table-cell office:value-type="string">
            <text:p>Win at Work</text:p>
          </table:table-cell>
          <table:table-cell table:number-columns-repeated="4"/>
        </table:table-row>
        <table:table-row table:style-name="ro6">
          <table:table-cell office:value-type="string">
            <text:p>The Book of Heroes</text:p>
          </table:table-cell>
          <table:table-cell/>
          <table:table-cell office:value-type="string">
            <text:p>Haikasoru</text:p>
          </table:table-cell>
          <table:table-cell table:number-columns-repeated="4"/>
        </table:table-row>
        <table:table-row table:style-name="ro6">
          <table:table-cell office:value-type="string">
            <text:p>The Ultimate Dragon</text:p>
          </table:table-cell>
          <table:table-cell/>
          <table:table-cell office:value-type="string">
            <text:p>Stranger Creatures</text:p>
          </table:table-cell>
          <table:table-cell table:number-columns-repeated="4"/>
        </table:table-row>
        <table:table-row table:style-name="ro6">
          <table:table-cell office:value-type="string">
            <text:p>First Things First: The Snapshots Edition</text:p>
          </table:table-cell>
          <table:table-cell/>
          <table:table-cell office:value-type="string">
            <text:p>Win at Work</text:p>
          </table:table-cell>
          <table:table-cell table:number-columns-repeated="4"/>
        </table:table-row>
        <table:table-row table:style-name="ro6">
          <table:table-cell office:value-type="string">
            <text:p>Moving Mars</text:p>
          </table:table-cell>
          <table:table-cell/>
          <table:table-cell office:value-type="string">
            <text:p>Super Nebula</text:p>
          </table:table-cell>
          <table:table-cell table:number-columns-repeated="4"/>
        </table:table-row>
        <table:table-row table:style-name="ro6">
          <table:table-cell office:value-type="string">
            <text:p>Reading the Bones</text:p>
          </table:table-cell>
          <table:table-cell/>
          <table:table-cell office:value-type="string">
            <text:p>Super Nebula</text:p>
          </table:table-cell>
          <table:table-cell table:number-columns-repeated="4"/>
        </table:table-row>
        <table:table-row table:style-name="ro6">
          <table:table-cell office:value-type="string">
            <text:p>Encyclopedia of Electronic Components, Vol. 1</text:p>
          </table:table-cell>
          <table:table-cell/>
          <table:table-cell office:value-type="string">
            <text:p>Electronics and Programming</text:p>
          </table:table-cell>
          <table:table-cell table:number-columns-repeated="4"/>
        </table:table-row>
        <table:table-row table:style-name="ro6">
          <table:table-cell office:value-type="string">
            <text:p>3D Game Design with Unreal Engine 4 and Blender Packt</text:p>
          </table:table-cell>
          <table:table-cell/>
          <table:table-cell office:value-type="string">
            <text:p>Unreal Engine &amp; Unity</text:p>
          </table:table-cell>
          <table:table-cell table:number-columns-repeated="4"/>
        </table:table-row>
        <table:table-row table:style-name="ro6">
          <table:table-cell office:value-type="string">
            <text:p>Getting Started with the Photon: Making Things with the Affordable, Compact, Hackable WiFi Module</text:p>
          </table:table-cell>
          <table:table-cell/>
          <table:table-cell office:value-type="string">
            <text:p>Arduino and Raspberry Pi</text:p>
          </table:table-cell>
          <table:table-cell table:number-columns-repeated="4"/>
        </table:table-row>
        <table:table-row table:style-name="ro6">
          <table:table-cell office:value-type="string">
            <text:p>Make a Mind-Controlled Arduino</text:p>
          </table:table-cell>
          <table:table-cell/>
          <table:table-cell office:value-type="string">
            <text:p>Arduino and Raspberry Pi</text:p>
          </table:table-cell>
          <table:table-cell table:number-columns-repeated="4"/>
        </table:table-row>
        <table:table-row table:style-name="ro6">
          <table:table-cell office:value-type="string">
            <text:p>Make: Edible Inventions</text:p>
          </table:table-cell>
          <table:table-cell/>
          <table:table-cell office:value-type="string">
            <text:p>Fan Favorites and Digital Debuts</text:p>
          </table:table-cell>
          <table:table-cell table:number-columns-repeated="4"/>
        </table:table-row>
        <table:table-row table:style-name="ro6">
          <table:table-cell office:value-type="string">
            <text:p>Make: A Raspberry Pi-Controlled Robot</text:p>
          </table:table-cell>
          <table:table-cell/>
          <table:table-cell office:value-type="string">
            <text:p>Arduino and Raspberry Pi</text:p>
          </table:table-cell>
          <table:table-cell table:number-columns-repeated="4"/>
        </table:table-row>
        <table:table-row table:style-name="ro6">
          <table:table-cell office:value-type="string">
            <text:p>The Dream Chronicles, Book 1</text:p>
          </table:table-cell>
          <table:table-cell/>
          <table:table-cell office:value-type="string">
            <text:p>Stranger Creatures</text:p>
          </table:table-cell>
          <table:table-cell table:number-columns-repeated="4"/>
        </table:table-row>
        <table:table-row table:style-name="ro6">
          <table:table-cell office:value-type="string">
            <text:p>Report to the Men's Club</text:p>
          </table:table-cell>
          <table:table-cell/>
          <table:table-cell office:value-type="string">
            <text:p>Super Nebula</text:p>
          </table:table-cell>
          <table:table-cell table:number-columns-repeated="4"/>
        </table:table-row>
        <table:table-row table:style-name="ro6">
          <table:table-cell office:value-type="string">
            <text:p>Automate the Boring Stuff with Python: Practical Programming for Total Beginners</text:p>
          </table:table-cell>
          <table:table-cell/>
          <table:table-cell office:value-type="string">
            <text:p>The Joy of Coding</text:p>
          </table:table-cell>
          <table:table-cell table:number-columns-repeated="4"/>
        </table:table-row>
        <table:table-row table:style-name="ro6">
          <table:table-cell office:value-type="string">
            <text:p>Threat Modeling: Designing for Security</text:p>
          </table:table-cell>
          <table:table-cell/>
          <table:table-cell office:value-type="string">
            <text:p>Cybersecurity</text:p>
          </table:table-cell>
          <table:table-cell table:number-columns-repeated="4"/>
        </table:table-row>
        <table:table-row table:style-name="ro6">
          <table:table-cell office:value-type="string">
            <text:p>Arduino and Lego Projects</text:p>
          </table:table-cell>
          <table:table-cell office:value-type="string">
            <text:p>Robin McKinley</text:p>
          </table:table-cell>
          <table:table-cell office:value-type="string">
            <text:p>LEGO Mindstorms</text:p>
          </table:table-cell>
          <table:table-cell table:number-columns-repeated="4"/>
        </table:table-row>
        <table:table-row table:style-name="ro6">
          <table:table-cell office:value-type="string">
            <text:p>Managing for People who Hate Managing: Be a Success By Being Yourself</text:p>
          </table:table-cell>
          <table:table-cell/>
          <table:table-cell office:value-type="string">
            <text:p>Win at Work</text:p>
          </table:table-cell>
          <table:table-cell table:number-columns-repeated="4"/>
        </table:table-row>
        <table:table-row table:style-name="ro6">
          <table:table-cell office:value-type="string">
            <text:p>Electricity for Young Makers</text:p>
          </table:table-cell>
          <table:table-cell/>
          <table:table-cell office:value-type="string">
            <text:p>Electronics and Programming</text:p>
          </table:table-cell>
          <table:table-cell table:number-columns-repeated="4"/>
        </table:table-row>
        <table:table-row table:style-name="ro6">
          <table:table-cell office:value-type="string">
            <text:p>What Your Boss Really Wants from You</text:p>
          </table:table-cell>
          <table:table-cell/>
          <table:table-cell office:value-type="string">
            <text:p>Win at Work</text:p>
          </table:table-cell>
          <table:table-cell table:number-columns-repeated="4"/>
        </table:table-row>
        <table:table-row table:style-name="ro6">
          <table:table-cell office:value-type="string">
            <text:p>Make: Family Projects for Smart Objects</text:p>
          </table:table-cell>
          <table:table-cell/>
          <table:table-cell office:value-type="string">
            <text:p>Fan Favorites and Digital Debuts</text:p>
          </table:table-cell>
          <table:table-cell table:number-columns-repeated="4"/>
        </table:table-row>
        <table:table-row table:style-name="ro6">
          <table:table-cell office:value-type="string">
            <text:p>Make: Forrest Mims Science Experiments</text:p>
          </table:table-cell>
          <table:table-cell/>
          <table:table-cell office:value-type="string">
            <text:p>Fan Favorites and Digital Debuts</text:p>
          </table:table-cell>
          <table:table-cell table:number-columns-repeated="4"/>
        </table:table-row>
        <table:table-row table:style-name="ro6">
          <table:table-cell office:value-type="string">
            <text:p>Classing Shell Scripting</text:p>
          </table:table-cell>
          <table:table-cell/>
          <table:table-cell office:value-type="string">
            <text:p>Unix</text:p>
          </table:table-cell>
          <table:table-cell table:number-columns-repeated="4"/>
        </table:table-row>
        <table:table-row table:style-name="ro6">
          <table:table-cell office:value-type="string">
            <text:p>Jaran</text:p>
          </table:table-cell>
          <table:table-cell office:value-type="string">
            <text:p>Kate Elliot</text:p>
          </table:table-cell>
          <table:table-cell office:value-type="string">
            <text:p>WOSF</text:p>
          </table:table-cell>
          <table:table-cell table:number-columns-repeated="4"/>
        </table:table-row>
        <table:table-row table:style-name="ro6">
          <table:table-cell office:value-type="string">
            <text:p>A Choice of Treasons</text:p>
          </table:table-cell>
          <table:table-cell office:value-type="string">
            <text:p>J.L. Doty</text:p>
          </table:table-cell>
          <table:table-cell office:value-type="string">
            <text:p>Adventures in Science Fiction</text:p>
          </table:table-cell>
          <table:table-cell table:number-columns-repeated="4"/>
        </table:table-row>
        <table:table-row table:style-name="ro6">
          <table:table-cell office:value-type="string">
            <text:p>Practical Machine Learning: A New Look at Anomaly Detection</text:p>
          </table:table-cell>
          <table:table-cell/>
          <table:table-cell office:value-type="string">
            <text:p>Data Science</text:p>
          </table:table-cell>
          <table:table-cell table:number-columns-repeated="4"/>
        </table:table-row>
        <table:table-row table:style-name="ro6">
          <table:table-cell office:value-type="string">
            <text:p>Psycho Shop</text:p>
          </table:table-cell>
          <table:table-cell/>
          <table:table-cell office:value-type="string">
            <text:p>Stranger Creatures</text:p>
          </table:table-cell>
          <table:table-cell table:number-columns-repeated="4"/>
        </table:table-row>
        <table:table-row table:style-name="ro6">
          <table:table-cell office:value-type="string">
            <text:p>AWS Administation Cookbook</text:p>
          </table:table-cell>
          <table:table-cell/>
          <table:table-cell office:value-type="string">
            <text:p>Cloud Computing</text:p>
          </table:table-cell>
          <table:table-cell table:number-columns-repeated="4"/>
        </table:table-row>
        <table:table-row table:style-name="ro6">
          <table:table-cell office:value-type="string">
            <text:p>Blueprints Visual Scripting for Unreal Engine</text:p>
          </table:table-cell>
          <table:table-cell/>
          <table:table-cell office:value-type="string">
            <text:p>Unreal Engine &amp; Unity</text:p>
          </table:table-cell>
          <table:table-cell table:number-columns-repeated="4"/>
        </table:table-row>
        <table:table-row table:style-name="ro6">
          <table:table-cell office:value-type="string">
            <text:p>Winning LEGO Mindstorms Programming</text:p>
          </table:table-cell>
          <table:table-cell/>
          <table:table-cell office:value-type="string">
            <text:p>LEGO Mindstorms</text:p>
          </table:table-cell>
          <table:table-cell table:number-columns-repeated="4"/>
        </table:table-row>
        <table:table-row table:style-name="ro6">
          <table:table-cell office:value-type="string">
            <text:p>Clojure for the Brave and True: Learn the Ultimate Language and Become a Better Programmer</text:p>
          </table:table-cell>
          <table:table-cell/>
          <table:table-cell office:value-type="string">
            <text:p>The Joy of Coding</text:p>
          </table:table-cell>
          <table:table-cell table:number-columns-repeated="4"/>
        </table:table-row>
        <table:table-row table:style-name="ro6">
          <table:table-cell office:value-type="string">
            <text:p>Security Engineering: A Guide to Building Dependable Distributed Systems</text:p>
          </table:table-cell>
          <table:table-cell/>
          <table:table-cell office:value-type="string">
            <text:p>Cybersecurity</text:p>
          </table:table-cell>
          <table:table-cell table:number-columns-repeated="4"/>
        </table:table-row>
        <table:table-row table:style-name="ro6">
          <table:table-cell office:value-type="string">
            <text:p>Make: Volume 52: Virtual Creation</text:p>
          </table:table-cell>
          <table:table-cell/>
          <table:table-cell office:value-type="string">
            <text:p>Electronics and Programming</text:p>
          </table:table-cell>
          <table:table-cell table:number-columns-repeated="4"/>
        </table:table-row>
        <table:table-row table:style-name="ro6">
          <table:table-cell office:value-type="string">
            <text:p>Ansible: From Beginner to Pro</text:p>
          </table:table-cell>
          <table:table-cell/>
          <table:table-cell office:value-type="string">
            <text:p>Linux and Open Source</text:p>
          </table:table-cell>
          <table:table-cell table:number-columns-repeated="4"/>
        </table:table-row>
        <table:table-row table:style-name="ro6">
          <table:table-cell office:value-type="string">
            <text:p>DNS and BIND</text:p>
          </table:table-cell>
          <table:table-cell/>
          <table:table-cell office:value-type="string">
            <text:p>Unix</text:p>
          </table:table-cell>
          <table:table-cell table:number-columns-repeated="4"/>
        </table:table-row>
        <table:table-row table:style-name="ro6">
          <table:table-cell office:value-type="string">
            <text:p>Echoes of Earth</text:p>
          </table:table-cell>
          <table:table-cell office:value-type="string">
            <text:p>Sean Williams, Shane Dix</text:p>
          </table:table-cell>
          <table:table-cell office:value-type="string">
            <text:p>Adventures in Science Fiction</text:p>
          </table:table-cell>
          <table:table-cell table:number-columns-repeated="4"/>
        </table:table-row>
        <table:table-row table:style-name="ro6">
          <table:table-cell office:value-type="string">
            <text:p>The Web</text:p>
          </table:table-cell>
          <table:table-cell/>
          <table:table-cell office:value-type="string">
            <text:p>Stranger Creatures</text:p>
          </table:table-cell>
          <table:table-cell table:number-columns-repeated="4"/>
        </table:table-row>
        <table:table-row table:style-name="ro6">
          <table:table-cell office:value-type="string">
            <text:p>Eat That Frog</text:p>
          </table:table-cell>
          <table:table-cell/>
          <table:table-cell office:value-type="string">
            <text:p>Win at Work</text:p>
          </table:table-cell>
          <table:table-cell table:number-columns-repeated="4"/>
        </table:table-row>
        <table:table-row table:style-name="ro6">
          <table:table-cell office:value-type="string">
            <text:p>Robot Dreams</text:p>
          </table:table-cell>
          <table:table-cell/>
          <table:table-cell office:value-type="string">
            <text:p>Super Nebula</text:p>
          </table:table-cell>
          <table:table-cell table:number-columns-repeated="4"/>
        </table:table-row>
        <table:table-row table:style-name="ro6">
          <table:table-cell office:value-type="string">
            <text:p>Born of Elven Blood</text:p>
          </table:table-cell>
          <table:table-cell/>
          <table:table-cell office:value-type="string">
            <text:p>Stranger Creatures</text:p>
          </table:table-cell>
          <table:table-cell table:number-columns-repeated="4"/>
        </table:table-row>
        <table:table-row table:style-name="ro6">
          <table:table-cell office:value-type="string">
            <text:p>Building an RPG with Unreal 4.x Packt</text:p>
          </table:table-cell>
          <table:table-cell/>
          <table:table-cell office:value-type="string">
            <text:p>Unreal Engine &amp; Unity</text:p>
          </table:table-cell>
          <table:table-cell table:number-columns-repeated="4"/>
        </table:table-row>
        <table:table-row table:style-name="ro6">
          <table:table-cell office:value-type="string">
            <text:p>The Shellcoder's Handbook</text:p>
          </table:table-cell>
          <table:table-cell/>
          <table:table-cell office:value-type="string">
            <text:p>Cybersecurity</text:p>
          </table:table-cell>
          <table:table-cell table:number-columns-repeated="4"/>
        </table:table-row>
        <table:table-row table:style-name="ro6">
          <table:table-cell office:value-type="string">
            <text:p>Eloquent JavaScript</text:p>
          </table:table-cell>
          <table:table-cell/>
          <table:table-cell office:value-type="string">
            <text:p>The Joy of Coding</text:p>
          </table:table-cell>
          <table:table-cell table:number-columns-repeated="4"/>
        </table:table-row>
        <table:table-row table:style-name="ro6">
          <table:table-cell office:value-type="string">
            <text:p>Path of Fate</text:p>
          </table:table-cell>
          <table:table-cell office:value-type="string">
            <text:p>Diana Pharoah Francis</text:p>
          </table:table-cell>
          <table:table-cell office:value-type="string">
            <text:p>WOSF</text:p>
          </table:table-cell>
          <table:table-cell table:number-columns-repeated="4"/>
        </table:table-row>
        <table:table-row table:style-name="ro6">
          <table:table-cell office:value-type="string">
            <text:p>Arduino Projects</text:p>
          </table:table-cell>
          <table:table-cell/>
          <table:table-cell office:value-type="string">
            <text:p>LEGO Mindstorms</text:p>
          </table:table-cell>
          <table:table-cell table:number-columns-repeated="4"/>
        </table:table-row>
        <table:table-row table:style-name="ro6">
          <table:table-cell office:value-type="string">
            <text:p>Getting Started with Unity 5 Packt</text:p>
          </table:table-cell>
          <table:table-cell/>
          <table:table-cell office:value-type="string">
            <text:p>Unreal Engine &amp; Unity</text:p>
          </table:table-cell>
          <table:table-cell table:number-columns-repeated="4"/>
        </table:table-row>
        <table:table-row table:style-name="ro6">
          <table:table-cell office:value-type="string">
            <text:p>Make: Wearable Electronics</text:p>
          </table:table-cell>
          <table:table-cell/>
          <table:table-cell office:value-type="string">
            <text:p>Electronics and Programming</text:p>
          </table:table-cell>
          <table:table-cell table:number-columns-repeated="4"/>
        </table:table-row>
        <table:table-row table:style-name="ro6">
          <table:table-cell office:value-type="string">
            <text:p>Make: Getting Started with CNC</text:p>
          </table:table-cell>
          <table:table-cell/>
          <table:table-cell office:value-type="string">
            <text:p>Fan Favorites and Digital Debuts</text:p>
          </table:table-cell>
          <table:table-cell table:number-columns-repeated="4"/>
        </table:table-row>
        <table:table-row table:style-name="ro6">
          <table:table-cell office:value-type="string">
            <text:p>Make: AVR Programming</text:p>
          </table:table-cell>
          <table:table-cell/>
          <table:table-cell office:value-type="string">
            <text:p>Arduino and Raspberry Pi</text:p>
          </table:table-cell>
          <table:table-cell table:number-columns-repeated="4"/>
        </table:table-row>
        <table:table-row table:style-name="ro6">
          <table:table-cell office:value-type="string">
            <text:p>Mastering Docker</text:p>
          </table:table-cell>
          <table:table-cell/>
          <table:table-cell office:value-type="string">
            <text:p>Cloud Computing</text:p>
          </table:table-cell>
          <table:table-cell table:number-columns-repeated="4"/>
        </table:table-row>
        <table:table-row table:style-name="ro6">
          <table:table-cell office:value-type="string">
            <text:p>Essential System Administration</text:p>
          </table:table-cell>
          <table:table-cell/>
          <table:table-cell office:value-type="string">
            <text:p>Unix</text:p>
          </table:table-cell>
          <table:table-cell table:number-columns-repeated="4"/>
        </table:table-row>
        <table:table-row table:style-name="ro6">
          <table:table-cell office:value-type="string">
            <text:p>Beginning Ubuntu for Windows and Mac Users</text:p>
          </table:table-cell>
          <table:table-cell/>
          <table:table-cell office:value-type="string">
            <text:p>Linux and Open Source</text:p>
          </table:table-cell>
          <table:table-cell table:number-columns-repeated="4"/>
        </table:table-row>
        <table:table-row table:style-name="ro6">
          <table:table-cell office:value-type="string">
            <text:p>The Ouroboros Wave</text:p>
          </table:table-cell>
          <table:table-cell/>
          <table:table-cell office:value-type="string">
            <text:p>Haikasoru</text:p>
          </table:table-cell>
          <table:table-cell table:number-columns-repeated="4"/>
        </table:table-row>
        <table:table-row table:style-name="ro6">
          <table:table-cell office:value-type="string">
            <text:p>Sunshine</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Car Hacker's Handbook</text:p>
          </table:table-cell>
          <table:table-cell/>
          <table:table-cell office:value-type="string">
            <text:p>Hacking Reloaded</text:p>
          </table:table-cell>
          <table:table-cell table:number-columns-repeated="4"/>
        </table:table-row>
        <table:table-row table:style-name="ro6">
          <table:table-cell office:value-type="string">
            <text:p>Eye of Cat</text:p>
          </table:table-cell>
          <table:table-cell/>
          <table:table-cell office:value-type="string">
            <text:p>Stranger Creatures</text:p>
          </table:table-cell>
          <table:table-cell table:number-columns-repeated="4"/>
        </table:table-row>
        <table:table-row table:style-name="ro6">
          <table:table-cell office:value-type="string">
            <text:p>The Shockwave Rider</text:p>
          </table:table-cell>
          <table:table-cell office:value-type="string">
            <text:p>John Brunner</text:p>
          </table:table-cell>
          <table:table-cell office:value-type="string">
            <text:p>Adventures in Science Fiction</text:p>
          </table:table-cell>
          <table:table-cell table:number-columns-repeated="4"/>
        </table:table-row>
        <table:table-row table:style-name="ro6">
          <table:table-cell office:value-type="string">
            <text:p>Junk Box Arduino</text:p>
          </table:table-cell>
          <table:table-cell office:value-type="string">
            <text:p>Jo Clayton</text:p>
          </table:table-cell>
          <table:table-cell office:value-type="string">
            <text:p>LEGO Mindstorms</text:p>
          </table:table-cell>
          <table:table-cell table:number-columns-repeated="4"/>
        </table:table-row>
        <table:table-row table:style-name="ro6">
          <table:table-cell office:value-type="string">
            <text:p>Salt Roads</text:p>
          </table:table-cell>
          <table:table-cell/>
          <table:table-cell office:value-type="string">
            <text:p>Super Nebula</text:p>
          </table:table-cell>
          <table:table-cell table:number-columns-repeated="4"/>
        </table:table-row>
        <table:table-row table:style-name="ro6">
          <table:table-cell office:value-type="string">
            <text:p>Understanding Bitcoin</text:p>
          </table:table-cell>
          <table:table-cell/>
          <table:table-cell office:value-type="string">
            <text:p>Bitcoin, Blockchain, and Cryptocurrency</text:p>
          </table:table-cell>
          <table:table-cell table:number-columns-repeated="4"/>
        </table:table-row>
        <table:table-row table:style-name="ro6">
          <table:table-cell office:value-type="string">
            <text:p>Hacker Bundle 2016 PDF Sampler</text:p>
          </table:table-cell>
          <table:table-cell/>
          <table:table-cell office:value-type="string">
            <text:p>The Joy of Coding</text:p>
          </table:table-cell>
          <table:table-cell table:number-columns-repeated="4"/>
        </table:table-row>
        <table:table-row table:style-name="ro6">
          <table:table-cell office:value-type="string">
            <text:p>The Smart Girl's Guide to Privacy</text:p>
          </table:table-cell>
          <table:table-cell/>
          <table:table-cell office:value-type="string">
            <text:p>Hacking Reloaded</text:p>
          </table:table-cell>
          <table:table-cell table:number-columns-repeated="4"/>
        </table:table-row>
        <table:table-row table:style-name="ro6">
          <table:table-cell office:value-type="string">
            <text:p>Getting Started with Photon</text:p>
          </table:table-cell>
          <table:table-cell/>
          <table:table-cell office:value-type="string">
            <text:p>Electronics and Programming</text:p>
          </table:table-cell>
          <table:table-cell table:number-columns-repeated="4"/>
        </table:table-row>
        <table:table-row table:style-name="ro6">
          <table:table-cell office:value-type="string">
            <text:p>Mastering Blockchain</text:p>
          </table:table-cell>
          <table:table-cell/>
          <table:table-cell office:value-type="string">
            <text:p>Bitcoin, Blockchain, and Cryptocurrency</text:p>
          </table:table-cell>
          <table:table-cell table:number-columns-repeated="4"/>
        </table:table-row>
        <table:table-row table:style-name="ro6">
          <table:table-cell office:value-type="string">
            <text:p>Make: Action: Movement, Light and Sound</text:p>
          </table:table-cell>
          <table:table-cell/>
          <table:table-cell office:value-type="string">
            <text:p>Arduino and Raspberry Pi</text:p>
          </table:table-cell>
          <table:table-cell table:number-columns-repeated="4"/>
        </table:table-row>
        <table:table-row table:style-name="ro6">
          <table:table-cell office:value-type="string">
            <text:p>If Hemmingway Wrote JavaScript</text:p>
          </table:table-cell>
          <table:table-cell/>
          <table:table-cell office:value-type="string">
            <text:p>The Joy of Coding</text:p>
          </table:table-cell>
          <table:table-cell table:number-columns-repeated="4"/>
        </table:table-row>
        <table:table-row table:style-name="ro6">
          <table:table-cell office:value-type="string">
            <text:p>Make: Getting Started with Processing</text:p>
          </table:table-cell>
          <table:table-cell/>
          <table:table-cell office:value-type="string">
            <text:p>Fan Favorites and Digital Debuts</text:p>
          </table:table-cell>
          <table:table-cell table:number-columns-repeated="4"/>
        </table:table-row>
        <table:table-row table:style-name="ro6">
          <table:table-cell office:value-type="string">
            <text:p>Learning C# by Developing Games with Unity 5.x Packt</text:p>
          </table:table-cell>
          <table:table-cell/>
          <table:table-cell office:value-type="string">
            <text:p>Unreal Engine &amp; Unity</text:p>
          </table:table-cell>
          <table:table-cell table:number-columns-repeated="4"/>
        </table:table-row>
        <table:table-row table:style-name="ro6">
          <table:table-cell office:value-type="string">
            <text:p>Learning GNU Emacs</text:p>
          </table:table-cell>
          <table:table-cell office:value-type="string">
            <text:p>Katherine Kurtz</text:p>
          </table:table-cell>
          <table:table-cell office:value-type="string">
            <text:p>Unix</text:p>
          </table:table-cell>
          <table:table-cell table:number-columns-repeated="4"/>
        </table:table-row>
        <table:table-row table:style-name="ro6">
          <table:table-cell office:value-type="string">
            <text:p>Practical Machine Learning: Innovation in Recommendation</text:p>
          </table:table-cell>
          <table:table-cell/>
          <table:table-cell office:value-type="string">
            <text:p>Data Science</text:p>
          </table:table-cell>
          <table:table-cell table:number-columns-repeated="4"/>
        </table:table-row>
        <table:table-row table:style-name="ro6">
          <table:table-cell office:value-type="string">
            <text:p>Yukikaze</text:p>
          </table:table-cell>
          <table:table-cell/>
          <table:table-cell office:value-type="string">
            <text:p>Haikasoru</text:p>
          </table:table-cell>
          <table:table-cell table:number-columns-repeated="4"/>
        </table:table-row>
        <table:table-row table:style-name="ro6">
          <table:table-cell office:value-type="string">
            <text:p>Make: Make it Glow</text:p>
          </table:table-cell>
          <table:table-cell/>
          <table:table-cell office:value-type="string">
            <text:p>Fan Favorites and Digital Debuts</text:p>
          </table:table-cell>
          <table:table-cell table:number-columns-repeated="4"/>
        </table:table-row>
        <table:table-row table:style-name="ro6">
          <table:table-cell office:value-type="string">
            <text:p>The Zero Stone</text:p>
          </table:table-cell>
          <table:table-cell office:value-type="string">
            <text:p>Andre Norton</text:p>
          </table:table-cell>
          <table:table-cell office:value-type="string">
            <text:p>Adventures in Science Fiction</text:p>
          </table:table-cell>
          <table:table-cell table:number-columns-repeated="4"/>
        </table:table-row>
        <table:table-row table:style-name="ro6">
          <table:table-cell office:value-type="string">
            <text:p>Blockchain Basics</text:p>
          </table:table-cell>
          <table:table-cell/>
          <table:table-cell office:value-type="string">
            <text:p>Bitcoin, Blockchain, and Cryptocurrency</text:p>
          </table:table-cell>
          <table:table-cell table:number-columns-repeated="4"/>
        </table:table-row>
        <table:table-row table:style-name="ro6">
          <table:table-cell office:value-type="string">
            <text:p>GUTS: Find your Greatness, Beat the Odds, Live from Passion</text:p>
          </table:table-cell>
          <table:table-cell/>
          <table:table-cell office:value-type="string">
            <text:p>Win at Work</text:p>
          </table:table-cell>
          <table:table-cell table:number-columns-repeated="4"/>
        </table:table-row>
        <table:table-row table:style-name="ro6">
          <table:table-cell office:value-type="string">
            <text:p>Metasploit</text:p>
          </table:table-cell>
          <table:table-cell/>
          <table:table-cell office:value-type="string">
            <text:p>Hacking Reloaded</text:p>
          </table:table-cell>
          <table:table-cell table:number-columns-repeated="4"/>
        </table:table-row>
        <table:table-row table:style-name="ro6">
          <table:table-cell office:value-type="string">
            <text:p>Getting Started with Kubernetes</text:p>
          </table:table-cell>
          <table:table-cell/>
          <table:table-cell office:value-type="string">
            <text:p>Cloud Computing</text:p>
          </table:table-cell>
          <table:table-cell table:number-columns-repeated="4"/>
        </table:table-row>
        <table:table-row table:style-name="ro6">
          <table:table-cell office:value-type="string">
            <text:p>Cryptography Engineering</text:p>
          </table:table-cell>
          <table:table-cell/>
          <table:table-cell office:value-type="string">
            <text:p>Cybersecurity</text:p>
          </table:table-cell>
          <table:table-cell table:number-columns-repeated="4"/>
        </table:table-row>
        <table:table-row table:style-name="ro6">
          <table:table-cell office:value-type="string">
            <text:p>Ssister Emily's Lightship</text:p>
          </table:table-cell>
          <table:table-cell/>
          <table:table-cell office:value-type="string">
            <text:p>Super Nebula</text:p>
          </table:table-cell>
          <table:table-cell table:number-columns-repeated="4"/>
        </table:table-row>
        <table:table-row table:style-name="ro6">
          <table:table-cell office:value-type="string">
            <text:p>The Blockchain Alternative</text:p>
          </table:table-cell>
          <table:table-cell/>
          <table:table-cell office:value-type="string">
            <text:p>Bitcoin, Blockchain, and Cryptocurrency</text:p>
          </table:table-cell>
          <table:table-cell table:number-columns-repeated="4"/>
        </table:table-row>
        <table:table-row table:style-name="ro6">
          <table:table-cell office:value-type="string">
            <text:p>Beginning Arduino Programming</text:p>
          </table:table-cell>
          <table:table-cell/>
          <table:table-cell office:value-type="string">
            <text:p>LEGO Mindstorms</text:p>
          </table:table-cell>
          <table:table-cell table:number-columns-repeated="4"/>
        </table:table-row>
        <table:table-row table:style-name="ro6">
          <table:table-cell office:value-type="string">
            <text:p>Stranger Things Happen</text:p>
          </table:table-cell>
          <table:table-cell/>
          <table:table-cell office:value-type="string">
            <text:p>Super Nebula</text:p>
          </table:table-cell>
          <table:table-cell table:number-columns-repeated="4"/>
        </table:table-row>
        <table:table-row table:style-name="ro6">
          <table:table-cell office:value-type="string">
            <text:p>Make: Action: Movement, Light and Sound</text:p>
          </table:table-cell>
          <table:table-cell/>
          <table:table-cell office:value-type="string">
            <text:p>Electronics and Programming</text:p>
          </table:table-cell>
          <table:table-cell table:number-columns-repeated="4"/>
        </table:table-row>
        <table:table-row table:style-name="ro6">
          <table:table-cell office:value-type="string">
            <text:p>Learning Microsoft Azure</text:p>
          </table:table-cell>
          <table:table-cell/>
          <table:table-cell office:value-type="string">
            <text:p>Cloud Computing</text:p>
          </table:table-cell>
          <table:table-cell table:number-columns-repeated="4"/>
        </table:table-row>
        <table:table-row table:style-name="ro6">
          <table:table-cell office:value-type="string">
            <text:p>Make: Arduino Bots and Gadgets</text:p>
          </table:table-cell>
          <table:table-cell office:value-type="string">
            <text:p>Elizabeth Hand</text:p>
          </table:table-cell>
          <table:table-cell office:value-type="string">
            <text:p>Arduino and Raspberry Pi</text:p>
          </table:table-cell>
          <table:table-cell table:number-columns-repeated="4"/>
        </table:table-row>
        <table:table-row table:style-name="ro6">
          <table:table-cell office:value-type="string">
            <text:p>Learning Unix for OS X</text:p>
          </table:table-cell>
          <table:table-cell/>
          <table:table-cell office:value-type="string">
            <text:p>Unix</text:p>
          </table:table-cell>
          <table:table-cell table:number-columns-repeated="4"/>
        </table:table-row>
        <table:table-row table:style-name="ro6">
          <table:table-cell office:value-type="string">
            <text:p>Black Light</text:p>
          </table:table-cell>
          <table:table-cell office:value-type="string">
            <text:p>Elizabeth Hand</text:p>
          </table:table-cell>
          <table:table-cell office:value-type="string">
            <text:p>WOSF</text:p>
          </table:table-cell>
          <table:table-cell table:number-columns-repeated="4"/>
        </table:table-row>
        <table:table-row table:style-name="ro6">
          <table:table-cell office:value-type="string">
            <text:p>Make: Making Simple Robots</text:p>
          </table:table-cell>
          <table:table-cell/>
          <table:table-cell office:value-type="string">
            <text:p>Fan Favorites and Digital Debuts</text:p>
          </table:table-cell>
          <table:table-cell table:number-columns-repeated="4"/>
        </table:table-row>
        <table:table-row table:style-name="ro6">
          <table:table-cell office:value-type="string">
            <text:p>Saiensu Fikushon</text:p>
          </table:table-cell>
          <table:table-cell/>
          <table:table-cell office:value-type="string">
            <text:p>Haikasoru</text:p>
          </table:table-cell>
          <table:table-cell table:number-columns-repeated="4"/>
        </table:table-row>
        <table:table-row table:style-name="ro6">
          <table:table-cell office:value-type="string">
            <text:p>Learning Unreal Engine Game Development</text:p>
          </table:table-cell>
          <table:table-cell/>
          <table:table-cell office:value-type="string">
            <text:p>Unreal Engine &amp; Unity</text:p>
          </table:table-cell>
          <table:table-cell table:number-columns-repeated="4"/>
        </table:table-row>
        <table:table-row table:style-name="ro6">
          <table:table-cell office:value-type="string">
            <text:p>The Forge of God</text:p>
          </table:table-cell>
          <table:table-cell office:value-type="string">
            <text:p>Greg Bear</text:p>
          </table:table-cell>
          <table:table-cell office:value-type="string">
            <text:p>Adventures in Science Fiction</text:p>
          </table:table-cell>
          <table:table-cell table:number-columns-repeated="4"/>
        </table:table-row>
        <table:table-row table:style-name="ro6">
          <table:table-cell office:value-type="string">
            <text:p>Cloud Native Python</text:p>
          </table:table-cell>
          <table:table-cell/>
          <table:table-cell office:value-type="string">
            <text:p>Cloud Computing</text:p>
          </table:table-cell>
          <table:table-cell table:number-columns-repeated="4"/>
        </table:table-row>
        <table:table-row table:style-name="ro6">
          <table:table-cell office:value-type="string">
            <text:p>The 7 Habits of Highly Effective People</text:p>
          </table:table-cell>
          <table:table-cell/>
          <table:table-cell office:value-type="string">
            <text:p>Win at Work</text:p>
          </table:table-cell>
          <table:table-cell table:number-columns-repeated="4"/>
        </table:table-row>
        <table:table-row table:style-name="ro6">
          <table:table-cell office:value-type="string">
            <text:p>The Sleep of Stone</text:p>
          </table:table-cell>
          <table:table-cell/>
          <table:table-cell office:value-type="string">
            <text:p>Stranger Creatures</text:p>
          </table:table-cell>
          <table:table-cell table:number-columns-repeated="4"/>
        </table:table-row>
        <table:table-row table:style-name="ro6">
          <table:table-cell office:value-type="string">
            <text:p>Land of Lisp: Learn to Program in Lisp, One Game at a Time!</text:p>
          </table:table-cell>
          <table:table-cell/>
          <table:table-cell office:value-type="string">
            <text:p>The Joy of Coding</text:p>
          </table:table-cell>
          <table:table-cell table:number-columns-repeated="4"/>
        </table:table-row>
        <table:table-row table:style-name="ro6">
          <table:table-cell office:value-type="string">
            <text:p>Stop Guessing: The 9 Behaviors of Great Problem Solvers</text:p>
          </table:table-cell>
          <table:table-cell office:value-type="string">
            <text:p>Octavia E. Butler</text:p>
          </table:table-cell>
          <table:table-cell office:value-type="string">
            <text:p>Win at Work</text:p>
          </table:table-cell>
          <table:table-cell table:number-columns-repeated="4"/>
        </table:table-row>
        <table:table-row table:style-name="ro6">
          <table:table-cell office:value-type="string">
            <text:p>Robot Building for Beginners, Third Edition</text:p>
          </table:table-cell>
          <table:table-cell/>
          <table:table-cell office:value-type="string">
            <text:p>LEGO Mindstorms</text:p>
          </table:table-cell>
          <table:table-cell table:number-columns-repeated="4"/>
        </table:table-row>
        <table:table-row table:style-name="ro6">
          <table:table-cell office:value-type="string">
            <text:p>The City on the Edge of Forever</text:p>
          </table:table-cell>
          <table:table-cell office:value-type="string">
            <text:p>Harlan Ellison</text:p>
          </table:table-cell>
          <table:table-cell office:value-type="string">
            <text:p>Adventures in Science Fiction</text:p>
          </table:table-cell>
          <table:table-cell table:number-columns-repeated="4"/>
        </table:table-row>
        <table:table-row table:style-name="ro6">
          <table:table-cell office:value-type="string">
            <text:p>Make: Volume 54</text:p>
          </table:table-cell>
          <table:table-cell/>
          <table:table-cell office:value-type="string">
            <text:p>Electronics and Programming</text:p>
          </table:table-cell>
          <table:table-cell table:number-columns-repeated="4"/>
        </table:table-row>
        <table:table-row table:style-name="ro6">
          <table:table-cell office:value-type="string">
            <text:p>The Baum Plan for Financial Independance</text:p>
          </table:table-cell>
          <table:table-cell/>
          <table:table-cell office:value-type="string">
            <text:p>Super Nebula</text:p>
          </table:table-cell>
          <table:table-cell table:number-columns-repeated="4"/>
        </table:table-row>
        <table:table-row table:style-name="ro6">
          <table:table-cell office:value-type="string">
            <text:p>Make: Basic Arduino Projects</text:p>
          </table:table-cell>
          <table:table-cell/>
          <table:table-cell office:value-type="string">
            <text:p>Arduino and Raspberry Pi</text:p>
          </table:table-cell>
          <table:table-cell table:number-columns-repeated="4"/>
        </table:table-row>
        <table:table-row table:style-name="ro6">
          <table:table-cell office:value-type="string">
            <text:p>Introducing Ethereum and Solidity</text:p>
          </table:table-cell>
          <table:table-cell/>
          <table:table-cell office:value-type="string">
            <text:p>Bitcoin, Blockchain, and Cryptocurrency</text:p>
          </table:table-cell>
          <table:table-cell table:number-columns-repeated="4"/>
        </table:table-row>
        <table:table-row table:style-name="ro6">
          <table:table-cell office:value-type="string">
            <text:p>Learning the bash Shell</text:p>
          </table:table-cell>
          <table:table-cell/>
          <table:table-cell office:value-type="string">
            <text:p>Unix</text:p>
          </table:table-cell>
          <table:table-cell table:number-columns-repeated="4"/>
        </table:table-row>
        <table:table-row table:style-name="ro6">
          <table:table-cell office:value-type="string">
            <text:p>The Art of Deception: Controlling the Human Element of Security</text:p>
          </table:table-cell>
          <table:table-cell office:value-type="string">
            <text:p>Nalo Hopkinson</text:p>
          </table:table-cell>
          <table:table-cell office:value-type="string">
            <text:p>Cybersecurity</text:p>
          </table:table-cell>
          <table:table-cell table:number-columns-repeated="4"/>
        </table:table-row>
        <table:table-row table:style-name="ro6">
          <table:table-cell office:value-type="string">
            <text:p>Skeen�s Leap</text:p>
          </table:table-cell>
          <table:table-cell office:value-type="string">
            <text:p>Jo Clayton</text:p>
          </table:table-cell>
          <table:table-cell office:value-type="string">
            <text:p>WOSF</text:p>
          </table:table-cell>
          <table:table-cell table:number-columns-repeated="4"/>
        </table:table-row>
        <table:table-row table:style-name="ro6">
          <table:table-cell office:value-type="string">
            <text:p>Ask Outrageously: The Secret of Getting What you Really Want</text:p>
          </table:table-cell>
          <table:table-cell/>
          <table:table-cell office:value-type="string">
            <text:p>Win at Work</text:p>
          </table:table-cell>
          <table:table-cell table:number-columns-repeated="4"/>
        </table:table-row>
        <table:table-row table:style-name="ro6">
          <table:table-cell office:value-type="string">
            <text:p>The Cage of Zeus</text:p>
          </table:table-cell>
          <table:table-cell/>
          <table:table-cell office:value-type="string">
            <text:p>Haikasoru</text:p>
          </table:table-cell>
          <table:table-cell table:number-columns-repeated="4"/>
        </table:table-row>
        <table:table-row table:style-name="ro6">
          <table:table-cell office:value-type="string">
            <text:p>Penetration Testing</text:p>
          </table:table-cell>
          <table:table-cell/>
          <table:table-cell office:value-type="string">
            <text:p>Hacking Reloaded</text:p>
          </table:table-cell>
          <table:table-cell table:number-columns-repeated="4"/>
        </table:table-row>
        <table:table-row table:style-name="ro6">
          <table:table-cell office:value-type="string">
            <text:p>My Life with the Chimpanzees</text:p>
          </table:table-cell>
          <table:table-cell/>
          <table:table-cell office:value-type="string">
            <text:p>Stranger Creatures</text:p>
          </table:table-cell>
          <table:table-cell table:number-columns-repeated="4"/>
        </table:table-row>
        <table:table-row table:style-name="ro6">
          <table:table-cell office:value-type="string">
            <text:p>Make: Bluetooth</text:p>
          </table:table-cell>
          <table:table-cell/>
          <table:table-cell office:value-type="string">
            <text:p>Arduino and Raspberry Pi</text:p>
          </table:table-cell>
          <table:table-cell table:number-columns-repeated="4"/>
        </table:table-row>
        <table:table-row table:style-name="ro6">
          <table:table-cell office:value-type="string">
            <text:p>Time Series Databases: New Ways to Store and Access Data</text:p>
          </table:table-cell>
          <table:table-cell/>
          <table:table-cell office:value-type="string">
            <text:p>Data Science</text:p>
          </table:table-cell>
          <table:table-cell table:number-columns-repeated="4"/>
        </table:table-row>
        <table:table-row table:style-name="ro6">
          <table:table-cell office:value-type="string">
            <text:p>Jane Goodall's Animal World: Lions</text:p>
          </table:table-cell>
          <table:table-cell/>
          <table:table-cell office:value-type="string">
            <text:p>Stranger Creatures</text:p>
          </table:table-cell>
          <table:table-cell table:number-columns-repeated="4"/>
        </table:table-row>
        <table:table-row table:style-name="ro6">
          <table:table-cell office:value-type="string">
            <text:p>Certified Open Stack Administrator Study Guide</text:p>
          </table:table-cell>
          <table:table-cell/>
          <table:table-cell office:value-type="string">
            <text:p>Linux and Open Source</text:p>
          </table:table-cell>
          <table:table-cell table:number-columns-repeated="4"/>
        </table:table-row>
        <table:table-row table:style-name="ro6">
          <table:table-cell office:value-type="string">
            <text:p>Lammas night</text:p>
          </table:table-cell>
          <table:table-cell office:value-type="string">
            <text:p>Katherine Kurtz</text:p>
          </table:table-cell>
          <table:table-cell office:value-type="string">
            <text:p>WOSF</text:p>
          </table:table-cell>
          <table:table-cell table:number-columns-repeated="4"/>
        </table:table-row>
        <table:table-row table:style-name="ro6">
          <table:table-cell office:value-type="string">
            <text:p>Unity 5.x Animation Cookbook</text:p>
          </table:table-cell>
          <table:table-cell/>
          <table:table-cell office:value-type="string">
            <text:p>Unreal Engine &amp; Unity</text:p>
          </table:table-cell>
          <table:table-cell table:number-columns-repeated="4"/>
        </table:table-row>
        <table:table-row table:style-name="ro6">
          <table:table-cell office:value-type="string">
            <text:p>Saffron &amp; Brimstone</text:p>
          </table:table-cell>
          <table:table-cell office:value-type="string">
            <text:p>Elizabeth Hand</text:p>
          </table:table-cell>
          <table:table-cell office:value-type="string">
            <text:p>WOSF</text:p>
          </table:table-cell>
          <table:table-cell table:number-columns-repeated="4"/>
        </table:table-row>
        <table:table-row table:style-name="ro6">
          <table:table-cell office:value-type="string">
            <text:p>Learn You a Haskell for Great Good!</text:p>
          </table:table-cell>
          <table:table-cell/>
          <table:table-cell office:value-type="string">
            <text:p>The Joy of Coding</text:p>
          </table:table-cell>
          <table:table-cell table:number-columns-repeated="4"/>
        </table:table-row>
        <table:table-row table:style-name="ro6">
          <table:table-cell office:value-type="string">
            <text:p>Learn You Some Erlang for Great Good!</text:p>
          </table:table-cell>
          <table:table-cell/>
          <table:table-cell office:value-type="string">
            <text:p>The Joy of Coding</text:p>
          </table:table-cell>
          <table:table-cell table:number-columns-repeated="4"/>
        </table:table-row>
        <table:table-row table:style-name="ro6">
          <table:table-cell office:value-type="string">
            <text:p>Beginning C for Arduino</text:p>
          </table:table-cell>
          <table:table-cell/>
          <table:table-cell office:value-type="string">
            <text:p>LEGO Mindstorms</text:p>
          </table:table-cell>
          <table:table-cell table:number-columns-repeated="4"/>
        </table:table-row>
        <table:table-row table:style-name="ro6">
          <table:table-cell office:value-type="string">
            <text:p>Beginning LEGO Mindstorms EV3</text:p>
          </table:table-cell>
          <table:table-cell/>
          <table:table-cell office:value-type="string">
            <text:p>LEGO Mindstorms</text:p>
          </table:table-cell>
          <table:table-cell table:number-columns-repeated="4"/>
        </table:table-row>
        <table:table-row table:style-name="ro6">
          <table:table-cell office:value-type="string">
            <text:p>Make: Electronics 2nd Edition</text:p>
          </table:table-cell>
          <table:table-cell/>
          <table:table-cell office:value-type="string">
            <text:p>Electronics and Programming</text:p>
          </table:table-cell>
          <table:table-cell table:number-columns-repeated="4"/>
        </table:table-row>
        <table:table-row table:style-name="ro6">
          <table:table-cell office:value-type="string">
            <text:p>Across a Billion Years</text:p>
          </table:table-cell>
          <table:table-cell office:value-type="string">
            <text:p>Robert Silverberg</text:p>
          </table:table-cell>
          <table:table-cell office:value-type="string">
            <text:p>Adventures in Science Fiction</text:p>
          </table:table-cell>
          <table:table-cell table:number-columns-repeated="4"/>
        </table:table-row>
        <table:table-row table:style-name="ro6">
          <table:table-cell office:value-type="string">
            <text:p>Make: Paper Inventions</text:p>
          </table:table-cell>
          <table:table-cell/>
          <table:table-cell office:value-type="string">
            <text:p>Fan Favorites and Digital Debuts</text:p>
          </table:table-cell>
          <table:table-cell table:number-columns-repeated="4"/>
        </table:table-row>
        <table:table-row table:style-name="ro6">
          <table:table-cell office:value-type="string">
            <text:p>Introducting Ethereum and Solidity</text:p>
          </table:table-cell>
          <table:table-cell/>
          <table:table-cell office:value-type="string">
            <text:p>Linux and Open Source</text:p>
          </table:table-cell>
          <table:table-cell table:number-columns-repeated="4"/>
        </table:table-row>
        <table:table-row table:style-name="ro6">
          <table:table-cell office:value-type="string">
            <text:p>Learning the vi and Vim Editors</text:p>
          </table:table-cell>
          <table:table-cell/>
          <table:table-cell office:value-type="string">
            <text:p>Unix</text:p>
          </table:table-cell>
          <table:table-cell table:number-columns-repeated="4"/>
        </table:table-row>
        <table:table-row table:style-name="ro6">
          <table:table-cell office:value-type="string">
            <text:p>Communicate Like a Leader: Connecting Strategically to Coach, Inspire, and Get Things Done</text:p>
          </table:table-cell>
          <table:table-cell office:value-type="string">
            <text:p>Robin McKinley</text:p>
          </table:table-cell>
          <table:table-cell office:value-type="string">
            <text:p>Win at Work</text:p>
          </table:table-cell>
          <table:table-cell table:number-columns-repeated="4"/>
        </table:table-row>
        <table:table-row table:style-name="ro6">
          <table:table-cell office:value-type="string">
            <text:p>Mardock Scramble</text:p>
          </table:table-cell>
          <table:table-cell/>
          <table:table-cell office:value-type="string">
            <text:p>Haikasoru</text:p>
          </table:table-cell>
          <table:table-cell table:number-columns-repeated="4"/>
        </table:table-row>
        <table:table-row table:style-name="ro6">
          <table:table-cell office:value-type="string">
            <text:p>Practical Machine Learning with H20: Powerful, Scalable Techniques for Deep Learning and AI</text:p>
          </table:table-cell>
          <table:table-cell/>
          <table:table-cell office:value-type="string">
            <text:p>Data Science</text:p>
          </table:table-cell>
          <table:table-cell table:number-columns-repeated="4"/>
        </table:table-row>
        <table:table-row table:style-name="ro6">
          <table:table-cell office:value-type="string">
            <text:p>iOS Application Security</text:p>
          </table:table-cell>
          <table:table-cell/>
          <table:table-cell office:value-type="string">
            <text:p>Hacking Reloaded</text:p>
          </table:table-cell>
          <table:table-cell table:number-columns-repeated="4"/>
        </table:table-row>
        <table:table-row table:style-name="ro6">
          <table:table-cell office:value-type="string">
            <text:p>The Cloud Roads</text:p>
          </table:table-cell>
          <table:table-cell/>
          <table:table-cell office:value-type="string">
            <text:p>Super Nebula</text:p>
          </table:table-cell>
          <table:table-cell table:number-columns-repeated="4"/>
        </table:table-row>
        <table:table-row table:style-name="ro6">
          <table:table-cell office:value-type="string">
            <text:p>Mastering Identity with Access Management with Microsoft Azure</text:p>
          </table:table-cell>
          <table:table-cell/>
          <table:table-cell office:value-type="string">
            <text:p>Cloud Computing</text:p>
          </table:table-cell>
          <table:table-cell table:number-columns-repeated="4"/>
        </table:table-row>
        <table:table-row table:style-name="ro6">
          <table:table-cell office:value-type="string">
            <text:p>Wild Seed</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Unity 5.x By Example</text:p>
          </table:table-cell>
          <table:table-cell/>
          <table:table-cell office:value-type="string">
            <text:p>Unreal Engine &amp; Unity</text:p>
          </table:table-cell>
          <table:table-cell table:number-columns-repeated="4"/>
        </table:table-row>
        <table:table-row table:style-name="ro6">
          <table:table-cell office:value-type="string">
            <text:p>Practical LEGO Techniques</text:p>
          </table:table-cell>
          <table:table-cell/>
          <table:table-cell office:value-type="string">
            <text:p>LEGO Mindstorms</text:p>
          </table:table-cell>
          <table:table-cell table:number-columns-repeated="4"/>
        </table:table-row>
        <table:table-row table:style-name="ro6">
          <table:table-cell office:value-type="string">
            <text:p>Make: More Electronics</text:p>
          </table:table-cell>
          <table:table-cell office:value-type="string">
            <text:p>Robin McKinley</text:p>
          </table:table-cell>
          <table:table-cell office:value-type="string">
            <text:p>Electronics and Programming</text:p>
          </table:table-cell>
          <table:table-cell table:number-columns-repeated="4"/>
        </table:table-row>
        <table:table-row table:style-name="ro6">
          <table:table-cell office:value-type="string">
            <text:p>Bitcoin For Dummies</text:p>
          </table:table-cell>
          <table:table-cell/>
          <table:table-cell office:value-type="string">
            <text:p>Bitcoin, Blockchain, and Cryptocurrency</text:p>
          </table:table-cell>
          <table:table-cell table:number-columns-repeated="4"/>
        </table:table-row>
        <table:table-row table:style-name="ro6">
          <table:table-cell office:value-type="string">
            <text:p>Make: FPGAs</text:p>
          </table:table-cell>
          <table:table-cell/>
          <table:table-cell office:value-type="string">
            <text:p>Arduino and Raspberry Pi</text:p>
          </table:table-cell>
          <table:table-cell table:number-columns-repeated="4"/>
        </table:table-row>
        <table:table-row table:style-name="ro6">
          <table:table-cell office:value-type="string">
            <text:p>The Bitcoin Big Bang</text:p>
          </table:table-cell>
          <table:table-cell/>
          <table:table-cell office:value-type="string">
            <text:p>Bitcoin, Blockchain, and Cryptocurrency</text:p>
          </table:table-cell>
          <table:table-cell table:number-columns-repeated="4"/>
        </table:table-row>
        <table:table-row table:style-name="ro6">
          <table:table-cell office:value-type="string">
            <text:p>Make: ReMaking History</text:p>
          </table:table-cell>
          <table:table-cell/>
          <table:table-cell office:value-type="string">
            <text:p>Fan Favorites and Digital Debuts</text:p>
          </table:table-cell>
          <table:table-cell table:number-columns-repeated="4"/>
        </table:table-row>
        <table:table-row table:style-name="ro6">
          <table:table-cell office:value-type="string">
            <text:p>Blackcollar</text:p>
          </table:table-cell>
          <table:table-cell office:value-type="string">
            <text:p>Timothy Zahn</text:p>
          </table:table-cell>
          <table:table-cell office:value-type="string">
            <text:p>Adventures in Science Fiction</text:p>
          </table:table-cell>
          <table:table-cell table:number-columns-repeated="4"/>
        </table:table-row>
        <table:table-row table:style-name="ro6">
          <table:table-cell office:value-type="string">
            <text:p>Linux Pocket Guide</text:p>
          </table:table-cell>
          <table:table-cell office:value-type="string">
            <text:p>Katherine Kurtz</text:p>
          </table:table-cell>
          <table:table-cell office:value-type="string">
            <text:p>Unix</text:p>
          </table:table-cell>
          <table:table-cell table:number-columns-repeated="4"/>
        </table:table-row>
        <table:table-row table:style-name="ro6">
          <table:table-cell office:value-type="string">
            <text:p>Make: Getting Started with Adafruit FLORA</text:p>
          </table:table-cell>
          <table:table-cell/>
          <table:table-cell office:value-type="string">
            <text:p>Arduino and Raspberry Pi</text:p>
          </table:table-cell>
          <table:table-cell table:number-columns-repeated="4"/>
        </table:table-row>
        <table:table-row table:style-name="ro6">
          <table:table-cell office:value-type="string">
            <text:p>Red Girls: The Legend of the Akakuchibas</text:p>
          </table:table-cell>
          <table:table-cell/>
          <table:table-cell office:value-type="string">
            <text:p>Haikasoru</text:p>
          </table:table-cell>
          <table:table-cell table:number-columns-repeated="4"/>
        </table:table-row>
        <table:table-row table:style-name="ro6">
          <table:table-cell office:value-type="string">
            <text:p>The Art of Memory Forensics</text:p>
          </table:table-cell>
          <table:table-cell/>
          <table:table-cell office:value-type="string">
            <text:p>Cybersecurity</text:p>
          </table:table-cell>
          <table:table-cell table:number-columns-repeated="4"/>
        </table:table-row>
        <table:table-row table:style-name="ro6">
          <table:table-cell office:value-type="string">
            <text:p>Android Security Internals</text:p>
          </table:table-cell>
          <table:table-cell/>
          <table:table-cell office:value-type="string">
            <text:p>Hacking Reloaded</text:p>
          </table:table-cell>
          <table:table-cell table:number-columns-repeated="4"/>
        </table:table-row>
        <table:table-row table:style-name="ro6">
          <table:table-cell office:value-type="string">
            <text:p>Encyclopedia of Electronic Components, Vol. 2</text:p>
          </table:table-cell>
          <table:table-cell/>
          <table:table-cell office:value-type="string">
            <text:p>Electronics and Programming</text:p>
          </table:table-cell>
          <table:table-cell table:number-columns-repeated="4"/>
        </table:table-row>
        <table:table-row table:style-name="ro6">
          <table:table-cell office:value-type="string">
            <text:p>Microservices with Azure</text:p>
          </table:table-cell>
          <table:table-cell/>
          <table:table-cell office:value-type="string">
            <text:p>Cloud Computing</text:p>
          </table:table-cell>
          <table:table-cell table:number-columns-repeated="4"/>
        </table:table-row>
        <table:table-row table:style-name="ro6">
          <table:table-cell office:value-type="string">
            <text:p>Learning Spark: Lighting-Fast Big Data Analysis</text:p>
          </table:table-cell>
          <table:table-cell/>
          <table:table-cell office:value-type="string">
            <text:p>Data Science</text:p>
          </table:table-cell>
          <table:table-cell table:number-columns-repeated="4"/>
        </table:table-row>
        <table:table-row table:style-name="ro6">
          <table:table-cell office:value-type="string">
            <text:p>Jane Goodall's Animal World: Hippos</text:p>
          </table:table-cell>
          <table:table-cell/>
          <table:table-cell office:value-type="string">
            <text:p>Stranger Creatures</text:p>
          </table:table-cell>
          <table:table-cell table:number-columns-repeated="4"/>
        </table:table-row>
        <table:table-row table:style-name="ro6">
          <table:table-cell office:value-type="string">
            <text:p>Building Blockchain Projects</text:p>
          </table:table-cell>
          <table:table-cell/>
          <table:table-cell office:value-type="string">
            <text:p>Bitcoin, Blockchain, and Cryptocurrency</text:p>
          </table:table-cell>
          <table:table-cell table:number-columns-repeated="4"/>
        </table:table-row>
        <table:table-row table:style-name="ro6">
          <table:table-cell office:value-type="string">
            <text:p>Introducing Linux Distros</text:p>
          </table:table-cell>
          <table:table-cell/>
          <table:table-cell office:value-type="string">
            <text:p>Linux and Open Source</text:p>
          </table:table-cell>
          <table:table-cell table:number-columns-repeated="4"/>
        </table:table-row>
        <table:table-row table:style-name="ro6">
          <table:table-cell office:value-type="string">
            <text:p>Malware Analyst's Cookbook and DVD</text:p>
          </table:table-cell>
          <table:table-cell/>
          <table:table-cell office:value-type="string">
            <text:p>Cybersecurity</text:p>
          </table:table-cell>
          <table:table-cell table:number-columns-repeated="4"/>
        </table:table-row>
        <table:table-row table:style-name="ro6">
          <table:table-cell office:value-type="string">
            <text:p>The Computer Connection</text:p>
          </table:table-cell>
          <table:table-cell/>
          <table:table-cell office:value-type="string">
            <text:p>Super Nebula</text:p>
          </table:table-cell>
          <table:table-cell table:number-columns-repeated="4"/>
        </table:table-row>
        <table:table-row table:style-name="ro6">
          <table:table-cell office:value-type="string">
            <text:p>Think Stats: Exploratory Data Analysis</text:p>
          </table:table-cell>
          <table:table-cell/>
          <table:table-cell office:value-type="string">
            <text:p>Data Science</text:p>
          </table:table-cell>
          <table:table-cell table:number-columns-repeated="4"/>
        </table:table-row>
        <table:table-row table:style-name="ro6">
          <table:table-cell office:value-type="string">
            <text:p>Unity 5.x Cookbook</text:p>
          </table:table-cell>
          <table:table-cell/>
          <table:table-cell office:value-type="string">
            <text:p>Unreal Engine &amp; Unity</text:p>
          </table:table-cell>
          <table:table-cell table:number-columns-repeated="4"/>
        </table:table-row>
        <table:table-row table:style-name="ro6">
          <table:table-cell office:value-type="string">
            <text:p>Skin Fold</text:p>
          </table:table-cell>
          <table:table-cell office:value-type="string">
            <text:p>Nalo Hopkinson</text:p>
          </table:table-cell>
          <table:table-cell office:value-type="string">
            <text:p>WOSF</text:p>
          </table:table-cell>
          <table:table-cell table:number-columns-repeated="4"/>
        </table:table-row>
        <table:table-row table:style-name="ro6">
          <table:table-cell office:value-type="string">
            <text:p>Python Playground: Geeky Projects for the Curious Programmer</text:p>
          </table:table-cell>
          <table:table-cell/>
          <table:table-cell office:value-type="string">
            <text:p>The Joy of Coding</text:p>
          </table:table-cell>
          <table:table-cell table:number-columns-repeated="4"/>
        </table:table-row>
        <table:table-row table:style-name="ro6">
          <table:table-cell office:value-type="string">
            <text:p>Realm of Racket: Learn to Program, One Game at a Time!</text:p>
          </table:table-cell>
          <table:table-cell/>
          <table:table-cell office:value-type="string">
            <text:p>The Joy of Coding</text:p>
          </table:table-cell>
          <table:table-cell table:number-columns-repeated="4"/>
        </table:table-row>
        <table:table-row table:style-name="ro6">
          <table:table-cell office:value-type="string">
            <text:p>Make: Technology on Your Time Volume 41: Best Toys for Makers</text:p>
          </table:table-cell>
          <table:table-cell/>
          <table:table-cell office:value-type="string">
            <text:p>Fan Favorites and Digital Debuts</text:p>
          </table:table-cell>
          <table:table-cell table:number-columns-repeated="4"/>
        </table:table-row>
        <table:table-row table:style-name="ro6">
          <table:table-cell office:value-type="string">
            <text:p>Jane Goodall's Animal World: Tigers</text:p>
          </table:table-cell>
          <table:table-cell/>
          <table:table-cell office:value-type="string">
            <text:p>Stranger Creatures</text:p>
          </table:table-cell>
          <table:table-cell table:number-columns-repeated="4"/>
        </table:table-row>
        <table:table-row table:style-name="ro6">
          <table:table-cell office:value-type="string">
            <text:p>Network Troubleshooting Tools</text:p>
          </table:table-cell>
          <table:table-cell/>
          <table:table-cell office:value-type="string">
            <text:p>Unix</text:p>
          </table:table-cell>
          <table:table-cell table:number-columns-repeated="4"/>
        </table:table-row>
        <table:table-row table:style-name="ro6">
          <table:table-cell office:value-type="string">
            <text:p>Think Bayes: Baesian Statistics in Python</text:p>
          </table:table-cell>
          <table:table-cell/>
          <table:table-cell office:value-type="string">
            <text:p>Data Science</text:p>
          </table:table-cell>
          <table:table-cell table:number-columns-repeated="4"/>
        </table:table-row>
        <table:table-row table:style-name="ro6">
          <table:table-cell office:value-type="string">
            <text:p>Self-Reference ENGINE</text:p>
          </table:table-cell>
          <table:table-cell/>
          <table:table-cell office:value-type="string">
            <text:p>Haikasoru</text:p>
          </table:table-cell>
          <table:table-cell table:number-columns-repeated="4"/>
        </table:table-row>
        <table:table-row table:style-name="ro6">
          <table:table-cell office:value-type="string">
            <text:p>Good Luck, Yukikaze</text:p>
          </table:table-cell>
          <table:table-cell office:value-type="string">
            <text:p>Pamela Sargent</text:p>
          </table:table-cell>
          <table:table-cell office:value-type="string">
            <text:p>Haikasoru</text:p>
          </table:table-cell>
          <table:table-cell table:number-columns-repeated="4"/>
        </table:table-row>
        <table:table-row table:style-name="ro6">
          <table:table-cell office:value-type="string">
            <text:p>The Book of PF</text:p>
          </table:table-cell>
          <table:table-cell/>
          <table:table-cell office:value-type="string">
            <text:p>Hacking Reloaded</text:p>
          </table:table-cell>
          <table:table-cell table:number-columns-repeated="4"/>
        </table:table-row>
        <table:table-row table:style-name="ro6">
          <table:table-cell office:value-type="string">
            <text:p>Unity 5.x Game AI Programming Cookbook</text:p>
          </table:table-cell>
          <table:table-cell/>
          <table:table-cell office:value-type="string">
            <text:p>Unreal Engine &amp; Unity</text:p>
          </table:table-cell>
          <table:table-cell table:number-columns-repeated="4"/>
        </table:table-row>
        <table:table-row table:style-name="ro6">
          <table:table-cell office:value-type="string">
            <text:p>Schismatrix Plus</text:p>
          </table:table-cell>
          <table:table-cell office:value-type="string">
            <text:p>Bruce Sterling</text:p>
          </table:table-cell>
          <table:table-cell office:value-type="string">
            <text:p>Adventures in Science Fiction</text:p>
          </table:table-cell>
          <table:table-cell table:number-columns-repeated="4"/>
        </table:table-row>
        <table:table-row table:style-name="ro6">
          <table:table-cell office:value-type="string">
            <text:p>Unity 5.x Game Development Blueprints</text:p>
          </table:table-cell>
          <table:table-cell/>
          <table:table-cell office:value-type="string">
            <text:p>Unreal Engine &amp; Unity</text:p>
          </table:table-cell>
          <table:table-cell table:number-columns-repeated="4"/>
        </table:table-row>
        <table:table-row table:style-name="ro6">
          <table:table-cell office:value-type="string">
            <text:p>We Can't Talk About that at Work!</text:p>
          </table:table-cell>
          <table:table-cell/>
          <table:table-cell office:value-type="string">
            <text:p>Win at Work</text:p>
          </table:table-cell>
          <table:table-cell table:number-columns-repeated="4"/>
        </table:table-row>
        <table:table-row table:style-name="ro6">
          <table:table-cell office:value-type="string">
            <text:p>Jane Goodall's Animal World: Gorillas</text:p>
          </table:table-cell>
          <table:table-cell/>
          <table:table-cell office:value-type="string">
            <text:p>Stranger Creatures</text:p>
          </table:table-cell>
          <table:table-cell table:number-columns-repeated="4"/>
        </table:table-row>
        <table:table-row table:style-name="ro6">
          <table:table-cell office:value-type="string">
            <text:p>OpenStack for Architects</text:p>
          </table:table-cell>
          <table:table-cell/>
          <table:table-cell office:value-type="string">
            <text:p>Cloud Computing</text:p>
          </table:table-cell>
          <table:table-cell table:number-columns-repeated="4"/>
        </table:table-row>
        <table:table-row table:style-name="ro6">
          <table:table-cell office:value-type="string">
            <text:p>Arduino and Kinect Projects</text:p>
          </table:table-cell>
          <table:table-cell/>
          <table:table-cell office:value-type="string">
            <text:p>LEGO Mindstorms</text:p>
          </table:table-cell>
          <table:table-cell table:number-columns-repeated="4"/>
        </table:table-row>
        <table:table-row table:style-name="ro6">
          <table:table-cell office:value-type="string">
            <text:p>Nginx: From Beginner to Pro</text:p>
          </table:table-cell>
          <table:table-cell/>
          <table:table-cell office:value-type="string">
            <text:p>Linux and Open Source</text:p>
          </table:table-cell>
          <table:table-cell table:number-columns-repeated="4"/>
        </table:table-row>
        <table:table-row table:style-name="ro6">
          <table:table-cell office:value-type="string">
            <text:p>Crunch Time: How to Be Your Best When It Matters Most</text:p>
          </table:table-cell>
          <table:table-cell/>
          <table:table-cell office:value-type="string">
            <text:p>Win at Work</text:p>
          </table:table-cell>
          <table:table-cell table:number-columns-repeated="4"/>
        </table:table-row>
        <table:table-row table:style-name="ro6">
          <table:table-cell office:value-type="string">
            <text:p>The Doors of his Face, the Lamps of His Mouth</text:p>
          </table:table-cell>
          <table:table-cell/>
          <table:table-cell office:value-type="string">
            <text:p>Super Nebula</text:p>
          </table:table-cell>
          <table:table-cell table:number-columns-repeated="4"/>
        </table:table-row>
        <table:table-row table:style-name="ro6">
          <table:table-cell office:value-type="string">
            <text:p>Make: Getting Started with Adafruit Trinket</text:p>
          </table:table-cell>
          <table:table-cell/>
          <table:table-cell office:value-type="string">
            <text:p>Arduino and Raspberry Pi</text:p>
          </table:table-cell>
          <table:table-cell table:number-columns-repeated="4"/>
        </table:table-row>
        <table:table-row table:style-name="ro6">
          <table:table-cell office:value-type="string">
            <text:p>Encyclopedia of Electronic Components, Vol. 3: Sensors</text:p>
          </table:table-cell>
          <table:table-cell/>
          <table:table-cell office:value-type="string">
            <text:p>Electronics and Programming</text:p>
          </table:table-cell>
          <table:table-cell table:number-columns-repeated="4"/>
        </table:table-row>
        <table:table-row table:style-name="ro6">
          <table:table-cell office:value-type="string">
            <text:p>MM9</text:p>
          </table:table-cell>
          <table:table-cell/>
          <table:table-cell office:value-type="string">
            <text:p>Haikasoru</text:p>
          </table:table-cell>
          <table:table-cell table:number-columns-repeated="4"/>
        </table:table-row>
        <table:table-row table:style-name="ro6">
          <table:table-cell office:value-type="string">
            <text:p>Make: Technology on Your Time Volume 42: 3D Printer Buyer's Guide</text:p>
          </table:table-cell>
          <table:table-cell/>
          <table:table-cell office:value-type="string">
            <text:p>Fan Favorites and Digital Debuts</text:p>
          </table:table-cell>
          <table:table-cell table:number-columns-repeated="4"/>
        </table:table-row>
        <table:table-row table:style-name="ro6">
          <table:table-cell office:value-type="string">
            <text:p>High Performance Spark: Best practices for scaling and optimizing Apache spark</text:p>
          </table:table-cell>
          <table:table-cell/>
          <table:table-cell office:value-type="string">
            <text:p>Data Science</text:p>
          </table:table-cell>
          <table:table-cell table:number-columns-repeated="4"/>
        </table:table-row>
        <table:table-row table:style-name="ro6">
          <table:table-cell office:value-type="string">
            <text:p>TCP/IP Network Administration</text:p>
          </table:table-cell>
          <table:table-cell/>
          <table:table-cell office:value-type="string">
            <text:p>Unix</text:p>
          </table:table-cell>
          <table:table-cell table:number-columns-repeated="4"/>
        </table:table-row>
        <table:table-row table:style-name="ro6">
          <table:table-cell office:value-type="string">
            <text:p>The Quiet Rise of Introverts: 8 Practices for Living and Loving in a Noisy World</text:p>
          </table:table-cell>
          <table:table-cell/>
          <table:table-cell office:value-type="string">
            <text:p>Win at Work</text:p>
          </table:table-cell>
          <table:table-cell table:number-columns-repeated="4"/>
        </table:table-row>
        <table:table-row table:style-name="ro6">
          <table:table-cell office:value-type="string">
            <text:p>Practical Forensic Imaging</text:p>
          </table:table-cell>
          <table:table-cell/>
          <table:table-cell office:value-type="string">
            <text:p>Hacking Reloaded</text:p>
          </table:table-cell>
          <table:table-cell table:number-columns-repeated="4"/>
        </table:table-row>
        <table:table-row table:style-name="ro6">
          <table:table-cell office:value-type="string">
            <text:p>The Healer's War</text:p>
          </table:table-cell>
          <table:table-cell/>
          <table:table-cell office:value-type="string">
            <text:p>Super Nebula</text:p>
          </table:table-cell>
          <table:table-cell table:number-columns-repeated="4"/>
        </table:table-row>
        <table:table-row table:style-name="ro6">
          <table:table-cell office:value-type="string">
            <text:p>Starrigger</text:p>
          </table:table-cell>
          <table:table-cell office:value-type="string">
            <text:p>John DeChancie</text:p>
          </table:table-cell>
          <table:table-cell office:value-type="string">
            <text:p>Adventures in Science Fiction</text:p>
          </table:table-cell>
          <table:table-cell table:number-columns-repeated="4"/>
        </table:table-row>
        <table:table-row table:style-name="ro6">
          <table:table-cell office:value-type="string">
            <text:p>Make: Getting Started with Raspberry Pi</text:p>
          </table:table-cell>
          <table:table-cell/>
          <table:table-cell office:value-type="string">
            <text:p>Arduino and Raspberry Pi</text:p>
          </table:table-cell>
          <table:table-cell table:number-columns-repeated="4"/>
        </table:table-row>
        <table:table-row table:style-name="ro6">
          <table:table-cell office:value-type="string">
            <text:p>Building Hybrid Clouds with Azure Stack</text:p>
          </table:table-cell>
          <table:table-cell/>
          <table:table-cell office:value-type="string">
            <text:p>Cloud Computing</text:p>
          </table:table-cell>
          <table:table-cell table:number-columns-repeated="4"/>
        </table:table-row>
        <table:table-row table:style-name="ro6">
          <table:table-cell office:value-type="string">
            <text:p>Designing AWS Environments</text:p>
          </table:table-cell>
          <table:table-cell/>
          <table:table-cell office:value-type="string">
            <text:p>Cloud Computing</text:p>
          </table:table-cell>
          <table:table-cell table:number-columns-repeated="2"/>
          <table:table-cell table:style-name="Default" table:number-columns-repeated="2"/>
        </table:table-row>
        <table:table-row table:style-name="ro6">
          <table:table-cell office:value-type="string">
            <text:p>Practical LPIC-1 Linux Certification Study Guide</text:p>
          </table:table-cell>
          <table:table-cell/>
          <table:table-cell office:value-type="string">
            <text:p>Linux and Open Source</text:p>
          </table:table-cell>
          <table:table-cell table:number-columns-repeated="2"/>
          <table:table-cell table:style-name="Default" table:number-columns-repeated="2"/>
        </table:table-row>
        <table:table-row table:style-name="ro6">
          <table:table-cell office:value-type="string">
            <text:p>Thoughtful Machine Learning with Python</text:p>
          </table:table-cell>
          <table:table-cell/>
          <table:table-cell office:value-type="string">
            <text:p>Data Science</text:p>
          </table:table-cell>
          <table:table-cell table:number-columns-repeated="4"/>
        </table:table-row>
        <table:table-row table:style-name="ro6">
          <table:table-cell office:value-type="string">
            <text:p>The Book of F#: Breaking Free with Managed Functional Programming</text:p>
          </table:table-cell>
          <table:table-cell/>
          <table:table-cell office:value-type="string">
            <text:p>The Joy of Coding</text:p>
          </table:table-cell>
          <table:table-cell table:number-columns-repeated="4"/>
        </table:table-row>
        <table:table-row table:style-name="ro6">
          <table:table-cell office:value-type="string">
            <text:p>Jane Goodall's Animal World: Sea Otters</text:p>
          </table:table-cell>
          <table:table-cell/>
          <table:table-cell office:value-type="string">
            <text:p>Stranger Creatures</text:p>
          </table:table-cell>
          <table:table-cell table:number-columns-repeated="4"/>
        </table:table-row>
        <table:table-row table:style-name="ro6">
          <table:table-cell office:value-type="string">
            <text:p>LEGO Technic Robotics</text:p>
          </table:table-cell>
          <table:table-cell/>
          <table:table-cell office:value-type="string">
            <text:p>LEGO Mindstorms</text:p>
          </table:table-cell>
          <table:table-cell table:number-columns-repeated="4"/>
        </table:table-row>
        <table:table-row table:style-name="ro6">
          <table:table-cell office:value-type="string">
            <text:p>Jane Goodall's Animal World: Pandas</text:p>
          </table:table-cell>
          <table:table-cell/>
          <table:table-cell office:value-type="string">
            <text:p>Stranger Creatures</text:p>
          </table:table-cell>
          <table:table-cell table:number-columns-repeated="4"/>
        </table:table-row>
        <table:table-row table:style-name="ro6">
          <table:table-cell office:value-type="string">
            <text:p>Make: Sensors</text:p>
          </table:table-cell>
          <table:table-cell/>
          <table:table-cell office:value-type="string">
            <text:p>Electronics and Programming</text:p>
          </table:table-cell>
          <table:table-cell table:number-columns-repeated="4"/>
        </table:table-row>
        <table:table-row table:style-name="ro6">
          <table:table-cell office:value-type="string">
            <text:p>Make: Lego and Arduino Projects</text:p>
          </table:table-cell>
          <table:table-cell/>
          <table:table-cell office:value-type="string">
            <text:p>Arduino and Raspberry Pi</text:p>
          </table:table-cell>
          <table:table-cell table:number-columns-repeated="4"/>
        </table:table-row>
        <table:table-row table:style-name="ro6">
          <table:table-cell office:value-type="string">
            <text:p>Make: Technology on Your Time Volume 44: Fun with Drones!</text:p>
          </table:table-cell>
          <table:table-cell/>
          <table:table-cell office:value-type="string">
            <text:p>Fan Favorites and Digital Debuts</text:p>
          </table:table-cell>
          <table:table-cell table:number-columns-repeated="4"/>
        </table:table-row>
        <table:table-row table:style-name="ro6">
          <table:table-cell office:value-type="string">
            <text:p>Unauthorized Access: Physical Penetration Testing for IT Security Teams</text:p>
          </table:table-cell>
          <table:table-cell/>
          <table:table-cell office:value-type="string">
            <text:p>Cybersecurity</text:p>
          </table:table-cell>
          <table:table-cell table:number-columns-repeated="4"/>
        </table:table-row>
        <table:table-row table:style-name="ro6">
          <table:table-cell office:value-type="string">
            <text:p>Ten Steps to Linux Survival</text:p>
          </table:table-cell>
          <table:table-cell/>
          <table:table-cell office:value-type="string">
            <text:p>Unix</text:p>
          </table:table-cell>
          <table:table-cell table:number-columns-repeated="4"/>
        </table:table-row>
        <table:table-row table:style-name="ro6">
          <table:table-cell office:value-type="string">
            <text:p>Make: Technology on Your Time Volume 47: The Space Issue</text:p>
          </table:table-cell>
          <table:table-cell/>
          <table:table-cell office:value-type="string">
            <text:p>Fan Favorites and Digital Debuts</text:p>
          </table:table-cell>
          <table:table-cell table:number-columns-repeated="4"/>
        </table:table-row>
        <table:table-row table:style-name="ro6">
          <table:table-cell office:value-type="string">
            <text:p>Unexpected Stories</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Make: The Annotated Build It Yourself Science Laboratory</text:p>
          </table:table-cell>
          <table:table-cell/>
          <table:table-cell office:value-type="string">
            <text:p>Fan Favorites and Digital Debuts</text:p>
          </table:table-cell>
          <table:table-cell table:number-columns-repeated="4"/>
        </table:table-row>
        <table:table-row table:style-name="ro6">
          <table:table-cell office:value-type="string">
            <text:p>The Book of PoC || GTFO</text:p>
          </table:table-cell>
          <table:table-cell/>
          <table:table-cell office:value-type="string">
            <text:p>Hacking Reloaded</text:p>
          </table:table-cell>
          <table:table-cell table:number-columns-repeated="4"/>
        </table:table-row>
        <table:table-row table:style-name="ro6">
          <table:table-cell office:value-type="string">
            <text:p>Practical Linux Topics</text:p>
          </table:table-cell>
          <table:table-cell/>
          <table:table-cell office:value-type="string">
            <text:p>Linux and Open Source</text:p>
          </table:table-cell>
          <table:table-cell table:number-columns-repeated="4"/>
        </table:table-row>
        <table:table-row table:style-name="ro6">
          <table:table-cell office:value-type="string">
            <text:p>Steelheart</text:p>
          </table:table-cell>
          <table:table-cell office:value-type="string">
            <text:p>William Dietz</text:p>
          </table:table-cell>
          <table:table-cell office:value-type="string">
            <text:p>Adventures in Science Fiction</text:p>
          </table:table-cell>
          <table:table-cell table:number-columns-repeated="4"/>
        </table:table-row>
        <table:table-row table:style-name="ro6">
          <table:table-cell office:value-type="string">
            <text:p>Jane Goodall's Animal World: Elephants</text:p>
          </table:table-cell>
          <table:table-cell/>
          <table:table-cell office:value-type="string">
            <text:p>Stranger Creatures</text:p>
          </table:table-cell>
          <table:table-cell table:number-columns-repeated="4"/>
        </table:table-row>
        <table:table-row table:style-name="ro6">
          <table:table-cell office:value-type="string">
            <text:p>The Jagged Orbit</text:p>
          </table:table-cell>
          <table:table-cell/>
          <table:table-cell office:value-type="string">
            <text:p>Super Nebula</text:p>
          </table:table-cell>
          <table:table-cell table:number-columns-repeated="4"/>
        </table:table-row>
        <table:table-row table:style-name="ro6">
          <table:table-cell office:value-type="string">
            <text:p>Implementing Azure Solutions</text:p>
          </table:table-cell>
          <table:table-cell/>
          <table:table-cell office:value-type="string">
            <text:p>Cloud Computing</text:p>
          </table:table-cell>
          <table:table-cell table:number-columns-repeated="4"/>
        </table:table-row>
        <table:table-row table:style-name="ro6">
          <table:table-cell office:value-type="string">
            <text:p>Unity Virtual Reality Projects</text:p>
          </table:table-cell>
          <table:table-cell/>
          <table:table-cell office:value-type="string">
            <text:p>Unreal Engine &amp; Unity</text:p>
          </table:table-cell>
          <table:table-cell table:number-columns-repeated="4"/>
        </table:table-row>
        <table:table-row table:style-name="ro6">
          <table:table-cell office:value-type="string">
            <text:p>Beauty: A Retelling of the Story of Beauty and the Beast</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Linux Command Line: A Complete Introduction</text:p>
          </table:table-cell>
          <table:table-cell/>
          <table:table-cell office:value-type="string">
            <text:p>The Joy of Coding</text:p>
          </table:table-cell>
          <table:table-cell table:number-columns-repeated="4"/>
        </table:table-row>
        <table:table-row table:style-name="ro6">
          <table:table-cell office:value-type="string">
            <text:p>Make: Raspberry Pi and AVR Projects</text:p>
          </table:table-cell>
          <table:table-cell/>
          <table:table-cell office:value-type="string">
            <text:p>Arduino and Raspberry Pi</text:p>
          </table:table-cell>
          <table:table-cell table:number-columns-repeated="4"/>
        </table:table-row>
        <table:table-row table:style-name="ro6">
          <table:table-cell office:value-type="string">
            <text:p>LEGO Minstorms EV3</text:p>
          </table:table-cell>
          <table:table-cell/>
          <table:table-cell office:value-type="string">
            <text:p>LEGO Mindstorms</text:p>
          </table:table-cell>
          <table:table-cell table:number-columns-repeated="4"/>
        </table:table-row>
        <table:table-row table:style-name="ro6">
          <table:table-cell office:value-type="string">
            <text:p>Banish Your Inner Critic</text:p>
          </table:table-cell>
          <table:table-cell/>
          <table:table-cell office:value-type="string">
            <text:p>Win at Work</text:p>
          </table:table-cell>
          <table:table-cell table:number-columns-repeated="4"/>
        </table:table-row>
        <table:table-row table:style-name="ro6">
          <table:table-cell office:value-type="string">
            <text:p>How to Use a Breadboard</text:p>
          </table:table-cell>
          <table:table-cell/>
          <table:table-cell office:value-type="string">
            <text:p>Electronics and Programming</text:p>
          </table:table-cell>
          <table:table-cell table:number-columns-repeated="4"/>
        </table:table-row>
        <table:table-row table:style-name="ro6">
          <table:table-cell office:value-type="string">
            <text:p>Dawn</text:p>
          </table:table-cell>
          <table:table-cell office:value-type="string">
            <text:p>Octavia E. Butler</text:p>
          </table:table-cell>
          <table:table-cell office:value-type="string">
            <text:p>Adventures in Science Fiction</text:p>
          </table:table-cell>
          <table:table-cell table:number-columns-repeated="4"/>
        </table:table-row>
        <table:table-row table:style-name="ro6">
          <table:table-cell office:value-type="string">
            <text:p>Unix Power Tools</text:p>
          </table:table-cell>
          <table:table-cell/>
          <table:table-cell office:value-type="string">
            <text:p>Unix</text:p>
          </table:table-cell>
          <table:table-cell table:number-columns-repeated="4"/>
        </table:table-row>
        <table:table-row table:style-name="ro6">
          <table:table-cell office:value-type="string">
            <text:p>Playing God</text:p>
          </table:table-cell>
          <table:table-cell office:value-type="string">
            <text:p>Sarah Zettel</text:p>
          </table:table-cell>
          <table:table-cell office:value-type="string">
            <text:p>Adventures in Science Fiction</text:p>
          </table:table-cell>
          <table:table-cell table:number-columns-repeated="4"/>
        </table:table-row>
        <table:table-row table:style-name="ro6">
          <table:table-cell office:value-type="string">
            <text:p>Orbital Cloud</text:p>
          </table:table-cell>
          <table:table-cell office:value-type="string">
            <text:p>James Alan Gardner</text:p>
          </table:table-cell>
          <table:table-cell office:value-type="string">
            <text:p>Haikasoru</text:p>
          </table:table-cell>
          <table:table-cell table:number-columns-repeated="4"/>
        </table:table-row>
        <table:table-row table:style-name="ro6">
          <table:table-cell office:value-type="string">
            <text:p>Pro Docker</text:p>
          </table:table-cell>
          <table:table-cell office:value-type="string">
            <text:p>Michael Swanwick</text:p>
          </table:table-cell>
          <table:table-cell office:value-type="string">
            <text:p>Linux and Open Source</text:p>
          </table:table-cell>
          <table:table-cell table:number-columns-repeated="4"/>
        </table:table-row>
        <table:table-row table:style-name="ro6">
          <table:table-cell office:value-type="string">
            <text:p>Hacking</text:p>
          </table:table-cell>
          <table:table-cell office:value-type="string">
            <text:p>Sergei Lukyanenko</text:p>
          </table:table-cell>
          <table:table-cell office:value-type="string">
            <text:p>Hacking Reloaded</text:p>
          </table:table-cell>
          <table:table-cell table:number-columns-repeated="4"/>
        </table:table-row>
        <table:table-row table:style-name="ro6">
          <table:table-cell office:value-type="string">
            <text:p>Learning AWS Lambda</text:p>
          </table:table-cell>
          <table:table-cell office:value-type="string">
            <text:p>Buzz Aldrin and John Barnes</text:p>
          </table:table-cell>
          <table:table-cell office:value-type="string">
            <text:p>Cloud Computing</text:p>
          </table:table-cell>
          <table:table-cell table:number-columns-repeated="4"/>
        </table:table-row>
        <table:table-row table:style-name="ro6">
          <table:table-cell office:value-type="string">
            <text:p>The Very Best of Fantasy &amp; Science Fiction vol 2</text:p>
          </table:table-cell>
          <table:table-cell office:value-type="string">
            <text:p>Allen Steele</text:p>
          </table:table-cell>
          <table:table-cell office:value-type="string">
            <text:p>Super Nebula</text:p>
          </table:table-cell>
          <table:table-cell table:number-columns-repeated="4"/>
        </table:table-row>
        <table:table-row table:style-name="ro6">
          <table:table-cell office:value-type="string">
            <text:p>Mastering Kubernetes</text:p>
          </table:table-cell>
          <table:table-cell office:value-type="string">
            <text:p>David Feintuch</text:p>
          </table:table-cell>
          <table:table-cell office:value-type="string">
            <text:p>Cloud Computing</text:p>
          </table:table-cell>
          <table:table-cell table:number-columns-repeated="4"/>
        </table:table-row>
        <table:table-row table:style-name="ro6">
          <table:table-cell office:value-type="string">
            <text:p>Unreal Engine 4 Game Development Essentials</text:p>
          </table:table-cell>
          <table:table-cell office:value-type="string">
            <text:p>J.L. Doty</text:p>
          </table:table-cell>
          <table:table-cell office:value-type="string">
            <text:p>Unreal Engine &amp; Unity</text:p>
          </table:table-cell>
          <table:table-cell table:number-columns-repeated="4"/>
        </table:table-row>
        <table:table-row table:style-name="ro6">
          <table:table-cell office:value-type="string">
            <text:p>Secrets and Lies: Digital Security in a Networked World</text:p>
          </table:table-cell>
          <table:table-cell office:value-type="string">
            <text:p>Sean Williams, Shane Dix</text:p>
          </table:table-cell>
          <table:table-cell office:value-type="string">
            <text:p>Cybersecurity</text:p>
          </table:table-cell>
          <table:table-cell table:number-columns-repeated="4"/>
        </table:table-row>
        <table:table-row table:style-name="ro6">
          <table:table-cell office:value-type="string">
            <text:p>The Principles of Object Oriented Javascript</text:p>
          </table:table-cell>
          <table:table-cell office:value-type="string">
            <text:p>John Brunner</text:p>
          </table:table-cell>
          <table:table-cell office:value-type="string">
            <text:p>The Joy of Coding</text:p>
          </table:table-cell>
          <table:table-cell table:number-columns-repeated="4"/>
        </table:table-row>
        <table:table-row table:style-name="ro6">
          <table:table-cell office:value-type="string">
            <text:p>Unreal Engine 4 Scripting with C++ Cookbook</text:p>
          </table:table-cell>
          <table:table-cell office:value-type="string">
            <text:p>Andre Norton</text:p>
          </table:table-cell>
          <table:table-cell office:value-type="string">
            <text:p>Unreal Engine &amp; Unity</text:p>
          </table:table-cell>
          <table:table-cell table:number-columns-repeated="4"/>
        </table:table-row>
        <table:table-row table:style-name="ro6">
          <table:table-cell office:value-type="string">
            <text:p>Introduction to DevOps with Chocolate, LEGO and Scrum Game</text:p>
          </table:table-cell>
          <table:table-cell office:value-type="string">
            <text:p>Greg Bear</text:p>
          </table:table-cell>
          <table:table-cell office:value-type="string">
            <text:p>LEGO Mindstorms</text:p>
          </table:table-cell>
          <table:table-cell table:number-columns-repeated="4"/>
        </table:table-row>
        <table:table-row table:style-name="ro6">
          <table:table-cell office:value-type="string">
            <text:p>Unreal Engine 4.x By Example</text:p>
          </table:table-cell>
          <table:table-cell office:value-type="string">
            <text:p>Harlan Ellison</text:p>
          </table:table-cell>
          <table:table-cell office:value-type="string">
            <text:p>Unreal Engine &amp; Unity</text:p>
          </table:table-cell>
          <table:table-cell table:number-columns-repeated="4"/>
        </table:table-row>
        <table:table-row table:style-name="ro6">
          <table:table-cell office:value-type="string">
            <text:p>Making Things Smart</text:p>
          </table:table-cell>
          <table:table-cell office:value-type="string">
            <text:p>Robert Silverberg</text:p>
          </table:table-cell>
          <table:table-cell office:value-type="string">
            <text:p>Electronics and Programming</text:p>
          </table:table-cell>
          <table:table-cell table:number-columns-repeated="4"/>
        </table:table-row>
        <table:table-row table:style-name="ro6">
          <table:table-cell office:value-type="string">
            <text:p>Jane Goodall's Animal World: Chimps</text:p>
          </table:table-cell>
          <table:table-cell office:value-type="string">
            <text:p>Timothy Zahn</text:p>
          </table:table-cell>
          <table:table-cell office:value-type="string">
            <text:p>Stranger Creatures</text:p>
          </table:table-cell>
          <table:table-cell table:number-columns-repeated="4"/>
        </table:table-row>
        <table:table-row table:style-name="ro6">
          <table:table-cell office:value-type="string">
            <text:p>Unix in a Nutshell</text:p>
          </table:table-cell>
          <table:table-cell office:value-type="string">
            <text:p>Bruce Sterling</text:p>
          </table:table-cell>
          <table:table-cell office:value-type="string">
            <text:p>Unix</text:p>
          </table:table-cell>
          <table:table-cell table:number-columns-repeated="4"/>
        </table:table-row>
        <table:table-row table:style-name="ro6">
          <table:table-cell office:value-type="string">
            <text:p>How to be Heard: Secrets for Powerful Speaking and Listening</text:p>
          </table:table-cell>
          <table:table-cell office:value-type="string">
            <text:p>John DeChancie</text:p>
          </table:table-cell>
          <table:table-cell office:value-type="string">
            <text:p>Win at Work</text:p>
          </table:table-cell>
          <table:table-cell table:number-columns-repeated="4"/>
        </table:table-row>
        <table:table-row table:style-name="ro6">
          <table:table-cell office:value-type="string">
            <text:p>The Hero and the Crown</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Camber of Culdi</text:p>
          </table:table-cell>
          <table:table-cell office:value-type="string">
            <text:p>Katherine Kurtz</text:p>
          </table:table-cell>
          <table:table-cell office:value-type="string">
            <text:p>WOSF</text:p>
          </table:table-cell>
          <table:table-cell table:number-columns-repeated="4"/>
        </table:table-row>
        <table:table-row table:style-name="ro6">
          <table:table-cell office:value-type="string">
            <text:p>Virus: The Day of Resurrection</text:p>
          </table:table-cell>
          <table:table-cell office:value-type="string">
            <text:p>Sarah Zettel</text:p>
          </table:table-cell>
          <table:table-cell office:value-type="string">
            <text:p>Haikasoru</text:p>
          </table:table-cell>
          <table:table-cell table:number-columns-repeated="4"/>
        </table:table-row>
        <table:table-row table:style-name="ro6">
          <table:table-cell office:value-type="string">
            <text:p>R In a Nutshell: A Desktop Quick Reference</text:p>
          </table:table-cell>
          <table:table-cell office:value-type="string">
            <text:p>Alan Dean Foster</text:p>
          </table:table-cell>
          <table:table-cell office:value-type="string">
            <text:p>Data Science</text:p>
          </table:table-cell>
          <table:table-cell table:number-columns-repeated="4"/>
        </table:table-row>
        <table:table-row table:style-name="ro6">
          <table:table-cell office:value-type="string">
            <text:p>The IDA Pro Book</text:p>
          </table:table-cell>
          <table:table-cell office:value-type="string">
            <text:p>Joe Halderman</text:p>
          </table:table-cell>
          <table:table-cell office:value-type="string">
            <text:p>Hacking Reloaded</text:p>
          </table:table-cell>
          <table:table-cell table:number-columns-repeated="4"/>
        </table:table-row>
        <table:table-row table:style-name="ro6">
          <table:table-cell office:value-type="string">
            <text:p>Legend of the Galactic Heroes Volume 1: Dawn</text:p>
          </table:table-cell>
          <table:table-cell office:value-type="string">
            <text:p>Poul Anderson</text:p>
          </table:table-cell>
          <table:table-cell office:value-type="string">
            <text:p>Haikasoru</text:p>
          </table:table-cell>
          <table:table-cell table:number-columns-repeated="4"/>
        </table:table-row>
        <table:table-row table:style-name="ro6">
          <table:table-cell office:value-type="string">
            <text:p>Pro Git</text:p>
          </table:table-cell>
          <table:table-cell/>
          <table:table-cell office:value-type="string">
            <text:p>Linux and Open Source</text:p>
          </table:table-cell>
          <table:table-cell table:number-columns-repeated="4"/>
        </table:table-row>
        <table:table-row table:style-name="ro6">
          <table:table-cell office:value-type="string">
            <text:p>Legend of the Galactic Heroes Volume 2: Ambition</text:p>
          </table:table-cell>
          <table:table-cell/>
          <table:table-cell office:value-type="string">
            <text:p>Haikasoru</text:p>
          </table:table-cell>
          <table:table-cell table:number-columns-repeated="4"/>
        </table:table-row>
        <table:table-row table:style-name="ro6">
          <table:table-cell office:value-type="string">
            <text:p>What I didn't see</text:p>
          </table:table-cell>
          <table:table-cell/>
          <table:table-cell office:value-type="string">
            <text:p>Super Nebula</text:p>
          </table:table-cell>
          <table:table-cell table:number-columns-repeated="4"/>
        </table:table-row>
        <table:table-row table:style-name="ro6">
          <table:table-cell office:value-type="string">
            <text:p>Overcoming Bias: Building Authentic Relationships Across Differences</text:p>
          </table:table-cell>
          <table:table-cell/>
          <table:table-cell office:value-type="string">
            <text:p>Win at Work</text:p>
          </table:table-cell>
          <table:table-cell table:number-columns-repeated="4"/>
        </table:table-row>
        <table:table-row table:style-name="ro6">
          <table:table-cell office:value-type="string">
            <text:p>Think Like a Programmer: An Introduction to Creative Problem Solving</text:p>
          </table:table-cell>
          <table:table-cell/>
          <table:table-cell office:value-type="string">
            <text:p>The Joy of Coding</text:p>
          </table:table-cell>
          <table:table-cell table:number-columns-repeated="4"/>
        </table:table-row>
        <table:table-row table:style-name="ro6">
          <table:table-cell office:value-type="string">
            <text:p>Pro Linux High Availability Clustering</text:p>
          </table:table-cell>
          <table:table-cell/>
          <table:table-cell office:value-type="string">
            <text:p>Linux and Open Source</text:p>
          </table:table-cell>
          <table:table-cell table:number-columns-repeated="4"/>
        </table:table-row>
        <table:table-row table:style-name="ro6">
          <table:table-cell office:value-type="string">
            <text:p>Learn Electronics with Raspberry Pi</text:p>
          </table:table-cell>
          <table:table-cell/>
          <table:table-cell office:value-type="string">
            <text:p>LEGO Mindstorms</text:p>
          </table:table-cell>
          <table:table-cell table:number-columns-repeated="4"/>
        </table:table-row>
        <table:table-row table:style-name="ro6">
          <table:table-cell office:value-type="string">
            <text:p>The Practice of Network Security Monitoring</text:p>
          </table:table-cell>
          <table:table-cell/>
          <table:table-cell office:value-type="string">
            <text:p>Hacking Reloaded</text:p>
          </table:table-cell>
          <table:table-cell table:number-columns-repeated="4"/>
        </table:table-row>
        <table:table-row table:style-name="ro6">
          <table:table-cell office:value-type="string">
            <text:p>Make: Getting Started with Adafruit FLORA</text:p>
          </table:table-cell>
          <table:table-cell/>
          <table:table-cell office:value-type="string">
            <text:p>Electronics and Programming</text:p>
          </table:table-cell>
          <table:table-cell table:number-columns-repeated="4"/>
        </table:table-row>
        <table:table-row table:style-name="ro6">
          <table:table-cell office:value-type="string">
            <text:p>Negotiating the Impossible</text:p>
          </table:table-cell>
          <table:table-cell/>
          <table:table-cell office:value-type="string">
            <text:p>Win at Work</text:p>
          </table:table-cell>
          <table:table-cell table:number-columns-repeated="4"/>
        </table:table-row>
        <table:table-row table:style-name="ro6">
          <table:table-cell office:value-type="string">
            <text:p>Make: Sensors</text:p>
          </table:table-cell>
          <table:table-cell/>
          <table:table-cell office:value-type="string">
            <text:p>Arduino and Raspberry Pi</text:p>
          </table:table-cell>
          <table:table-cell table:number-columns-repeated="4"/>
        </table:table-row>
        <table:table-row table:style-name="ro6">
          <table:table-cell office:value-type="string">
            <text:p>Unreal Engine Game Development Cookbook</text:p>
          </table:table-cell>
          <table:table-cell/>
          <table:table-cell office:value-type="string">
            <text:p>Unreal Engine &amp; Unity</text:p>
          </table:table-cell>
          <table:table-cell table:number-columns-repeated="4"/>
        </table:table-row>
        <table:table-row table:style-name="ro6">
          <table:table-cell office:value-type="string">
            <text:p>Make: Tinkering</text:p>
          </table:table-cell>
          <table:table-cell/>
          <table:table-cell office:value-type="string">
            <text:p>Fan Favorites and Digital Debuts</text:p>
          </table:table-cell>
          <table:table-cell table:number-columns-repeated="4"/>
        </table:table-row>
        <table:table-row table:style-name="ro6">
          <table:table-cell office:value-type="string">
            <text:p>The Icerigger Trilogy</text:p>
          </table:table-cell>
          <table:table-cell office:value-type="string">
            <text:p>Alan Dean Foster</text:p>
          </table:table-cell>
          <table:table-cell office:value-type="string">
            <text:p>Adventures in Science Fiction</text:p>
          </table:table-cell>
          <table:table-cell table:number-columns-repeated="4"/>
        </table:table-row>
        <table:table-row table:style-name="ro6">
          <table:table-cell office:value-type="string">
            <text:p>Bash Cookbook</text:p>
          </table:table-cell>
          <table:table-cell/>
          <table:table-cell office:value-type="string">
            <text:p>Unix</text:p>
          </table:table-cell>
          <table:table-cell table:number-columns-repeated="4"/>
        </table:table-row>
        <table:table-row table:style-name="ro6">
          <table:table-cell office:value-type="string">
            <text:p>Make: Getting Started with Adafruit Trinket</text:p>
          </table:table-cell>
          <table:table-cell/>
          <table:table-cell office:value-type="string">
            <text:p>Electronics and Programming</text:p>
          </table:table-cell>
          <table:table-cell table:number-columns-repeated="4"/>
        </table:table-row>
        <table:table-row table:style-name="ro6">
          <table:table-cell office:value-type="string">
            <text:p>Hadoop: The definitive Guide: Storage and Analysis at Internet Scale</text:p>
          </table:table-cell>
          <table:table-cell/>
          <table:table-cell office:value-type="string">
            <text:p>Data Science</text:p>
          </table:table-cell>
          <table:table-cell table:number-columns-repeated="4"/>
        </table:table-row>
        <table:table-row table:style-name="ro6">
          <table:table-cell office:value-type="string">
            <text:p>Social Engineering: The Art of Human Hacking</text:p>
          </table:table-cell>
          <table:table-cell/>
          <table:table-cell office:value-type="string">
            <text:p>Stranger Creatures</text:p>
          </table:table-cell>
          <table:table-cell table:number-columns-repeated="4"/>
        </table:table-row>
        <table:table-row table:style-name="ro6">
          <table:table-cell office:value-type="string">
            <text:p>wWord Puppets</text:p>
          </table:table-cell>
          <table:table-cell/>
          <table:table-cell office:value-type="string">
            <text:p>Super Nebula</text:p>
          </table:table-cell>
          <table:table-cell table:number-columns-repeated="4"/>
        </table:table-row>
        <table:table-row table:style-name="ro6">
          <table:table-cell office:value-type="string">
            <text:p>Humble Inquiry: The Gentle Art of Asking Instead of Telling</text:p>
          </table:table-cell>
          <table:table-cell/>
          <table:table-cell office:value-type="string">
            <text:p>Win at Work</text:p>
          </table:table-cell>
          <table:table-cell table:number-columns-repeated="4"/>
        </table:table-row>
        <table:table-row table:style-name="ro6">
          <table:table-cell office:value-type="string">
            <text:p>Write Great Code, Vol 1: Understanding the Machine</text:p>
          </table:table-cell>
          <table:table-cell/>
          <table:table-cell office:value-type="string">
            <text:p>The Joy of Coding</text:p>
          </table:table-cell>
          <table:table-cell table:number-columns-repeated="4"/>
        </table:table-row>
        <table:table-row table:style-name="ro6">
          <table:table-cell office:value-type="string">
            <text:p>CEH v9</text:p>
          </table:table-cell>
          <table:table-cell/>
          <table:table-cell office:value-type="string">
            <text:p>Cybersecurity</text:p>
          </table:table-cell>
          <table:table-cell table:number-columns-repeated="4"/>
        </table:table-row>
        <table:table-row table:style-name="ro6">
          <table:table-cell office:value-type="string">
            <text:p>Beginning Robotics Programming in Java with LEGO Minstorms</text:p>
          </table:table-cell>
          <table:table-cell/>
          <table:table-cell office:value-type="string">
            <text:p>LEGO Mindstorms</text:p>
          </table:table-cell>
          <table:table-cell table:number-columns-repeated="4"/>
        </table:table-row>
        <table:table-row table:style-name="ro6">
          <table:table-cell office:value-type="string">
            <text:p>Make: Magazine, Volume 38</text:p>
          </table:table-cell>
          <table:table-cell/>
          <table:table-cell office:value-type="string">
            <text:p>Arduino and Raspberry Pi</text:p>
          </table:table-cell>
          <table:table-cell table:number-columns-repeated="4"/>
        </table:table-row>
        <table:table-row table:style-name="ro6">
          <table:table-cell office:value-type="string">
            <text:p>Make: Zero to Maker: Learn to make</text:p>
          </table:table-cell>
          <table:table-cell/>
          <table:table-cell office:value-type="string">
            <text:p>Fan Favorites and Digital Debuts</text:p>
          </table:table-cell>
          <table:table-cell table:number-columns-repeated="4"/>
        </table:table-row>
        <table:table-row table:style-name="ro6">
          <table:table-cell office:value-type="string">
            <text:p>Applied Cryptography: Protocols, Algorithms and Source Code</text:p>
          </table:table-cell>
          <table:table-cell/>
          <table:table-cell office:value-type="string">
            <text:p>Cybersecurity</text:p>
          </table:table-cell>
          <table:table-cell table:number-columns-repeated="4"/>
        </table:table-row>
        <table:table-row table:style-name="ro6">
          <table:table-cell office:value-type="string">
            <text:p>Lex and Yacc</text:p>
          </table:table-cell>
          <table:table-cell/>
          <table:table-cell office:value-type="string">
            <text:p>Unix</text:p>
          </table:table-cell>
          <table:table-cell table:number-columns-repeated="4"/>
        </table:table-row>
        <table:table-row table:style-name="ro6">
          <table:table-cell office:value-type="string">
            <text:p>The Shore of Women</text:p>
          </table:table-cell>
          <table:table-cell office:value-type="string">
            <text:p>Pamela Sargent</text:p>
          </table:table-cell>
          <table:table-cell office:value-type="string">
            <text:p>WOSF</text:p>
          </table:table-cell>
          <table:table-cell table:number-columns-repeated="4"/>
        </table:table-row>
        <table:table-row table:style-name="ro6">
          <table:table-cell office:value-type="string">
            <text:p>Absolute OpenBSD</text:p>
          </table:table-cell>
          <table:table-cell/>
          <table:table-cell office:value-type="string">
            <text:p>Hacking Reloaded</text:p>
          </table:table-cell>
          <table:table-cell table:number-columns-repeated="4"/>
        </table:table-row>
        <table:table-row table:style-name="ro6">
          <table:table-cell office:value-type="string">
            <text:p>Making Things See: 3D vision with Kinect, Processing, Arduino, and MakerBot</text:p>
          </table:table-cell>
          <table:table-cell/>
          <table:table-cell office:value-type="string">
            <text:p>Arduino and Raspberry Pi</text:p>
          </table:table-cell>
          <table:table-cell table:number-columns-repeated="4"/>
        </table:table-row>
        <table:table-row table:style-name="ro6">
          <table:table-cell office:value-type="string">
            <text:p>All My Sins Remembered</text:p>
          </table:table-cell>
          <table:table-cell office:value-type="string">
            <text:p>Joe Halderman</text:p>
          </table:table-cell>
          <table:table-cell office:value-type="string">
            <text:p>Adventures in Science Fiction</text:p>
          </table:table-cell>
          <table:table-cell table:number-columns-repeated="4"/>
        </table:table-row>
        <table:table-row table:style-name="ro6">
          <table:table-cell office:value-type="string">
            <text:p>AWS Administration The Definitive Guide</text:p>
          </table:table-cell>
          <table:table-cell/>
          <table:table-cell office:value-type="string">
            <text:p>Cloud Computing</text:p>
          </table:table-cell>
          <table:table-cell table:number-columns-repeated="4"/>
        </table:table-row>
        <table:table-row table:style-name="ro6">
          <table:table-cell office:value-type="string">
            <text:p>Cassandra: The Definitive Guide: Distributed Data at Web Scale</text:p>
          </table:table-cell>
          <table:table-cell/>
          <table:table-cell office:value-type="string">
            <text:p>Data Science</text:p>
          </table:table-cell>
          <table:table-cell table:number-columns-repeated="4"/>
        </table:table-row>
        <table:table-row table:style-name="ro6">
          <table:table-cell office:value-type="string">
            <text:p>Legend of the Galactic Heroes Volume 3: Endurance</text:p>
          </table:table-cell>
          <table:table-cell/>
          <table:table-cell office:value-type="string">
            <text:p>Haikasoru</text:p>
          </table:table-cell>
          <table:table-cell table:number-columns-repeated="4"/>
        </table:table-row>
        <table:table-row table:style-name="ro6">
          <table:table-cell office:value-type="string">
            <text:p>Pro Vim</text:p>
          </table:table-cell>
          <table:table-cell/>
          <table:table-cell office:value-type="string">
            <text:p>Linux and Open Source</text:p>
          </table:table-cell>
          <table:table-cell table:number-columns-repeated="4"/>
        </table:table-row>
        <table:table-row table:style-name="ro6">
          <table:table-cell office:value-type="string">
            <text:p>Wining Designs 2017</text:p>
          </table:table-cell>
          <table:table-cell/>
          <table:table-cell office:value-type="string">
            <text:p>LEGO Mindstorms</text:p>
          </table:table-cell>
          <table:table-cell table:number-columns-repeated="4"/>
        </table:table-row>
        <table:table-row table:style-name="ro6">
          <table:table-cell office:value-type="string">
            <text:p>yesterday's kin</text:p>
          </table:table-cell>
          <table:table-cell/>
          <table:table-cell office:value-type="string">
            <text:p>Super Nebula</text:p>
          </table:table-cell>
          <table:table-cell table:number-columns-repeated="4"/>
        </table:table-row>
        <table:table-row table:style-name="ro6">
          <table:table-cell office:value-type="string">
            <text:p>Sister Light, Sister Dark</text:p>
          </table:table-cell>
          <table:table-cell office:value-type="string">
            <text:p>Jane Yolen</text:p>
          </table:table-cell>
          <table:table-cell office:value-type="string">
            <text:p>WOSF</text:p>
          </table:table-cell>
          <table:table-cell table:number-columns-repeated="4"/>
        </table:table-row>
        <table:table-row table:style-name="ro6">
          <table:table-cell office:value-type="string">
            <text:p>Write Great Code, Vol 2: Thinking Low-Level, Writing High Level</text:p>
          </table:table-cell>
          <table:table-cell/>
          <table:table-cell office:value-type="string">
            <text:p>The Joy of Coding</text:p>
          </table:table-cell>
          <table:table-cell table:number-columns-repeated="4"/>
        </table:table-row>
        <table:table-row table:style-name="ro6">
          <table:table-cell office:value-type="string">
            <text:p>Sed and Awk</text:p>
          </table:table-cell>
          <table:table-cell/>
          <table:table-cell office:value-type="string">
            <text:p>Unix</text:p>
          </table:table-cell>
          <table:table-cell table:number-columns-repeated="4"/>
        </table:table-row>
        <table:table-row table:style-name="ro6">
          <table:table-cell office:value-type="string">
            <text:p>Make: Drones</text:p>
          </table:table-cell>
          <table:table-cell/>
          <table:table-cell office:value-type="string">
            <text:p>Electronics and Programming</text:p>
          </table:table-cell>
          <table:table-cell table:number-columns-repeated="4"/>
        </table:table-row>
        <table:table-row table:style-name="ro6">
          <table:table-cell office:value-type="string">
            <text:p>Practical Packet Analysis</text:p>
          </table:table-cell>
          <table:table-cell/>
          <table:table-cell office:value-type="string">
            <text:p>Hacking Reloaded</text:p>
          </table:table-cell>
          <table:table-cell table:number-columns-repeated="4"/>
        </table:table-row>
        <table:table-row table:style-name="ro6">
          <table:table-cell office:value-type="string">
            <text:p>The Makerspace Workbench: Tools, Technologies and Techniques for Making</text:p>
          </table:table-cell>
          <table:table-cell/>
          <table:table-cell office:value-type="string">
            <text:p>Fan Favorites and Digital Debuts</text:p>
          </table:table-cell>
          <table:table-cell table:number-columns-repeated="4"/>
        </table:table-row>
        <table:table-row table:style-name="ro6">
          <table:table-cell office:value-type="string">
            <text:p>Orion Shall Rise</text:p>
          </table:table-cell>
          <table:table-cell office:value-type="string">
            <text:p>Poul Anderson</text:p>
          </table:table-cell>
          <table:table-cell office:value-type="string">
            <text:p>Adventures in Science Fiction</text:p>
          </table:table-cell>
          <table:table-cell table:number-columns-repeated="4"/>
        </table:table-row>
        <table:table-row table:style-name="ro6">
          <table:table-cell office:value-type="string">
            <text:p>Mastering OpenStack</text:p>
          </table:table-cell>
          <table:table-cell/>
          <table:table-cell office:value-type="string">
            <text:p>Cloud Computing</text:p>
          </table:table-cell>
          <table:table-cell table:number-columns-repeated="4"/>
        </table:table-row>
        <table:table-row table:style-name="ro6">
          <table:table-cell office:value-type="string">
            <text:p>Brave New Worlds Second Edition</text:p>
          </table:table-cell>
          <table:table-cell office:value-type="string">
            <text:p>John Joseph Adams</text:p>
          </table:table-cell>
          <table:table-cell office:value-type="string">
            <text:p>Multi Genre Fiction</text:p>
          </table:table-cell>
          <table:table-cell table:number-columns-repeated="4"/>
        </table:table-row>
        <table:table-row table:style-name="ro6">
          <table:table-cell office:value-type="string">
            <text:p>Best Horror of the Year Volume 1</text:p>
          </table:table-cell>
          <table:table-cell office:value-type="string">
            <text:p>Ellen Datlow</text:p>
          </table:table-cell>
          <table:table-cell office:value-type="string">
            <text:p>Multi Genre Fiction</text:p>
          </table:table-cell>
          <table:table-cell table:number-columns-repeated="4"/>
        </table:table-row>
        <table:table-row table:style-name="ro6">
          <table:table-cell office:value-type="string">
            <text:p>Scourge of the Betrayer</text:p>
          </table:table-cell>
          <table:table-cell office:value-type="string">
            <text:p>Jeff Salyards</text:p>
          </table:table-cell>
          <table:table-cell office:value-type="string">
            <text:p>Multi Genre Fiction</text:p>
          </table:table-cell>
          <table:table-cell table:number-columns-repeated="4"/>
        </table:table-row>
        <table:table-row table:style-name="ro6">
          <table:table-cell office:value-type="string">
            <text:p>Reanimatrix</text:p>
          </table:table-cell>
          <table:table-cell office:value-type="string">
            <text:p>Pete Rawlik</text:p>
          </table:table-cell>
          <table:table-cell office:value-type="string">
            <text:p>Multi Genre Fiction</text:p>
          </table:table-cell>
          <table:table-cell table:number-columns-repeated="4"/>
        </table:table-row>
        <table:table-row table:style-name="ro6">
          <table:table-cell office:value-type="string">
            <text:p>Hitchers</text:p>
          </table:table-cell>
          <table:table-cell office:value-type="string">
            <text:p>Will McIntosh</text:p>
          </table:table-cell>
          <table:table-cell office:value-type="string">
            <text:p>Multi Genre Fiction</text:p>
          </table:table-cell>
          <table:table-cell table:number-columns-repeated="4"/>
        </table:table-row>
        <table:table-row table:style-name="ro6">
          <table:table-cell office:value-type="string">
            <text:p>The Daedalus Incident</text:p>
          </table:table-cell>
          <table:table-cell office:value-type="string">
            <text:p>Michael Martinez</text:p>
          </table:table-cell>
          <table:table-cell office:value-type="string">
            <text:p>Multi Genre Fiction</text:p>
          </table:table-cell>
          <table:table-cell table:number-columns-repeated="4"/>
        </table:table-row>
        <table:table-row table:style-name="ro6">
          <table:table-cell office:value-type="string">
            <text:p>Other Worlds Than These</text:p>
          </table:table-cell>
          <table:table-cell office:value-type="string">
            <text:p>John Joseph Adams</text:p>
          </table:table-cell>
          <table:table-cell office:value-type="string">
            <text:p>Multi Genre Fiction</text:p>
          </table:table-cell>
          <table:table-cell table:number-columns-repeated="4"/>
        </table:table-row>
        <table:table-row table:style-name="ro6">
          <table:table-cell office:value-type="string">
            <text:p>Beyond the Woods</text:p>
          </table:table-cell>
          <table:table-cell office:value-type="string">
            <text:p>Paula Guran</text:p>
          </table:table-cell>
          <table:table-cell office:value-type="string">
            <text:p>Multi Genre Fiction</text:p>
          </table:table-cell>
          <table:table-cell table:number-columns-repeated="4"/>
        </table:table-row>
        <table:table-row table:style-name="ro6">
          <table:table-cell office:value-type="string">
            <text:p>Just One Damned Thing After Another</text:p>
          </table:table-cell>
          <table:table-cell office:value-type="string">
            <text:p>Jodi Taylor</text:p>
          </table:table-cell>
          <table:table-cell office:value-type="string">
            <text:p>Multi Genre Fiction</text:p>
          </table:table-cell>
          <table:table-cell table:number-columns-repeated="4"/>
        </table:table-row>
        <table:table-row table:style-name="ro6">
          <table:table-cell office:value-type="string">
            <text:p>Best Science Fiction of the Year Volume 2</text:p>
          </table:table-cell>
          <table:table-cell office:value-type="string">
            <text:p>Neil Clarke</text:p>
          </table:table-cell>
          <table:table-cell office:value-type="string">
            <text:p>Multi Genre Fiction</text:p>
          </table:table-cell>
          <table:table-cell table:number-columns-repeated="4"/>
        </table:table-row>
        <table:table-row table:style-name="ro6">
          <table:table-cell office:value-type="string">
            <text:p>A Cruel Wind</text:p>
          </table:table-cell>
          <table:table-cell office:value-type="string">
            <text:p>Glen Cook</text:p>
          </table:table-cell>
          <table:table-cell office:value-type="string">
            <text:p>Multi Genre Fiction</text:p>
          </table:table-cell>
          <table:table-cell table:number-columns-repeated="4"/>
        </table:table-row>
        <table:table-row table:style-name="ro6">
          <table:table-cell office:value-type="string">
            <text:p>Witches be Crazy</text:p>
          </table:table-cell>
          <table:table-cell office:value-type="string">
            <text:p>Logan Hunder</text:p>
          </table:table-cell>
          <table:table-cell office:value-type="string">
            <text:p>Multi Genre Fiction</text:p>
          </table:table-cell>
          <table:table-cell table:number-columns-repeated="4"/>
        </table:table-row>
        <table:table-row table:style-name="ro6">
          <table:table-cell office:value-type="string">
            <text:p>Book of Cthulu 2 </text:p>
          </table:table-cell>
          <table:table-cell office:value-type="string">
            <text:p>Ross Lockhart</text:p>
          </table:table-cell>
          <table:table-cell office:value-type="string">
            <text:p>Multi Genre Fiction</text:p>
          </table:table-cell>
          <table:table-cell table:number-columns-repeated="4"/>
        </table:table-row>
        <table:table-row table:style-name="ro6">
          <table:table-cell office:value-type="string">
            <text:p>Pump Six and Other Stories</text:p>
          </table:table-cell>
          <table:table-cell office:value-type="string">
            <text:p>Paolo Bacigalupi</text:p>
          </table:table-cell>
          <table:table-cell office:value-type="string">
            <text:p>Multi Genre Fiction</text:p>
          </table:table-cell>
          <table:table-cell table:number-columns-repeated="4"/>
        </table:table-row>
        <table:table-row table:style-name="ro6">
          <table:table-cell office:value-type="string">
            <text:p>Field of Fantasies</text:p>
          </table:table-cell>
          <table:table-cell office:value-type="string">
            <text:p>Rick Wilber</text:p>
          </table:table-cell>
          <table:table-cell office:value-type="string">
            <text:p>Multi Genre Fiction</text:p>
          </table:table-cell>
          <table:table-cell table:number-columns-repeated="4"/>
        </table:table-row>
        <table:table-row table:style-name="ro6">
          <table:table-cell office:value-type="string">
            <text:p>Entropy in Bloom</text:p>
          </table:table-cell>
          <table:table-cell office:value-type="string">
            <text:p>Jeremy Robert Johnson</text:p>
          </table:table-cell>
          <table:table-cell office:value-type="string">
            <text:p>Multi Genre Fiction</text:p>
          </table:table-cell>
          <table:table-cell table:number-columns-repeated="4"/>
        </table:table-row>
        <table:table-row table:style-name="ro6">
          <table:table-cell office:value-type="string">
            <text:p>Galactic Empires</text:p>
          </table:table-cell>
          <table:table-cell office:value-type="string">
            <text:p>Neil Clarke</text:p>
          </table:table-cell>
          <table:table-cell office:value-type="string">
            <text:p>Multi Genre Fiction</text:p>
          </table:table-cell>
          <table:table-cell table:number-columns-repeated="4"/>
        </table:table-row>
        <table:table-row table:style-name="ro6">
          <table:table-cell office:value-type="string">
            <text:p>The Edge of Worlds</text:p>
          </table:table-cell>
          <table:table-cell office:value-type="string">
            <text:p>Martha Wells</text:p>
          </table:table-cell>
          <table:table-cell office:value-type="string">
            <text:p>Multi Genre Fiction</text:p>
          </table:table-cell>
          <table:table-cell table:number-columns-repeated="4"/>
        </table:table-row>
        <table:table-row table:style-name="ro6">
          <table:table-cell office:value-type="string">
            <text:p>Southern Gods</text:p>
          </table:table-cell>
          <table:table-cell office:value-type="string">
            <text:p>John Hornor Jacobs</text:p>
          </table:table-cell>
          <table:table-cell office:value-type="string">
            <text:p>Multi Genre Fiction</text:p>
          </table:table-cell>
          <table:table-cell table:number-columns-repeated="4"/>
        </table:table-row>
        <table:table-row table:style-name="ro6">
          <table:table-cell office:value-type="string">
            <text:p>I Am Providence</text:p>
          </table:table-cell>
          <table:table-cell office:value-type="string">
            <text:p>Nick Mamatas</text:p>
          </table:table-cell>
          <table:table-cell office:value-type="string">
            <text:p>Multi Genre Fiction</text:p>
          </table:table-cell>
          <table:table-cell table:number-columns-repeated="4"/>
        </table:table-row>
        <table:table-row table:style-name="ro6" table:number-rows-repeated="1048199">
          <table:table-cell table:number-columns-repeated="7"/>
        </table:table-row>
        <table:table-row table:style-name="ro6">
          <table:table-cell table:number-columns-repeated="7"/>
        </table:table-row>
      </table:table>
      <table:table table:name="Physical"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5" table:default-cell-style-name="ce5"/>
        <table:table-column table:style-name="co6" table:default-cell-style-name="ce5"/>
        <table:table-column table:style-name="co14" table:default-cell-style-name="Default"/>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cell/>
        </table:table-row>
        <table:table-row table:style-name="ro4">
          <table:table-cell office:value-type="string">
            <text:p>Ready Player One</text:p>
          </table:table-cell>
          <table:table-cell office:value-type="string">
            <text:p>Ernest Cline</text:p>
          </table:table-cell>
          <table:table-cell office:value-type="string">
            <text:p>October 2016</text:p>
          </table:table-cell>
          <table:table-cell office:value-type="string">
            <text:p>November 2016</text:p>
          </table:table-cell>
          <table:table-cell office:value-type="string">
            <text:p>Set in the future, where almost everybody spends most of their time in a virtual reality world, follows one player that goes on a treasure hunt. </text:p>
          </table:table-cell>
          <table:table-cell office:value-type="string">
            <text:p>It was recommended by my Dad, and it was very good. I loved all of the references to video games and music and movies. It felt a lot like the anime One Piece. </text:p>
          </table:table-cell>
          <table:table-cell/>
        </table:table-row>
        <table:table-row table:style-name="ro4">
          <table:table-cell office:value-type="string">
            <text:p>Miss Peregrine's Home For Peculiar Children</text:p>
          </table:table-cell>
          <table:table-cell office:value-type="string">
            <text:p>Ransom Riggs</text:p>
          </table:table-cell>
          <table:table-cell office:value-type="string">
            <text:p>December 2016</text:p>
          </table:table-cell>
          <table:table-cell office:value-type="string">
            <text:p>January 2017</text:p>
          </table:table-cell>
          <table:table-cell office:value-type="string">
            <text:p>Set in the present, tells the story of a boy that meets a house full of children with special abilities.</text:p>
          </table:table-cell>
          <table:table-cell office:value-type="string">
            <text:p>I became interested in reading the book after seeing the movie adaptation. The book was much better than the movie, giving a much more detailed description of the children's abilities and their relationships. </text:p>
          </table:table-cell>
          <table:table-cell/>
        </table:table-row>
        <table:table-row table:style-name="ro11">
          <table:table-cell office:value-type="string">
            <text:p>Miss Peregrine's Home For Peculiar Children: Hollow City</text:p>
          </table:table-cell>
          <table:table-cell office:value-type="string">
            <text:p>Ransom Riggs</text:p>
          </table:table-cell>
          <table:table-cell office:value-type="string">
            <text:p>February 2017</text:p>
          </table:table-cell>
          <table:table-cell table:style-name="ce3" office:value-type="date" office:date-value="2017-02-26">
            <text:p>02/26/17</text:p>
          </table:table-cell>
          <table:table-cell office:value-type="string">
            <text:p>Gives the events following the first book, the children with abilities are being hunted.</text:p>
          </table:table-cell>
          <table:table-cell office:value-type="string">
            <text:p>Turned out being much better written than the first book. I enjoyed that the setting was expanded to more than just the island where the children were first found. </text:p>
          </table:table-cell>
          <table:table-cell/>
        </table:table-row>
        <table:table-row table:style-name="ro4">
          <table:table-cell office:value-type="string">
            <text:p>The Call of the Wild</text:p>
          </table:table-cell>
          <table:table-cell office:value-type="string">
            <text:p>Jack London</text:p>
          </table:table-cell>
          <table:table-cell table:style-name="ce3" office:value-type="date" office:date-value="2017-02-26">
            <text:p>02/26/17</text:p>
          </table:table-cell>
          <table:table-cell table:style-name="ce3" office:value-type="date" office:date-value="2017-03-05">
            <text:p>03/05/17</text:p>
          </table:table-cell>
          <table:table-cell office:value-type="string">
            <text:p>Set during the gold rush, follows the life of a dog that is stolen and sold to be a sled dog in Alaska.</text:p>
          </table:table-cell>
          <table:table-cell office:value-type="string">
            <text:p>I loved almost everything about this book. The poetic writing gave Buck an unforgettable personality. This book gave me the same feels as did the movie “Into the Wild”.</text:p>
          </table:table-cell>
          <table:table-cell/>
        </table:table-row>
        <table:table-row table:style-name="ro4">
          <table:table-cell office:value-type="string">
            <text:p>The Gold Bug</text:p>
          </table:table-cell>
          <table:table-cell office:value-type="string">
            <text:p>Edgar Allan Poe</text:p>
          </table:table-cell>
          <table:table-cell table:style-name="ce3" office:value-type="date" office:date-value="2017-03-09">
            <text:p>03/09/17</text:p>
          </table:table-cell>
          <table:table-cell table:style-name="ce3" office:value-type="date" office:date-value="2017-03-11">
            <text:p>03/11/17</text:p>
          </table:table-cell>
          <table:table-cell office:value-type="string">
            <text:p>A hermit finds a golden bug that leads him on a treasure hunt.</text:p>
          </table:table-cell>
          <table:table-cell office:value-type="string">
            <text:p>The first experience I've had with my Edgar Allan Poe collection. I was surprised at the adventure aspect of the book, I've never read that from Poe. I enjoyed the mystery and explanation of the mystery.</text:p>
          </table:table-cell>
          <table:table-cell/>
        </table:table-row>
        <table:table-row table:style-name="ro11">
          <table:table-cell office:value-type="string">
            <text:p>The Murders In The Rue Morgue</text:p>
          </table:table-cell>
          <table:table-cell office:value-type="string">
            <text:p>Edgar Allan Poe</text:p>
          </table:table-cell>
          <table:table-cell table:number-columns-repeated="2" table:style-name="ce3" office:value-type="date" office:date-value="2017-03-18">
            <text:p>03/18/17</text:p>
          </table:table-cell>
          <table:table-cell office:value-type="string">
            <text:p>Two recluses hear about a strange murder mystery and work to solve it.</text:p>
          </table:table-cell>
          <table:table-cell office:value-type="string">
            <text:p>Just like The Gold Bug, this was a really cool story of a really intricate mystery that becomes unraveled by the end of the story. Some of the best mystery I've read so far.</text:p>
          </table:table-cell>
          <table:table-cell/>
        </table:table-row>
        <table:table-row table:style-name="ro11">
          <table:table-cell office:value-type="string">
            <text:p>Miss Peregrine's Home For Peculiar Children: Library of Souls</text:p>
          </table:table-cell>
          <table:table-cell office:value-type="string">
            <text:p>Ransom Riggs</text:p>
          </table:table-cell>
          <table:table-cell table:style-name="ce3" office:value-type="date" office:date-value="2017-03-19">
            <text:p>03/19/17</text:p>
          </table:table-cell>
          <table:table-cell table:style-name="ce3" office:value-type="date" office:date-value="2017-03-25">
            <text:p>03/25/17</text:p>
          </table:table-cell>
          <table:table-cell office:value-type="string">
            <text:p>Following directly the second book, Emma and Jacob go on a quest to rescue their captured friends. </text:p>
          </table:table-cell>
          <table:table-cell office:value-type="string">
            <text:p>The best of the series. It was much more cinematic than the first two, and also much more exciting. </text:p>
          </table:table-cell>
          <table:table-cell/>
        </table:table-row>
        <table:table-row table:style-name="ro18">
          <table:table-cell office:value-type="string">
            <text:p>White Fang</text:p>
          </table:table-cell>
          <table:table-cell office:value-type="string">
            <text:p>Jack London</text:p>
          </table:table-cell>
          <table:table-cell table:style-name="ce3" office:value-type="date" office:date-value="2017-03-26">
            <text:p>03/26/17</text:p>
          </table:table-cell>
          <table:table-cell table:style-name="ce3" office:value-type="date" office:date-value="2017-04-02">
            <text:p>04/02/17</text:p>
          </table:table-cell>
          <table:table-cell office:value-type="string">
            <text:p>Follows the life of a mixed wolf in Alaska.</text:p>
          </table:table-cell>
          <table:table-cell office:value-type="string">
            <text:p>My favorite part about the Jack London books that I've read is his level of description and attention to detail. His detail in describing feeling and expanding the story inward into the character's thoughts and feelings makes the outward adventure more captivating. </text:p>
          </table:table-cell>
          <table:table-cell/>
        </table:table-row>
        <table:table-row table:style-name="ro19">
          <table:table-cell office:value-type="string">
            <text:p>The Hunger Games</text:p>
          </table:table-cell>
          <table:table-cell office:value-type="string">
            <text:p>Suzanne Collins</text:p>
          </table:table-cell>
          <table:table-cell table:style-name="ce3" office:value-type="date" office:date-value="2017-04-03">
            <text:p>04/03/17</text:p>
          </table:table-cell>
          <table:table-cell table:style-name="ce3" office:value-type="date" office:date-value="2017-04-14">
            <text:p>04/14/17</text:p>
          </table:table-cell>
          <table:table-cell office:value-type="string">
            <text:p>A girl in a dystopian society gets chosen for an arena battle to the death.</text:p>
          </table:table-cell>
          <table:table-cell office:value-type="string">
            <text:p>The remarkable thing about this book is that the movie adaptation is the most accurate that I have ever seen. There are only a few extra details contained within the book that are not present in the movie. The movie only added the subplot about the game maker. The story is very well written and very interesting, I'm glad that the movie follows it so closely. </text:p>
          </table:table-cell>
          <table:table-cell/>
        </table:table-row>
        <table:table-row table:style-name="ro14">
          <table:table-cell office:value-type="string">
            <text:p>Artemis Fowl</text:p>
          </table:table-cell>
          <table:table-cell office:value-type="string">
            <text:p>Eoin Colfer</text:p>
          </table:table-cell>
          <table:table-cell table:style-name="ce3" office:value-type="date" office:date-value="2017-04-15">
            <text:p>04/15/17</text:p>
          </table:table-cell>
          <table:table-cell table:style-name="ce3" office:value-type="date" office:date-value="2017-04-18">
            <text:p>04/18/17</text:p>
          </table:table-cell>
          <table:table-cell office:value-type="string">
            <text:p>A boy genius steals from mythical creatures.</text:p>
          </table:table-cell>
          <table:table-cell office:value-type="string">
            <text:p>I remember reading this book in middle school, but that was before my concussion. It was nice being able to experience it as new. The book is good, but not very “big.” It's as if the plot is suited for an episode of a cartoon, rather than a book. </text:p>
          </table:table-cell>
          <table:table-cell/>
        </table:table-row>
        <table:table-row table:style-name="ro12">
          <table:table-cell office:value-type="string">
            <text:p>The Mystery of Marie Roget</text:p>
          </table:table-cell>
          <table:table-cell office:value-type="string">
            <text:p>Edgar Allan Poe</text:p>
          </table:table-cell>
          <table:table-cell table:style-name="ce3" office:value-type="date" office:date-value="2017-04-19">
            <text:p>04/19/17</text:p>
          </table:table-cell>
          <table:table-cell table:style-name="ce3" office:value-type="date" office:date-value="2017-04-20">
            <text:p>04/20/17</text:p>
          </table:table-cell>
          <table:table-cell office:value-type="string">
            <text:p>Sequel to Murders In The Rue Morgue. The same protagonists solve another murder.</text:p>
          </table:table-cell>
          <table:table-cell office:value-type="string">
            <text:p>This was not good. All explanation and no plot. Very boring. </text:p>
          </table:table-cell>
          <table:table-cell/>
        </table:table-row>
        <table:table-row table:style-name="ro11">
          <table:table-cell office:value-type="string">
            <text:p>Into The Wild</text:p>
          </table:table-cell>
          <table:table-cell office:value-type="string">
            <text:p>Jon Krakauer</text:p>
          </table:table-cell>
          <table:table-cell table:style-name="ce3" office:value-type="date" office:date-value="2017-04-20">
            <text:p>04/20/17</text:p>
          </table:table-cell>
          <table:table-cell table:style-name="ce3" office:value-type="date" office:date-value="2017-04-30">
            <text:p>04/30/17</text:p>
          </table:table-cell>
          <table:table-cell office:value-type="string">
            <text:p>A report on the life of Christopher McCandless, a college graduate that gives up his life to hitch hike to Alaska.</text:p>
          </table:table-cell>
          <table:table-cell office:value-type="string">
            <text:p>The basis of one of my favorite movies, the book added so much more to the story. The movie was already incredibly touching, but the book made it so much more real. </text:p>
          </table:table-cell>
          <table:table-cell/>
        </table:table-row>
        <table:table-row table:style-name="ro13">
          <table:table-cell office:value-type="string">
            <text:p>A Song of Ice and Fire: A Game of Thrones</text:p>
          </table:table-cell>
          <table:table-cell office:value-type="string">
            <text:p>George R. R. Martin</text:p>
          </table:table-cell>
          <table:table-cell table:style-name="ce3" office:value-type="date" office:date-value="2017-04-30">
            <text:p>04/30/17</text:p>
          </table:table-cell>
          <table:table-cell table:style-name="ce3" office:value-type="date" office:date-value="2017-06-18">
            <text:p>06/18/17</text:p>
          </table:table-cell>
          <table:table-cell office:value-type="string">
            <text:p>The first in a series of five books that tells the story of several great kingdoms and the battles that take place between them. </text:p>
          </table:table-cell>
          <table:table-cell office:value-type="string">
            <text:p>The best thing about this books was that even though it was so long, it was never boring. The thing I appreciated most about these stories was that they were full of reality. Nothing seemed to be done for purpose of plot or moral. Everything that happens seems to be how things would happen if they were taking place in real life. </text:p>
          </table:table-cell>
          <table:table-cell/>
        </table:table-row>
        <table:table-row table:style-name="ro18">
          <table:table-cell office:value-type="string">
            <text:p>The Purloined Letter</text:p>
          </table:table-cell>
          <table:table-cell office:value-type="string">
            <text:p>Edgar Allan Poe</text:p>
          </table:table-cell>
          <table:table-cell table:style-name="ce3" office:value-type="date" office:date-value="2017-06-18">
            <text:p>06/18/17</text:p>
          </table:table-cell>
          <table:table-cell table:style-name="ce3" office:value-type="date" office:date-value="2017-06-19">
            <text:p>06/19/17</text:p>
          </table:table-cell>
          <table:table-cell office:value-type="string">
            <text:p>A mystery short story where a police officer asks the help of a genius detective. He is asked to find a letter that was stolen.</text:p>
          </table:table-cell>
          <table:table-cell office:value-type="string">
            <text:p>This was a very good short detective story, and one of the easier ones to read by Poe. I liked the theme that the mystery was hard to solve because the letter was hidden directly in plain view. It's amazing to think about how these stories could have influenced the Sherlock Holmes stories. </text:p>
          </table:table-cell>
          <table:table-cell/>
        </table:table-row>
        <table:table-row table:style-name="ro18">
          <table:table-cell office:value-type="string">
            <text:p>The Hunger Games: Catching Fire</text:p>
          </table:table-cell>
          <table:table-cell office:value-type="string">
            <text:p>Suzanne Collins</text:p>
          </table:table-cell>
          <table:table-cell table:style-name="ce3" office:value-type="date" office:date-value="2017-06-19">
            <text:p>06/19/17</text:p>
          </table:table-cell>
          <table:table-cell table:style-name="ce3" office:value-type="date" office:date-value="2017-06-27">
            <text:p>06/27/17</text:p>
          </table:table-cell>
          <table:table-cell office:value-type="string">
            <text:p>The second book in the series, Katniss returns to the Hunger Games arena. </text:p>
          </table:table-cell>
          <table:table-cell office:value-type="string">
            <text:p>In some ways this book was better, in other ways worse. The main problem with this book is that each chapter is left off with a cliff hanger and it starts to get repetitive. However, I did think that it was more suspenseful and well written. I wish I had read this book before I saw the movie. </text:p>
          </table:table-cell>
          <table:table-cell/>
        </table:table-row>
        <table:table-row table:style-name="ro14">
          <table:table-cell office:value-type="string">
            <text:p>Artemis Fowl: The Arctic Incident</text:p>
          </table:table-cell>
          <table:table-cell office:value-type="string">
            <text:p>Eoin Colfer</text:p>
          </table:table-cell>
          <table:table-cell table:style-name="ce3" office:value-type="date" office:date-value="2017-06-27">
            <text:p>06/27/17</text:p>
          </table:table-cell>
          <table:table-cell table:style-name="ce3" office:value-type="date" office:date-value="2017-07-01">
            <text:p>07/01/17</text:p>
          </table:table-cell>
          <table:table-cell office:value-type="string">
            <text:p>The second book in the Artemis Fowl series. Artemis finds his dad but has to help the people first. </text:p>
          </table:table-cell>
          <table:table-cell office:value-type="string">
            <text:p>A very good sequel, much more grand than the first. My favorite thing about these books is that they read like comic books, and while the subject matter of the story is a little childish, Colfer's writing style makes you lose yourself in it. </text:p>
          </table:table-cell>
          <table:table-cell/>
        </table:table-row>
        <table:table-row table:style-name="ro11">
          <table:table-cell office:value-type="string">
            <text:p>The Unparalled Adventure of One Hans Pfall</text:p>
          </table:table-cell>
          <table:table-cell office:value-type="string">
            <text:p>Edgar Allan Poe</text:p>
          </table:table-cell>
          <table:table-cell table:style-name="ce3" office:value-type="date" office:date-value="2017-07-01">
            <text:p>07/01/17</text:p>
          </table:table-cell>
          <table:table-cell table:style-name="ce3" office:value-type="date" office:date-value="2017-07-05">
            <text:p>07/05/17</text:p>
          </table:table-cell>
          <table:table-cell office:value-type="string">
            <text:p>A Man writes a letter from the moon.</text:p>
          </table:table-cell>
          <table:table-cell office:value-type="string">
            <text:p>Strangely comedic, yet still morbid story for Poe. I like the turn his stories are starting to take, from the detective novels to interesting short stories. </text:p>
          </table:table-cell>
          <table:table-cell/>
        </table:table-row>
        <table:table-row table:style-name="ro13">
          <table:table-cell office:value-type="string">
            <text:p>Batard</text:p>
          </table:table-cell>
          <table:table-cell office:value-type="string">
            <text:p>Jack London</text:p>
          </table:table-cell>
          <table:table-cell table:style-name="ce3" office:value-type="date" office:date-value="2017-07-06">
            <text:p>07/06/17</text:p>
          </table:table-cell>
          <table:table-cell table:style-name="ce3" office:value-type="date" office:date-value="2017-07-07">
            <text:p>07/07/17</text:p>
          </table:table-cell>
          <table:table-cell office:value-type="string">
            <text:p>A mean man buys a mean dog and they have mean adventures. </text:p>
          </table:table-cell>
          <table:table-cell office:value-type="string">
            <text:p>Another amazing Jack London story. As always, my favorite thing about his writing is just the sheer amazing attention to detail that he shows. It's not as if he's over describing a setting or a character. His detail is in the relationships and small actions between characters. His characters are real to an almost unbelievable extent. </text:p>
          </table:table-cell>
          <table:table-cell/>
        </table:table-row>
        <table:table-row table:style-name="ro4">
          <table:table-cell office:value-type="string">
            <text:p>The Hunger Games: Mockingjay</text:p>
          </table:table-cell>
          <table:table-cell office:value-type="string">
            <text:p>Suzanne Collins</text:p>
          </table:table-cell>
          <table:table-cell table:style-name="ce3" office:value-type="date" office:date-value="2017-07-07">
            <text:p>07/07/17</text:p>
          </table:table-cell>
          <table:table-cell table:style-name="ce3" office:value-type="date" office:date-value="2017-07-16">
            <text:p>07/16/17</text:p>
          </table:table-cell>
          <table:table-cell office:value-type="string">
            <text:p>The final book in the Hunger Games series. Katniss finally takes on the Capital. </text:p>
          </table:table-cell>
          <table:table-cell office:value-type="string">
            <text:p>I don't think I can say that this was my favorite book in the series, but I think the movie versions of this story are my favorite. I definitely like the ending for this book more than most endings I've read. </text:p>
          </table:table-cell>
          <table:table-cell/>
        </table:table-row>
        <table:table-row table:style-name="ro11">
          <table:table-cell office:value-type="string">
            <text:p>Ms. Found In A Bottle</text:p>
          </table:table-cell>
          <table:table-cell office:value-type="string">
            <text:p>Edgar Allan Poe</text:p>
          </table:table-cell>
          <table:table-cell table:number-columns-repeated="2" table:style-name="ce3" office:value-type="date" office:date-value="2017-07-16">
            <text:p>07/16/17</text:p>
          </table:table-cell>
          <table:table-cell office:value-type="string">
            <text:p>A man on a ship ends up on another ship after a storm.</text:p>
          </table:table-cell>
          <table:table-cell office:value-type="string">
            <text:p>This one was weird. Not very easy to follow, or to see the point in the story. I'm sure there's a greater symbolism that I'm missing. </text:p>
          </table:table-cell>
          <table:table-cell/>
        </table:table-row>
        <table:table-row table:style-name="ro14">
          <table:table-cell office:value-type="string">
            <text:p>The Gunslinger: Dark Tower 1</text:p>
          </table:table-cell>
          <table:table-cell office:value-type="string">
            <text:p>Stephen King</text:p>
          </table:table-cell>
          <table:table-cell table:style-name="ce3" office:value-type="date" office:date-value="2017-08-26">
            <text:p>08/26/17</text:p>
          </table:table-cell>
          <table:table-cell table:style-name="ce3" office:value-type="date" office:date-value="2017-08-29">
            <text:p>08/29/17</text:p>
          </table:table-cell>
          <table:table-cell office:value-type="string">
            <text:p>A gunslinger from another world tracks down his nemesis.</text:p>
          </table:table-cell>
          <table:table-cell office:value-type="string">
            <text:p>My first Stephen King novel, and I really enjoyed it. It was very poetic and metaphorical, which made it very interesting to read. It was great to read something that wasn't so straight forward. I look forward to reading the rest of the series. </text:p>
          </table:table-cell>
          <table:table-cell/>
        </table:table-row>
        <table:table-row table:style-name="ro12">
          <table:table-cell office:value-type="string">
            <text:p>The Frog Prince</text:p>
          </table:table-cell>
          <table:table-cell office:value-type="string">
            <text:p>The Brother's Grimm</text:p>
          </table:table-cell>
          <table:table-cell table:number-columns-repeated="2" table:style-name="ce3" office:value-type="date" office:date-value="2017-09-21">
            <text:p>09/21/17</text:p>
          </table:table-cell>
          <table:table-cell office:value-type="string">
            <text:p>A cursed frog makes a promise with a princess. </text:p>
          </table:table-cell>
          <table:table-cell office:value-type="string">
            <text:p>It's interesting hearing the original Brothers Grimm versions of classic tales. They're nothing like the popular versions. </text:p>
          </table:table-cell>
          <table:table-cell/>
        </table:table-row>
        <table:table-row table:style-name="ro14">
          <table:table-cell office:value-type="string">
            <text:p>The Gallant Tailor</text:p>
          </table:table-cell>
          <table:table-cell office:value-type="string">
            <text:p>The Brother's Grimm</text:p>
          </table:table-cell>
          <table:table-cell table:style-name="ce3" office:value-type="date" office:date-value="2017-09-21">
            <text:p>09/21/17</text:p>
          </table:table-cell>
          <table:table-cell table:style-name="ce3" office:value-type="date" office:date-value="2017-09-23">
            <text:p>09/23/17</text:p>
          </table:table-cell>
          <table:table-cell office:value-type="string">
            <text:p>A tailor kills seven in one blow, and is able to lie his way into a kingdom.</text:p>
          </table:table-cell>
          <table:table-cell office:value-type="string">
            <text:p>I find these stories much more interesting than popular fairy tales. Sometimes it seems like there is some moral to the story, and then other times the story just goes off the rails. Either way, they're still entertaining. </text:p>
          </table:table-cell>
          <table:table-cell/>
        </table:table-row>
        <table:table-row table:style-name="ro1">
          <table:table-cell office:value-type="string">
            <text:p>How To Be a Gentleman</text:p>
          </table:table-cell>
          <table:table-cell office:value-type="string">
            <text:p>John Bridges</text:p>
          </table:table-cell>
          <table:table-cell table:style-name="ce3" office:value-type="date" office:date-value="2017-09-24">
            <text:p>09/24/17</text:p>
          </table:table-cell>
          <table:table-cell table:style-name="ce3" office:value-type="date" office:date-value="2017-09-27">
            <text:p>09/27/17</text:p>
          </table:table-cell>
          <table:table-cell office:value-type="string">
            <text:p>A literal etiquette book. </text:p>
          </table:table-cell>
          <table:table-cell office:value-type="string">
            <text:p>So boring. </text:p>
          </table:table-cell>
          <table:table-cell/>
        </table:table-row>
        <table:table-row table:style-name="ro11">
          <table:table-cell office:value-type="string">
            <text:p>The Giant and the Tailo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The story of a boastful tailor that finds himself under the service of a giant. </text:p>
          </table:table-cell>
          <table:table-cell office:value-type="string">
            <text:p>I'm starting to see a theme in all of these fairy tales. All of the characters lie and cheat in some way. Sometimes it works for them, and sometimes it doesn't. </text:p>
          </table:table-cell>
          <table:table-cell/>
        </table:table-row>
        <table:table-row table:style-name="ro4">
          <table:table-cell office:value-type="string">
            <text:p>The Little Farme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farmer lies his way from poverty to prosperity. </text:p>
          </table:table-cell>
          <table:table-cell office:value-type="string">
            <text:p>Seriously, if the characters are so good at lying and cheating, why aren't they in a good situation before the story takes place? Also why are people so gullible in fairy tales? </text:p>
          </table:table-cell>
          <table:table-cell/>
        </table:table-row>
        <table:table-row table:style-name="ro12">
          <table:table-cell office:value-type="string">
            <text:p>The Golden Key</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silly little story about a boy who finds a key to a chest. </text:p>
          </table:table-cell>
          <table:table-cell office:value-type="string">
            <text:p>I like writing like this because it shows that the author noticed something silly and just decided to write a story about it on a whim. </text:p>
          </table:table-cell>
          <table:table-cell/>
        </table:table-row>
        <table:table-row table:style-name="ro12">
          <table:table-cell office:value-type="string">
            <text:p>Sharing Joy and Sorrow</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pretty dark story about an abusive husband. </text:p>
          </table:table-cell>
          <table:table-cell office:value-type="string">
            <text:p>This was a little bit disturbing, but it was just a good example of a dark style of writing. </text:p>
          </table:table-cell>
          <table:table-cell/>
        </table:table-row>
        <table:table-row table:style-name="ro14">
          <table:table-cell office:value-type="string">
            <text:p>The Nail</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man is traveling home and finds his horse's shoe is missing a nail. He decides to keep going, but the shoe falls off. He decides to keep going but his horse breaks its leg. </text:p>
          </table:table-cell>
          <table:table-cell office:value-type="string">
            <text:p>Actually a very good parable with a great lesson. Don't put off seemingly unimportant things or else they will become troublesome in the future. </text:p>
          </table:table-cell>
          <table:table-cell/>
        </table:table-row>
        <table:table-row table:style-name="ro20">
          <table:table-cell office:value-type="string">
            <text:p>Tom Thumb</text:p>
          </table:table-cell>
          <table:table-cell office:value-type="string">
            <text:p>The Brother's Grimm</text:p>
          </table:table-cell>
          <table:table-cell table:number-columns-repeated="2" table:style-name="ce3" office:value-type="date" office:date-value="2017-10-28">
            <text:p>10/28/17</text:p>
          </table:table-cell>
          <table:table-cell office:value-type="string">
            <text:p>Introduction of Tom Thumb, a child the size of a thumb. </text:p>
          </table:table-cell>
          <table:table-cell office:value-type="string">
            <text:p>Not bad, not great. </text:p>
          </table:table-cell>
          <table:table-cell table:style-name="ce5"/>
        </table:table-row>
        <table:table-row table:style-name="ro20">
          <table:table-cell office:value-type="string">
            <text:p>Tom Thumb's Travels</text:p>
          </table:table-cell>
          <table:table-cell office:value-type="string">
            <text:p>The Brother's Grimm</text:p>
          </table:table-cell>
          <table:table-cell table:number-columns-repeated="2" table:style-name="ce3" office:value-type="date" office:date-value="2017-10-28">
            <text:p>10/28/17</text:p>
          </table:table-cell>
          <table:table-cell office:value-type="string">
            <text:p>Tom Thumb goes on other travels.</text:p>
          </table:table-cell>
          <table:table-cell office:value-type="string">
            <text:p>Also not bad, not great. </text:p>
          </table:table-cell>
          <table:table-cell/>
        </table:table-row>
        <table:table-row table:style-name="ro14">
          <table:table-cell office:value-type="string">
            <text:p>Coraline</text:p>
          </table:table-cell>
          <table:table-cell office:value-type="string">
            <text:p>Neil Gaiman</text:p>
          </table:table-cell>
          <table:table-cell table:style-name="ce3" office:value-type="date" office:date-value="2017-10-28">
            <text:p>10/28/17</text:p>
          </table:table-cell>
          <table:table-cell table:style-name="ce3" office:value-type="date" office:date-value="2017-11-04">
            <text:p>11/04/17</text:p>
          </table:table-cell>
          <table:table-cell office:value-type="string">
            <text:p>A ghost story about a girl that has moved into a new house. </text:p>
          </table:table-cell>
          <table:table-cell office:value-type="string">
            <text:p>Absolutely fantastic! I loved the movie and the book was even better. The book holds extra significance because I finished it while camping for our 4<text:span text:style-name="T1">th</text:span> wedding anniversary. It was cool and a little creepy finishing the book out in a dark campsite. </text:p>
          </table:table-cell>
          <table:table-cell/>
        </table:table-row>
        <table:table-row table:style-name="ro21">
          <table:table-cell office:value-type="string">
            <text:p>Eragon</text:p>
          </table:table-cell>
          <table:table-cell office:value-type="string">
            <text:p>Christopher Paolini</text:p>
          </table:table-cell>
          <table:table-cell table:style-name="ce3" office:value-type="date" office:date-value="2017-11-04">
            <text:p>11/04/17</text:p>
          </table:table-cell>
          <table:table-cell table:style-name="ce3" office:value-type="date" office:date-value="2017-11-09">
            <text:p>11/09/17</text:p>
          </table:table-cell>
          <table:table-cell office:value-type="string">
            <text:p>A boy finds a dragon egg, and is led on an adventure, of course. </text:p>
          </table:table-cell>
          <table:table-cell office:value-type="string">
            <text:p>I read this book while I was in middle school, and it was bittersweet to reread it with a new perspective. I'm glad I got to start it during our fourth wedding anniversary camping. I was surprised at how much of the book I remembered, and also at the very corny parts that I was able to overlook when I was younger. I really look forward to actually continuing the series now.</text:p>
          </table:table-cell>
          <table:table-cell/>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cell/>
        </table:table-row>
        <table:table-row table:style-name="ro1">
          <table:table-cell office:value-type="string">
            <text:p>Paddle Your Own Canoe</text:p>
          </table:table-cell>
          <table:table-cell office:value-type="string">
            <text:p>Nick Offerman</text:p>
          </table:table-cell>
          <table:table-cell table:style-name="ce3" office:value-type="date" office:date-value="2017-11-04">
            <text:p>11/04/17</text:p>
          </table:table-cell>
          <table:table-cell table:number-columns-repeated="4"/>
        </table:table-row>
        <table:table-row table:style-name="ro6">
          <table:table-cell office:value-type="string">
            <text:p>The Young Giant</text:p>
          </table:table-cell>
          <table:table-cell office:value-type="string">
            <text:p>The Brother's Grimm</text:p>
          </table:table-cell>
          <table:table-cell table:number-columns-repeated="5"/>
        </table:table-row>
        <table:table-row table:style-name="ro1">
          <table:table-cell office:value-type="string">
            <text:p>The Theif Lord</text:p>
          </table:table-cell>
          <table:table-cell office:value-type="string">
            <text:p>Cornelia Funke</text:p>
          </table:table-cell>
          <table:table-cell table:number-columns-repeated="5"/>
        </table:table-row>
        <table:table-row table:style-name="ro6">
          <table:table-cell office:value-type="string">
            <text:p>Sweet Porridge</text:p>
          </table:table-cell>
          <table:table-cell office:value-type="string">
            <text:p>The Brother's Grimm</text:p>
          </table:table-cell>
          <table:table-cell table:number-columns-repeated="5"/>
        </table:table-row>
        <table:table-row table:style-name="ro6">
          <table:table-cell office:value-type="string">
            <text:p>The Elves</text:p>
          </table:table-cell>
          <table:table-cell office:value-type="string">
            <text:p>The Brother's Grimm</text:p>
          </table:table-cell>
          <table:table-cell table:number-columns-repeated="5"/>
        </table:table-row>
        <table:table-row table:style-name="ro1">
          <table:table-cell office:value-type="string">
            <text:p>The Giving Tree</text:p>
          </table:table-cell>
          <table:table-cell office:value-type="string">
            <text:p>Shel Silverstein</text:p>
          </table:table-cell>
          <table:table-cell table:number-columns-repeated="5"/>
        </table:table-row>
        <table:table-row table:style-name="ro1">
          <table:table-cell office:value-type="string">
            <text:p>Fair Katrinelje and Pif-Paf-Poltrie</text:p>
          </table:table-cell>
          <table:table-cell office:value-type="string">
            <text:p>The Brother's Grimm</text:p>
          </table:table-cell>
          <table:table-cell table:number-columns-repeated="5"/>
        </table:table-row>
        <table:table-row table:style-name="ro6">
          <table:table-cell office:value-type="string">
            <text:p>The Wonderful Wizard of Oz</text:p>
          </table:table-cell>
          <table:table-cell office:value-type="string">
            <text:p>L. Frank Baum</text:p>
          </table:table-cell>
          <table:table-cell table:number-columns-repeated="5"/>
        </table:table-row>
        <table:table-row table:style-name="ro1">
          <table:table-cell office:value-type="string">
            <text:p>The Old Begger-Woman</text:p>
          </table:table-cell>
          <table:table-cell office:value-type="string">
            <text:p>The Brother's Grimm</text:p>
          </table:table-cell>
          <table:table-cell table:number-columns-repeated="5"/>
        </table:table-row>
        <table:table-row table:style-name="ro6">
          <table:table-cell office:value-type="string">
            <text:p>The Adventures of Huckleberry Finn</text:p>
          </table:table-cell>
          <table:table-cell office:value-type="string">
            <text:p>Mark Twain</text:p>
          </table:table-cell>
          <table:table-cell table:number-columns-repeated="5"/>
        </table:table-row>
        <table:table-row table:style-name="ro6">
          <table:table-cell office:value-type="string">
            <text:p>The Jew Among Thorns</text:p>
          </table:table-cell>
          <table:table-cell office:value-type="string">
            <text:p>The Brother's Grimm</text:p>
          </table:table-cell>
          <table:table-cell table:number-columns-repeated="5"/>
        </table:table-row>
        <table:table-row table:style-name="ro6">
          <table:table-cell office:value-type="string">
            <text:p>The Art of Racing in the Rain</text:p>
          </table:table-cell>
          <table:table-cell office:value-type="string">
            <text:p>Garth Stein</text:p>
          </table:table-cell>
          <table:table-cell table:number-columns-repeated="5"/>
        </table:table-row>
        <table:table-row table:style-name="ro1">
          <table:table-cell office:value-type="string">
            <text:p>King Thrushbeard</text:p>
          </table:table-cell>
          <table:table-cell office:value-type="string">
            <text:p>The Brother's Grimm</text:p>
          </table:table-cell>
          <table:table-cell table:number-columns-repeated="5"/>
        </table:table-row>
        <table:table-row table:style-name="ro1">
          <table:table-cell office:value-type="string">
            <text:p>The Tales of Beedle The Bard</text:p>
          </table:table-cell>
          <table:table-cell office:value-type="string">
            <text:p>J.k. Rowling</text:p>
          </table:table-cell>
          <table:table-cell table:number-columns-repeated="5"/>
        </table:table-row>
        <table:table-row table:style-name="ro6">
          <table:table-cell office:value-type="string">
            <text:p>Clever Gretel</text:p>
          </table:table-cell>
          <table:table-cell office:value-type="string">
            <text:p>The Brother's Grimm</text:p>
          </table:table-cell>
          <table:table-cell table:number-columns-repeated="5"/>
        </table:table-row>
        <table:table-row table:style-name="ro6">
          <table:table-cell office:value-type="string">
            <text:p>Fight Song</text:p>
          </table:table-cell>
          <table:table-cell office:value-type="string">
            <text:p>Joshua Mohr</text:p>
          </table:table-cell>
          <table:table-cell table:number-columns-repeated="5"/>
        </table:table-row>
        <table:table-row table:style-name="ro6">
          <table:table-cell office:value-type="string">
            <text:p>Fitcher's Bird</text:p>
          </table:table-cell>
          <table:table-cell office:value-type="string">
            <text:p>The Brother's Grimm</text:p>
          </table:table-cell>
          <table:table-cell table:number-columns-repeated="5"/>
        </table:table-row>
        <table:table-row table:style-name="ro6">
          <table:table-cell office:value-type="string">
            <text:p>The Little Prince</text:p>
          </table:table-cell>
          <table:table-cell office:value-type="string">
            <text:p>Antoine de Saint-Exepery</text:p>
          </table:table-cell>
          <table:table-cell table:number-columns-repeated="5"/>
        </table:table-row>
        <table:table-row table:style-name="ro6">
          <table:table-cell office:value-type="string">
            <text:p>The Robber Bridegroom</text:p>
          </table:table-cell>
          <table:table-cell office:value-type="string">
            <text:p>The Brother's Grimm</text:p>
          </table:table-cell>
          <table:table-cell table:number-columns-repeated="5"/>
        </table:table-row>
        <table:table-row table:style-name="ro6">
          <table:table-cell office:value-type="string">
            <text:p>Artemis Fowl: The Eternity Code</text:p>
          </table:table-cell>
          <table:table-cell office:value-type="string">
            <text:p>Eoin Colfer</text:p>
          </table:table-cell>
          <table:table-cell table:number-columns-repeated="5"/>
        </table:table-row>
        <table:table-row table:style-name="ro6">
          <table:table-cell office:value-type="string">
            <text:p>Old Hildebrand</text:p>
          </table:table-cell>
          <table:table-cell office:value-type="string">
            <text:p>The Brother's Grimm</text:p>
          </table:table-cell>
          <table:table-cell table:number-columns-repeated="5"/>
        </table:table-row>
        <table:table-row table:style-name="ro6">
          <table:table-cell office:value-type="string">
            <text:p>American Psycho</text:p>
          </table:table-cell>
          <table:table-cell office:value-type="string">
            <text:p>Brett Easton Ellis</text:p>
          </table:table-cell>
          <table:table-cell table:number-columns-repeated="5"/>
        </table:table-row>
        <table:table-row table:style-name="ro6">
          <table:table-cell office:value-type="string">
            <text:p>The Singing Bone</text:p>
          </table:table-cell>
          <table:table-cell office:value-type="string">
            <text:p>The Brother's Grimm</text:p>
          </table:table-cell>
          <table:table-cell table:number-columns-repeated="5"/>
        </table:table-row>
        <table:table-row table:style-name="ro6">
          <table:table-cell office:value-type="string">
            <text:p>A Man Called Ove</text:p>
          </table:table-cell>
          <table:table-cell office:value-type="string">
            <text:p>Fredrick Bachman</text:p>
          </table:table-cell>
          <table:table-cell table:number-columns-repeated="5"/>
        </table:table-row>
        <table:table-row table:style-name="ro6">
          <table:table-cell office:value-type="string">
            <text:p>Maid Maleen</text:p>
          </table:table-cell>
          <table:table-cell office:value-type="string">
            <text:p>The Brother's Grimm</text:p>
          </table:table-cell>
          <table:table-cell table:number-columns-repeated="5"/>
        </table:table-row>
        <table:table-row table:style-name="ro6">
          <table:table-cell office:value-type="string">
            <text:p>Star Wars X-Wing Rogue Squadron</text:p>
          </table:table-cell>
          <table:table-cell office:value-type="string">
            <text:p>Michael A Stackpole</text:p>
          </table:table-cell>
          <table:table-cell table:number-columns-repeated="5"/>
        </table:table-row>
        <table:table-row table:style-name="ro6">
          <table:table-cell office:value-type="string">
            <text:p>The Goose-Girl</text:p>
          </table:table-cell>
          <table:table-cell office:value-type="string">
            <text:p>The Brother's Grimm</text:p>
          </table:table-cell>
          <table:table-cell table:number-columns-repeated="5"/>
        </table:table-row>
        <table:table-row table:style-name="ro6">
          <table:table-cell office:value-type="string">
            <text:p>Eldest</text:p>
          </table:table-cell>
          <table:table-cell office:value-type="string">
            <text:p>Christopher Paolini</text:p>
          </table:table-cell>
          <table:table-cell table:number-columns-repeated="5"/>
        </table:table-row>
        <table:table-row table:style-name="ro6">
          <table:table-cell office:value-type="string">
            <text:p>The Skilful Huntsman</text:p>
          </table:table-cell>
          <table:table-cell office:value-type="string">
            <text:p>The Brother's Grimm</text:p>
          </table:table-cell>
          <table:table-cell table:number-columns-repeated="5"/>
        </table:table-row>
        <table:table-row table:style-name="ro6">
          <table:table-cell office:value-type="string">
            <text:p>The Princess in Disguise</text:p>
          </table:table-cell>
          <table:table-cell office:value-type="string">
            <text:p>The Brother's Grimm</text:p>
          </table:table-cell>
          <table:table-cell table:number-columns-repeated="5"/>
        </table:table-row>
        <table:table-row table:style-name="ro6">
          <table:table-cell office:value-type="string">
            <text:p>Cinderella</text:p>
          </table:table-cell>
          <table:table-cell office:value-type="string">
            <text:p>The Brother's Grimm</text:p>
          </table:table-cell>
          <table:table-cell table:number-columns-repeated="5"/>
        </table:table-row>
        <table:table-row table:style-name="ro6">
          <table:table-cell office:value-type="string">
            <text:p>Percy Jackson: The Lightning Thief</text:p>
          </table:table-cell>
          <table:table-cell office:value-type="string">
            <text:p>Rick Riordan</text:p>
          </table:table-cell>
          <table:table-cell table:number-columns-repeated="5"/>
        </table:table-row>
        <table:table-row table:style-name="ro6">
          <table:table-cell office:value-type="string">
            <text:p>Simeli Mountain</text:p>
          </table:table-cell>
          <table:table-cell office:value-type="string">
            <text:p>The Brother's Grimm</text:p>
          </table:table-cell>
          <table:table-cell table:number-columns-repeated="5"/>
        </table:table-row>
        <table:table-row table:style-name="ro6">
          <table:table-cell office:value-type="string">
            <text:p>A Dog's Purpose</text:p>
          </table:table-cell>
          <table:table-cell office:value-type="string">
            <text:p>W. Bruce Cameron</text:p>
          </table:table-cell>
          <table:table-cell table:number-columns-repeated="5"/>
        </table:table-row>
        <table:table-row table:style-name="ro6">
          <table:table-cell office:value-type="string">
            <text:p>The Glass Coffin</text:p>
          </table:table-cell>
          <table:table-cell office:value-type="string">
            <text:p>The Brother's Grimm</text:p>
          </table:table-cell>
          <table:table-cell table:number-columns-repeated="5"/>
        </table:table-row>
        <table:table-row table:style-name="ro6">
          <table:table-cell office:value-type="string">
            <text:p>The Fixer</text:p>
          </table:table-cell>
          <table:table-cell office:value-type="string">
            <text:p>Bernard Malamud</text:p>
          </table:table-cell>
          <table:table-cell table:number-columns-repeated="5"/>
        </table:table-row>
        <table:table-row table:style-name="ro6">
          <table:table-cell office:value-type="string">
            <text:p>Rapunzel</text:p>
          </table:table-cell>
          <table:table-cell office:value-type="string">
            <text:p>The Brother's Grimm</text:p>
          </table:table-cell>
          <table:table-cell table:number-columns-repeated="5"/>
        </table:table-row>
        <table:table-row table:style-name="ro6">
          <table:table-cell office:value-type="string">
            <text:p>Life of Pi</text:p>
          </table:table-cell>
          <table:table-cell office:value-type="string">
            <text:p>Yann Martel</text:p>
          </table:table-cell>
          <table:table-cell table:number-columns-repeated="5"/>
        </table:table-row>
        <table:table-row table:style-name="ro6">
          <table:table-cell office:value-type="string">
            <text:p>The Sleeping Beauty</text:p>
          </table:table-cell>
          <table:table-cell office:value-type="string">
            <text:p>The Brother's Grimm</text:p>
          </table:table-cell>
          <table:table-cell table:number-columns-repeated="5"/>
        </table:table-row>
        <table:table-row table:style-name="ro6">
          <table:table-cell office:value-type="string">
            <text:p>The Supernaturalist</text:p>
          </table:table-cell>
          <table:table-cell office:value-type="string">
            <text:p>Eoin Colfer</text:p>
          </table:table-cell>
          <table:table-cell table:number-columns-repeated="5"/>
        </table:table-row>
        <table:table-row table:style-name="ro6">
          <table:table-cell office:value-type="string">
            <text:p>Old Rinkrank</text:p>
          </table:table-cell>
          <table:table-cell office:value-type="string">
            <text:p>The Brother's Grimm</text:p>
          </table:table-cell>
          <table:table-cell table:number-columns-repeated="5"/>
        </table:table-row>
        <table:table-row table:style-name="ro6">
          <table:table-cell office:value-type="string">
            <text:p>The Iliad</text:p>
          </table:table-cell>
          <table:table-cell office:value-type="string">
            <text:p>Homer</text:p>
          </table:table-cell>
          <table:table-cell table:number-columns-repeated="5"/>
        </table:table-row>
        <table:table-row table:style-name="ro6">
          <table:table-cell office:value-type="string">
            <text:p>Hansel and Gretel</text:p>
          </table:table-cell>
          <table:table-cell office:value-type="string">
            <text:p>The Brother's Grimm</text:p>
          </table:table-cell>
          <table:table-cell table:number-columns-repeated="5"/>
        </table:table-row>
        <table:table-row table:style-name="ro6">
          <table:table-cell office:value-type="string">
            <text:p>The Silmarillion</text:p>
          </table:table-cell>
          <table:table-cell office:value-type="string">
            <text:p>J. R. R. Tolkein</text:p>
          </table:table-cell>
          <table:table-cell table:number-columns-repeated="5"/>
        </table:table-row>
        <table:table-row table:style-name="ro6">
          <table:table-cell office:value-type="string">
            <text:p>The Staw, the Coal, and the Bean</text:p>
          </table:table-cell>
          <table:table-cell office:value-type="string">
            <text:p>The Brother's Grimm</text:p>
          </table:table-cell>
          <table:table-cell table:number-columns-repeated="5"/>
        </table:table-row>
        <table:table-row table:style-name="ro6">
          <table:table-cell office:value-type="string">
            <text:p>Brisingr</text:p>
          </table:table-cell>
          <table:table-cell office:value-type="string">
            <text:p>Christopher Paolini</text:p>
          </table:table-cell>
          <table:table-cell table:number-columns-repeated="5"/>
        </table:table-row>
        <table:table-row table:style-name="ro6">
          <table:table-cell office:value-type="string">
            <text:p>The Death of the Hen</text:p>
          </table:table-cell>
          <table:table-cell office:value-type="string">
            <text:p>The Brother's Grimm</text:p>
          </table:table-cell>
          <table:table-cell table:number-columns-repeated="5"/>
        </table:table-row>
        <table:table-row table:style-name="ro6">
          <table:table-cell office:value-type="string">
            <text:p>The Fault In Our Stars</text:p>
          </table:table-cell>
          <table:table-cell office:value-type="string">
            <text:p>John Green</text:p>
          </table:table-cell>
          <table:table-cell table:number-columns-repeated="5"/>
        </table:table-row>
        <table:table-row table:style-name="ro6">
          <table:table-cell office:value-type="string">
            <text:p>The Rabbit's Bride</text:p>
          </table:table-cell>
          <table:table-cell office:value-type="string">
            <text:p>The Brother's Grimm</text:p>
          </table:table-cell>
          <table:table-cell table:number-columns-repeated="5"/>
        </table:table-row>
        <table:table-row table:style-name="ro6">
          <table:table-cell office:value-type="string">
            <text:p>The Hobbit</text:p>
          </table:table-cell>
          <table:table-cell office:value-type="string">
            <text:p>J. R. R. Tolkein</text:p>
          </table:table-cell>
          <table:table-cell table:number-columns-repeated="5"/>
        </table:table-row>
        <table:table-row table:style-name="ro6">
          <table:table-cell office:value-type="string">
            <text:p>The Hare and the Hedgehog</text:p>
          </table:table-cell>
          <table:table-cell office:value-type="string">
            <text:p>The Brother's Grimm</text:p>
          </table:table-cell>
          <table:table-cell table:number-columns-repeated="5"/>
        </table:table-row>
        <table:table-row table:style-name="ro6">
          <table:table-cell office:value-type="string">
            <text:p>Graceling</text:p>
          </table:table-cell>
          <table:table-cell office:value-type="string">
            <text:p>Kristin Cashore</text:p>
          </table:table-cell>
          <table:table-cell table:number-columns-repeated="5"/>
        </table:table-row>
        <table:table-row table:style-name="ro6">
          <table:table-cell office:value-type="string">
            <text:p>The Dog and the Sparrow</text:p>
          </table:table-cell>
          <table:table-cell office:value-type="string">
            <text:p>The Brother's Grimm</text:p>
          </table:table-cell>
          <table:table-cell table:number-columns-repeated="5"/>
        </table:table-row>
        <table:table-row table:style-name="ro6">
          <table:table-cell office:value-type="string">
            <text:p>The Hitchhiker's Guide to the Galaxy</text:p>
          </table:table-cell>
          <table:table-cell office:value-type="string">
            <text:p>Douglas Adams</text:p>
          </table:table-cell>
          <table:table-cell table:number-columns-repeated="5"/>
        </table:table-row>
        <table:table-row table:style-name="ro6">
          <table:table-cell office:value-type="string">
            <text:p>Old Sultan</text:p>
          </table:table-cell>
          <table:table-cell office:value-type="string">
            <text:p>The Brother's Grimm</text:p>
          </table:table-cell>
          <table:table-cell table:number-columns-repeated="5"/>
        </table:table-row>
        <table:table-row table:style-name="ro6">
          <table:table-cell office:value-type="string">
            <text:p>The Help</text:p>
          </table:table-cell>
          <table:table-cell office:value-type="string">
            <text:p>Kathryn Stockett</text:p>
          </table:table-cell>
          <table:table-cell table:number-columns-repeated="5"/>
        </table:table-row>
        <table:table-row table:style-name="ro6">
          <table:table-cell office:value-type="string">
            <text:p>Mr. Korbes</text:p>
          </table:table-cell>
          <table:table-cell office:value-type="string">
            <text:p>The Brother's Grimm</text:p>
          </table:table-cell>
          <table:table-cell table:number-columns-repeated="5"/>
        </table:table-row>
        <table:table-row table:style-name="ro6">
          <table:table-cell office:value-type="string">
            <text:p>Robinson Crusoe</text:p>
          </table:table-cell>
          <table:table-cell office:value-type="string">
            <text:p>Daniel Defoe</text:p>
          </table:table-cell>
          <table:table-cell table:number-columns-repeated="5"/>
        </table:table-row>
        <table:table-row table:style-name="ro6">
          <table:table-cell office:value-type="string">
            <text:p>The Vagabonds</text:p>
          </table:table-cell>
          <table:table-cell office:value-type="string">
            <text:p>The Brother's Grimm</text:p>
          </table:table-cell>
          <table:table-cell table:number-columns-repeated="5"/>
        </table:table-row>
        <table:table-row table:style-name="ro6">
          <table:table-cell office:value-type="string">
            <text:p>The Lord of the Rings: Fellowship of the Ring</text:p>
          </table:table-cell>
          <table:table-cell office:value-type="string">
            <text:p>J. R. R. Tolkein</text:p>
          </table:table-cell>
          <table:table-cell table:number-columns-repeated="5"/>
        </table:table-row>
        <table:table-row table:style-name="ro6">
          <table:table-cell office:value-type="string">
            <text:p>The Owl</text:p>
          </table:table-cell>
          <table:table-cell office:value-type="string">
            <text:p>The Brother's Grimm</text:p>
          </table:table-cell>
          <table:table-cell table:number-columns-repeated="5"/>
        </table:table-row>
        <table:table-row table:style-name="ro6">
          <table:table-cell office:value-type="string">
            <text:p>At the Mouth of the River of Bees</text:p>
          </table:table-cell>
          <table:table-cell office:value-type="string">
            <text:p>Super Nebula</text:p>
          </table:table-cell>
          <table:table-cell office:value-type="string">
            <text:p>09/08/17</text:p>
          </table:table-cell>
          <table:table-cell table:number-columns-repeated="4"/>
        </table:table-row>
        <table:table-row table:style-name="ro6">
          <table:table-cell office:value-type="string">
            <text:p>The Bremen Town Musicians</text:p>
          </table:table-cell>
          <table:table-cell office:value-type="string">
            <text:p>The Brother's Grimm</text:p>
          </table:table-cell>
          <table:table-cell table:number-columns-repeated="5"/>
        </table:table-row>
        <table:table-row table:style-name="ro6">
          <table:table-cell office:value-type="string">
            <text:p>The Dog Stars</text:p>
          </table:table-cell>
          <table:table-cell office:value-type="string">
            <text:p>Peter Heller</text:p>
          </table:table-cell>
          <table:table-cell table:number-columns-repeated="5"/>
        </table:table-row>
        <table:table-row table:style-name="ro6">
          <table:table-cell office:value-type="string">
            <text:p>The Wonderful Musician</text:p>
          </table:table-cell>
          <table:table-cell office:value-type="string">
            <text:p>The Brother's Grimm</text:p>
          </table:table-cell>
          <table:table-cell table:number-columns-repeated="5"/>
        </table:table-row>
        <table:table-row table:style-name="ro6">
          <table:table-cell office:value-type="string">
            <text:p>On The Road</text:p>
          </table:table-cell>
          <table:table-cell office:value-type="string">
            <text:p>Jack Kerouac</text:p>
          </table:table-cell>
          <table:table-cell table:number-columns-repeated="5"/>
        </table:table-row>
        <table:table-row table:style-name="ro6">
          <table:table-cell office:value-type="string">
            <text:p>The Mouse, The Bird, and the Sausage</text:p>
          </table:table-cell>
          <table:table-cell office:value-type="string">
            <text:p>The Brother's Grimm</text:p>
          </table:table-cell>
          <table:table-cell table:number-columns-repeated="5"/>
        </table:table-row>
        <table:table-row table:style-name="ro6">
          <table:table-cell office:value-type="string">
            <text:p>The Giant's House</text:p>
          </table:table-cell>
          <table:table-cell office:value-type="string">
            <text:p>Elizabeth Mccracken</text:p>
          </table:table-cell>
          <table:table-cell table:number-columns-repeated="5"/>
        </table:table-row>
        <table:table-row table:style-name="ro6">
          <table:table-cell office:value-type="string">
            <text:p>The Crumbs on the Tbale</text:p>
          </table:table-cell>
          <table:table-cell office:value-type="string">
            <text:p>The Brother's Grimm</text:p>
          </table:table-cell>
          <table:table-cell table:number-columns-repeated="5"/>
        </table:table-row>
        <table:table-row table:style-name="ro6">
          <table:table-cell office:value-type="string">
            <text:p>The Cat and the Mouse in Partnership</text:p>
          </table:table-cell>
          <table:table-cell office:value-type="string">
            <text:p>The Brother's Grimm</text:p>
          </table:table-cell>
          <table:table-cell table:number-columns-repeated="5"/>
        </table:table-row>
        <table:table-row table:style-name="ro6">
          <table:table-cell office:value-type="string">
            <text:p>The Spider and the Flea</text:p>
          </table:table-cell>
          <table:table-cell office:value-type="string">
            <text:p>The Brother's Grimm</text:p>
          </table:table-cell>
          <table:table-cell table:number-columns-repeated="5"/>
        </table:table-row>
        <table:table-row table:style-name="ro6">
          <table:table-cell office:value-type="string">
            <text:p>A Series of Unfortunate Events: The Bad Beginning</text:p>
          </table:table-cell>
          <table:table-cell office:value-type="string">
            <text:p>Lemony Snicket</text:p>
          </table:table-cell>
          <table:table-cell table:number-columns-repeated="5"/>
        </table:table-row>
        <table:table-row table:style-name="ro6">
          <table:table-cell office:value-type="string">
            <text:p>The Wolf and the Seven Little Kids</text:p>
          </table:table-cell>
          <table:table-cell office:value-type="string">
            <text:p>The Brother's Grimm</text:p>
          </table:table-cell>
          <table:table-cell table:number-columns-repeated="5"/>
        </table:table-row>
        <table:table-row table:style-name="ro6">
          <table:table-cell office:value-type="string">
            <text:p>Les Miserables</text:p>
          </table:table-cell>
          <table:table-cell office:value-type="string">
            <text:p>Victor Hugo</text:p>
          </table:table-cell>
          <table:table-cell table:number-columns-repeated="5"/>
        </table:table-row>
        <table:table-row table:style-name="ro6">
          <table:table-cell office:value-type="string">
            <text:p>The Wolf and the Fox</text:p>
          </table:table-cell>
          <table:table-cell office:value-type="string">
            <text:p>The Brother's Grimm</text:p>
          </table:table-cell>
          <table:table-cell table:number-columns-repeated="5"/>
        </table:table-row>
        <table:table-row table:style-name="ro6">
          <table:table-cell office:value-type="string">
            <text:p>The Lord of the Rings: The Two Towers</text:p>
          </table:table-cell>
          <table:table-cell office:value-type="string">
            <text:p>J. R. R. Tolkein</text:p>
          </table:table-cell>
          <table:table-cell table:number-columns-repeated="5"/>
        </table:table-row>
        <table:table-row table:style-name="ro6">
          <table:table-cell office:value-type="string">
            <text:p>The Wolf and the Man</text:p>
          </table:table-cell>
          <table:table-cell office:value-type="string">
            <text:p>The Brother's Grimm</text:p>
          </table:table-cell>
          <table:table-cell table:number-columns-repeated="5"/>
        </table:table-row>
        <table:table-row table:style-name="ro6">
          <table:table-cell office:value-type="string">
            <text:p>Tina Fey: Bossypants</text:p>
          </table:table-cell>
          <table:table-cell office:value-type="string">
            <text:p>Tina Fey</text:p>
          </table:table-cell>
          <table:table-cell table:number-columns-repeated="5"/>
        </table:table-row>
        <table:table-row table:style-name="ro6">
          <table:table-cell office:value-type="string">
            <text:p>Gossip Wolf and the Fox</text:p>
          </table:table-cell>
          <table:table-cell office:value-type="string">
            <text:p>The Brother's Grimm</text:p>
          </table:table-cell>
          <table:table-cell table:number-columns-repeated="5"/>
        </table:table-row>
        <table:table-row table:style-name="ro6">
          <table:table-cell office:value-type="string">
            <text:p>The Drawing of the Three</text:p>
          </table:table-cell>
          <table:table-cell office:value-type="string">
            <text:p>Stephen King</text:p>
          </table:table-cell>
          <table:table-cell table:number-columns-repeated="5"/>
        </table:table-row>
        <table:table-row table:style-name="ro6">
          <table:table-cell office:value-type="string">
            <text:p>Little Red Riding Hood</text:p>
          </table:table-cell>
          <table:table-cell office:value-type="string">
            <text:p>The Brother's Grimm</text:p>
          </table:table-cell>
          <table:table-cell table:number-columns-repeated="5"/>
        </table:table-row>
        <table:table-row table:style-name="ro6">
          <table:table-cell office:value-type="string">
            <text:p>Dear Jeff</text:p>
          </table:table-cell>
          <table:table-cell office:value-type="string">
            <text:p>J Washburn</text:p>
          </table:table-cell>
          <table:table-cell table:number-columns-repeated="5"/>
        </table:table-row>
        <table:table-row table:style-name="ro6">
          <table:table-cell office:value-type="string">
            <text:p>How Mrs. Fox Married Again</text:p>
          </table:table-cell>
          <table:table-cell office:value-type="string">
            <text:p>The Brother's Grimm</text:p>
          </table:table-cell>
          <table:table-cell table:number-columns-repeated="5"/>
        </table:table-row>
        <table:table-row table:style-name="ro6">
          <table:table-cell office:value-type="string">
            <text:p>Inheritance</text:p>
          </table:table-cell>
          <table:table-cell office:value-type="string">
            <text:p>Christopher Paolini</text:p>
          </table:table-cell>
          <table:table-cell table:number-columns-repeated="5"/>
        </table:table-row>
        <table:table-row table:style-name="ro6">
          <table:table-cell office:value-type="string">
            <text:p>The Fox and the Geese</text:p>
          </table:table-cell>
          <table:table-cell office:value-type="string">
            <text:p>The Brother's Grimm</text:p>
          </table:table-cell>
          <table:table-cell table:number-columns-repeated="5"/>
        </table:table-row>
        <table:table-row table:style-name="ro6">
          <table:table-cell office:value-type="string">
            <text:p>Handmaid's Tale</text:p>
          </table:table-cell>
          <table:table-cell office:value-type="string">
            <text:p>Margret Atwood</text:p>
          </table:table-cell>
          <table:table-cell table:number-columns-repeated="5"/>
        </table:table-row>
        <table:table-row table:style-name="ro6">
          <table:table-cell office:value-type="string">
            <text:p>The Fox and the Horse</text:p>
          </table:table-cell>
          <table:table-cell office:value-type="string">
            <text:p>The Brother's Grimm</text:p>
          </table:table-cell>
          <table:table-cell table:number-columns-repeated="5"/>
        </table:table-row>
        <table:table-row table:style-name="ro6">
          <table:table-cell office:value-type="string">
            <text:p>Ender's Game</text:p>
          </table:table-cell>
          <table:table-cell office:value-type="string">
            <text:p>Orson Scott Card</text:p>
          </table:table-cell>
          <table:table-cell table:number-columns-repeated="5"/>
        </table:table-row>
        <table:table-row table:style-name="ro6">
          <table:table-cell office:value-type="string">
            <text:p>The Fox and the Cat</text:p>
          </table:table-cell>
          <table:table-cell office:value-type="string">
            <text:p>The Brother's Grimm</text:p>
          </table:table-cell>
          <table:table-cell table:number-columns-repeated="5"/>
        </table:table-row>
        <table:table-row table:style-name="ro6">
          <table:table-cell office:value-type="string">
            <text:p>The Maze Runner</text:p>
          </table:table-cell>
          <table:table-cell office:value-type="string">
            <text:p>James Dashner</text:p>
          </table:table-cell>
          <table:table-cell table:number-columns-repeated="5"/>
        </table:table-row>
        <table:table-row table:style-name="ro6">
          <table:table-cell office:value-type="string">
            <text:p>The Sole</text:p>
          </table:table-cell>
          <table:table-cell office:value-type="string">
            <text:p>The Brother's Grimm</text:p>
          </table:table-cell>
          <table:table-cell table:number-columns-repeated="5"/>
        </table:table-row>
        <table:table-row table:style-name="ro6">
          <table:table-cell office:value-type="string">
            <text:p>What's on the Other Side</text:p>
          </table:table-cell>
          <table:table-cell office:value-type="string">
            <text:p>Brent L Top</text:p>
          </table:table-cell>
          <table:table-cell table:number-columns-repeated="5"/>
        </table:table-row>
        <table:table-row table:style-name="ro6">
          <table:table-cell office:value-type="string">
            <text:p>The Willow-Wren</text:p>
          </table:table-cell>
          <table:table-cell office:value-type="string">
            <text:p>The Brother's Grimm</text:p>
          </table:table-cell>
          <table:table-cell table:number-columns-repeated="5"/>
        </table:table-row>
        <table:table-row table:style-name="ro6">
          <table:table-cell office:value-type="string">
            <text:p>A Study In Scarlet</text:p>
          </table:table-cell>
          <table:table-cell office:value-type="string">
            <text:p>Sir Arthur Conan Doyle</text:p>
          </table:table-cell>
          <table:table-cell table:number-columns-repeated="5"/>
        </table:table-row>
        <table:table-row table:style-name="ro6">
          <table:table-cell office:value-type="string">
            <text:p>The Willow-Wren and the Bear</text:p>
          </table:table-cell>
          <table:table-cell office:value-type="string">
            <text:p>The Brother's Grimm</text:p>
          </table:table-cell>
          <table:table-cell table:number-columns-repeated="5"/>
        </table:table-row>
        <table:table-row table:style-name="ro6">
          <table:table-cell office:value-type="string">
            <text:p>Blue Like Jazz</text:p>
          </table:table-cell>
          <table:table-cell office:value-type="string">
            <text:p>Donald Miller</text:p>
          </table:table-cell>
          <table:table-cell table:number-columns-repeated="5"/>
        </table:table-row>
        <table:table-row table:style-name="ro6">
          <table:table-cell office:value-type="string">
            <text:p>The Little Folks' Presents</text:p>
          </table:table-cell>
          <table:table-cell office:value-type="string">
            <text:p>The Brother's Grimm</text:p>
          </table:table-cell>
          <table:table-cell table:number-columns-repeated="5"/>
        </table:table-row>
        <table:table-row table:style-name="ro6">
          <table:table-cell office:value-type="string">
            <text:p>The Invention of Hugo Cabret</text:p>
          </table:table-cell>
          <table:table-cell office:value-type="string">
            <text:p>Brian Selznick</text:p>
          </table:table-cell>
          <table:table-cell table:number-columns-repeated="5"/>
        </table:table-row>
        <table:table-row table:style-name="ro6">
          <table:table-cell office:value-type="string">
            <text:p>The Elf</text:p>
          </table:table-cell>
          <table:table-cell office:value-type="string">
            <text:p>The Brother's Grimm</text:p>
          </table:table-cell>
          <table:table-cell table:number-columns-repeated="5"/>
        </table:table-row>
        <table:table-row table:style-name="ro6">
          <table:table-cell office:value-type="string">
            <text:p>Mere Christianity</text:p>
          </table:table-cell>
          <table:table-cell office:value-type="string">
            <text:p>C.S. Lewis</text:p>
          </table:table-cell>
          <table:table-cell table:number-columns-repeated="5"/>
        </table:table-row>
        <table:table-row table:style-name="ro6">
          <table:table-cell office:value-type="string">
            <text:p>The Founding Bird</text:p>
          </table:table-cell>
          <table:table-cell office:value-type="string">
            <text:p>The Brother's Grimm</text:p>
          </table:table-cell>
          <table:table-cell table:number-columns-repeated="5"/>
        </table:table-row>
        <table:table-row table:style-name="ro6">
          <table:table-cell office:value-type="string">
            <text:p>All The Pretty Horses</text:p>
          </table:table-cell>
          <table:table-cell office:value-type="string">
            <text:p>Cormac Mccarthy</text:p>
          </table:table-cell>
          <table:table-cell office:value-type="string">
            <text:p>09/29/17</text:p>
          </table:table-cell>
          <table:table-cell table:number-columns-repeated="4"/>
        </table:table-row>
        <table:table-row table:style-name="ro6">
          <table:table-cell office:value-type="string">
            <text:p>The Water of Life</text:p>
          </table:table-cell>
          <table:table-cell office:value-type="string">
            <text:p>The Brother's Grimm</text:p>
          </table:table-cell>
          <table:table-cell table:number-columns-repeated="5"/>
        </table:table-row>
        <table:table-row table:style-name="ro6">
          <table:table-cell office:value-type="string">
            <text:p>The Water Sprite</text:p>
          </table:table-cell>
          <table:table-cell office:value-type="string">
            <text:p>The Brother's Grimm</text:p>
          </table:table-cell>
          <table:table-cell table:number-columns-repeated="5"/>
        </table:table-row>
        <table:table-row table:style-name="ro6">
          <table:table-cell office:value-type="string">
            <text:p>The Table, the Ass, and the Stick</text:p>
          </table:table-cell>
          <table:table-cell office:value-type="string">
            <text:p>The Brother's Grimm</text:p>
          </table:table-cell>
          <table:table-cell table:number-columns-repeated="5"/>
        </table:table-row>
        <table:table-row table:style-name="ro6">
          <table:table-cell office:value-type="string">
            <text:p>A Series of Unfortunate Events: The Reptile Room</text:p>
          </table:table-cell>
          <table:table-cell office:value-type="string">
            <text:p>Lemony Snicket</text:p>
          </table:table-cell>
          <table:table-cell table:number-columns-repeated="5"/>
        </table:table-row>
        <table:table-row table:style-name="ro6">
          <table:table-cell office:value-type="string">
            <text:p>One-Eye, Two-Eyes, and Three-Eyes</text:p>
          </table:table-cell>
          <table:table-cell office:value-type="string">
            <text:p>The Brother's Grimm</text:p>
          </table:table-cell>
          <table:table-cell table:number-columns-repeated="5"/>
        </table:table-row>
        <table:table-row table:style-name="ro6">
          <table:table-cell office:value-type="string">
            <text:p>Ender's Shadow</text:p>
          </table:table-cell>
          <table:table-cell office:value-type="string">
            <text:p>Orson Scott Card</text:p>
          </table:table-cell>
          <table:table-cell table:number-columns-repeated="5"/>
        </table:table-row>
        <table:table-row table:style-name="ro6">
          <table:table-cell office:value-type="string">
            <text:p>The Knapsack, the Hat, and the Horn</text:p>
          </table:table-cell>
          <table:table-cell office:value-type="string">
            <text:p>The Brother's Grimm</text:p>
          </table:table-cell>
          <table:table-cell table:number-columns-repeated="5"/>
        </table:table-row>
        <table:table-row table:style-name="ro6">
          <table:table-cell office:value-type="string">
            <text:p>Animal Farm</text:p>
          </table:table-cell>
          <table:table-cell office:value-type="string">
            <text:p>George Orwell</text:p>
          </table:table-cell>
          <table:table-cell table:number-columns-repeated="5"/>
        </table:table-row>
        <table:table-row table:style-name="ro6">
          <table:table-cell office:value-type="string">
            <text:p>Sweetheart Roland</text:p>
          </table:table-cell>
          <table:table-cell office:value-type="string">
            <text:p>The Brother's Grimm</text:p>
          </table:table-cell>
          <table:table-cell table:number-columns-repeated="5"/>
        </table:table-row>
        <table:table-row table:style-name="ro6">
          <table:table-cell office:value-type="string">
            <text:p>Ender In Exile</text:p>
          </table:table-cell>
          <table:table-cell office:value-type="string">
            <text:p>Orson Scott Card</text:p>
          </table:table-cell>
          <table:table-cell table:number-columns-repeated="5"/>
        </table:table-row>
        <table:table-row table:style-name="ro6">
          <table:table-cell office:value-type="string">
            <text:p>The Devil's Three Gold Hairs</text:p>
          </table:table-cell>
          <table:table-cell office:value-type="string">
            <text:p>The Brother's Grimm</text:p>
          </table:table-cell>
          <table:table-cell table:number-columns-repeated="5"/>
        </table:table-row>
        <table:table-row table:style-name="ro6">
          <table:table-cell office:value-type="string">
            <text:p>Moon-Face</text:p>
          </table:table-cell>
          <table:table-cell office:value-type="string">
            <text:p>Jack London</text:p>
          </table:table-cell>
          <table:table-cell table:number-columns-repeated="5"/>
        </table:table-row>
        <table:table-row table:style-name="ro6">
          <table:table-cell office:value-type="string">
            <text:p>The Griffin</text:p>
          </table:table-cell>
          <table:table-cell office:value-type="string">
            <text:p>The Brother's Grimm</text:p>
          </table:table-cell>
          <table:table-cell table:number-columns-repeated="5"/>
        </table:table-row>
        <table:table-row table:style-name="ro6">
          <table:table-cell office:value-type="string">
            <text:p>The Marvelous Land of Oz</text:p>
          </table:table-cell>
          <table:table-cell office:value-type="string">
            <text:p>L. Frank Baum</text:p>
          </table:table-cell>
          <table:table-cell table:number-columns-repeated="5"/>
        </table:table-row>
        <table:table-row table:style-name="ro6">
          <table:table-cell office:value-type="string">
            <text:p>The Sea-Hare</text:p>
          </table:table-cell>
          <table:table-cell office:value-type="string">
            <text:p>The Brother's Grimm</text:p>
          </table:table-cell>
          <table:table-cell table:number-columns-repeated="5"/>
        </table:table-row>
        <table:table-row table:style-name="ro6">
          <table:table-cell office:value-type="string">
            <text:p>Brown Wolf</text:p>
          </table:table-cell>
          <table:table-cell office:value-type="string">
            <text:p>Jack London</text:p>
          </table:table-cell>
          <table:table-cell table:number-columns-repeated="5"/>
        </table:table-row>
        <table:table-row table:style-name="ro6">
          <table:table-cell office:value-type="string">
            <text:p>The Maiden Without Hands</text:p>
          </table:table-cell>
          <table:table-cell office:value-type="string">
            <text:p>The Brother's Grimm</text:p>
          </table:table-cell>
          <table:table-cell table:number-columns-repeated="5"/>
        </table:table-row>
        <table:table-row table:style-name="ro6">
          <table:table-cell office:value-type="string">
            <text:p>Ham On Rye</text:p>
          </table:table-cell>
          <table:table-cell office:value-type="string">
            <text:p>Bukowski</text:p>
          </table:table-cell>
          <table:table-cell table:number-columns-repeated="5"/>
        </table:table-row>
        <table:table-row table:style-name="ro6">
          <table:table-cell office:value-type="string">
            <text:p>The Pink</text:p>
          </table:table-cell>
          <table:table-cell office:value-type="string">
            <text:p>The Brother's Grimm</text:p>
          </table:table-cell>
          <table:table-cell table:number-columns-repeated="5"/>
        </table:table-row>
        <table:table-row table:style-name="ro6">
          <table:table-cell office:value-type="string">
            <text:p>Water For Elephants</text:p>
          </table:table-cell>
          <table:table-cell office:value-type="string">
            <text:p>Sara Gruen</text:p>
          </table:table-cell>
          <table:table-cell table:number-columns-repeated="5"/>
        </table:table-row>
        <table:table-row table:style-name="ro6">
          <table:table-cell office:value-type="string">
            <text:p>Mother Hulda</text:p>
          </table:table-cell>
          <table:table-cell office:value-type="string">
            <text:p>The Brother's Grimm</text:p>
          </table:table-cell>
          <table:table-cell table:number-columns-repeated="5"/>
        </table:table-row>
        <table:table-row table:style-name="ro6">
          <table:table-cell office:value-type="string">
            <text:p>Kite Runner</text:p>
          </table:table-cell>
          <table:table-cell office:value-type="string">
            <text:p>Khaled Houssini</text:p>
          </table:table-cell>
          <table:table-cell table:number-columns-repeated="5"/>
        </table:table-row>
        <table:table-row table:style-name="ro6">
          <table:table-cell office:value-type="string">
            <text:p>The True Bride</text:p>
          </table:table-cell>
          <table:table-cell office:value-type="string">
            <text:p>The Brother's Grimm</text:p>
          </table:table-cell>
          <table:table-cell table:number-columns-repeated="5"/>
        </table:table-row>
        <table:table-row table:style-name="ro6">
          <table:table-cell office:value-type="string">
            <text:p>Living Buddha, Living Christ</text:p>
          </table:table-cell>
          <table:table-cell office:value-type="string">
            <text:p>Thic Hanh</text:p>
          </table:table-cell>
          <table:table-cell table:number-columns-repeated="5"/>
        </table:table-row>
        <table:table-row table:style-name="ro6">
          <table:table-cell office:value-type="string">
            <text:p>The Three Little Birds</text:p>
          </table:table-cell>
          <table:table-cell office:value-type="string">
            <text:p>The Brother's Grimm</text:p>
          </table:table-cell>
          <table:table-cell table:number-columns-repeated="5"/>
        </table:table-row>
        <table:table-row table:style-name="ro6">
          <table:table-cell office:value-type="string">
            <text:p>The Catcher in the Rye</text:p>
          </table:table-cell>
          <table:table-cell office:value-type="string">
            <text:p>J.D. Salinger</text:p>
          </table:table-cell>
          <table:table-cell table:number-columns-repeated="5"/>
        </table:table-row>
        <table:table-row table:style-name="ro6">
          <table:table-cell office:value-type="string">
            <text:p>The Three Snake-Leaves</text:p>
          </table:table-cell>
          <table:table-cell office:value-type="string">
            <text:p>The Brother's Grimm</text:p>
          </table:table-cell>
          <table:table-cell table:number-columns-repeated="5"/>
        </table:table-row>
        <table:table-row table:style-name="ro6">
          <table:table-cell office:value-type="string">
            <text:p>The Lord of the Rings: The Return of the King</text:p>
          </table:table-cell>
          <table:table-cell office:value-type="string">
            <text:p>J. R. R. Tolkein</text:p>
          </table:table-cell>
          <table:table-cell table:number-columns-repeated="5"/>
        </table:table-row>
        <table:table-row table:style-name="ro6">
          <table:table-cell office:value-type="string">
            <text:p>The White Snake</text:p>
          </table:table-cell>
          <table:table-cell office:value-type="string">
            <text:p>The Brother's Grimm</text:p>
          </table:table-cell>
          <table:table-cell table:number-columns-repeated="5"/>
        </table:table-row>
        <table:table-row table:style-name="ro6">
          <table:table-cell office:value-type="string">
            <text:p>A Song of Ice and Fire: A Clash of Kings</text:p>
          </table:table-cell>
          <table:table-cell office:value-type="string">
            <text:p>George R. R. Martin</text:p>
          </table:table-cell>
          <table:table-cell table:number-columns-repeated="5"/>
        </table:table-row>
        <table:table-row table:style-name="ro6">
          <table:table-cell office:value-type="string">
            <text:p>The Three Spinners</text:p>
          </table:table-cell>
          <table:table-cell office:value-type="string">
            <text:p>The Brother's Grimm</text:p>
          </table:table-cell>
          <table:table-cell table:number-columns-repeated="5"/>
        </table:table-row>
        <table:table-row table:style-name="ro6">
          <table:table-cell office:value-type="string">
            <text:p>Saddhartha</text:p>
          </table:table-cell>
          <table:table-cell office:value-type="string">
            <text:p>Herman Hess</text:p>
          </table:table-cell>
          <table:table-cell table:number-columns-repeated="5"/>
        </table:table-row>
        <table:table-row table:style-name="ro6">
          <table:table-cell office:value-type="string">
            <text:p>Rumpelstiltskin</text:p>
          </table:table-cell>
          <table:table-cell office:value-type="string">
            <text:p>The Brother's Grimm</text:p>
          </table:table-cell>
          <table:table-cell table:number-columns-repeated="5"/>
        </table:table-row>
        <table:table-row table:style-name="ro6">
          <table:table-cell office:value-type="string">
            <text:p>Where the Sidewalk Ends</text:p>
          </table:table-cell>
          <table:table-cell office:value-type="string">
            <text:p>Shel Silverstein</text:p>
          </table:table-cell>
          <table:table-cell table:number-columns-repeated="5"/>
        </table:table-row>
        <table:table-row table:style-name="ro6">
          <table:table-cell office:value-type="string">
            <text:p>The Queen Bee</text:p>
          </table:table-cell>
          <table:table-cell office:value-type="string">
            <text:p>The Brother's Grimm</text:p>
          </table:table-cell>
          <table:table-cell table:number-columns-repeated="5"/>
        </table:table-row>
        <table:table-row table:style-name="ro6">
          <table:table-cell office:value-type="string">
            <text:p>A Descent Into The Maelstrom</text:p>
          </table:table-cell>
          <table:table-cell office:value-type="string">
            <text:p>Edgar Allan Poe</text:p>
          </table:table-cell>
          <table:table-cell table:number-columns-repeated="5"/>
        </table:table-row>
        <table:table-row table:style-name="ro6">
          <table:table-cell office:value-type="string">
            <text:p>The Golden Goose</text:p>
          </table:table-cell>
          <table:table-cell office:value-type="string">
            <text:p>The Brother's Grimm</text:p>
          </table:table-cell>
          <table:table-cell table:number-columns-repeated="5"/>
        </table:table-row>
        <table:table-row table:style-name="ro6">
          <table:table-cell office:value-type="string">
            <text:p>The Strange Case of Dr. Jekyll and Mr. Hyde</text:p>
          </table:table-cell>
          <table:table-cell office:value-type="string">
            <text:p>Robert Louis Stevenson</text:p>
          </table:table-cell>
          <table:table-cell table:number-columns-repeated="5"/>
        </table:table-row>
        <table:table-row table:style-name="ro6">
          <table:table-cell office:value-type="string">
            <text:p>The Three Feathers</text:p>
          </table:table-cell>
          <table:table-cell office:value-type="string">
            <text:p>The Brother's Grimm</text:p>
          </table:table-cell>
          <table:table-cell table:number-columns-repeated="5"/>
        </table:table-row>
        <table:table-row table:style-name="ro6">
          <table:table-cell office:value-type="string">
            <text:p>The Odyssey</text:p>
          </table:table-cell>
          <table:table-cell office:value-type="string">
            <text:p>Homer</text:p>
          </table:table-cell>
          <table:table-cell table:number-columns-repeated="5"/>
        </table:table-row>
        <table:table-row table:style-name="ro6">
          <table:table-cell office:value-type="string">
            <text:p>The Hut in the Forest</text:p>
          </table:table-cell>
          <table:table-cell office:value-type="string">
            <text:p>The Brother's Grimm</text:p>
          </table:table-cell>
          <table:table-cell table:number-columns-repeated="5"/>
        </table:table-row>
        <table:table-row table:style-name="ro6">
          <table:table-cell office:value-type="string">
            <text:p>A Series of Unfortunate Events: The Wide Window</text:p>
          </table:table-cell>
          <table:table-cell office:value-type="string">
            <text:p>Lemony Snicket</text:p>
          </table:table-cell>
          <table:table-cell table:number-columns-repeated="5"/>
        </table:table-row>
        <table:table-row table:style-name="ro6">
          <table:table-cell office:value-type="string">
            <text:p>Donkey Cabbages</text:p>
          </table:table-cell>
          <table:table-cell office:value-type="string">
            <text:p>The Brother's Grimm</text:p>
          </table:table-cell>
          <table:table-cell table:number-columns-repeated="5"/>
        </table:table-row>
        <table:table-row table:style-name="ro6">
          <table:table-cell office:value-type="string">
            <text:p>The Casual Vacancy</text:p>
          </table:table-cell>
          <table:table-cell office:value-type="string">
            <text:p>J.K. Rowling</text:p>
          </table:table-cell>
          <table:table-cell table:number-columns-repeated="5"/>
        </table:table-row>
        <table:table-row table:style-name="ro6">
          <table:table-cell office:value-type="string">
            <text:p>Snow-White and Rose-Red</text:p>
          </table:table-cell>
          <table:table-cell office:value-type="string">
            <text:p>The Brother's Grimm</text:p>
          </table:table-cell>
          <table:table-cell table:number-columns-repeated="5"/>
        </table:table-row>
        <table:table-row table:style-name="ro6">
          <table:table-cell office:value-type="string">
            <text:p>A Series of Unfortunate Events: The Miserable Mill</text:p>
          </table:table-cell>
          <table:table-cell office:value-type="string">
            <text:p>Lemony Snicket</text:p>
          </table:table-cell>
          <table:table-cell table:number-columns-repeated="5"/>
        </table:table-row>
        <table:table-row table:style-name="ro6">
          <table:table-cell office:value-type="string">
            <text:p>The Poor Miller's Boy and the Cat</text:p>
          </table:table-cell>
          <table:table-cell office:value-type="string">
            <text:p>The Brother's Grimm</text:p>
          </table:table-cell>
          <table:table-cell table:number-columns-repeated="5"/>
        </table:table-row>
        <table:table-row table:style-name="ro6">
          <table:table-cell office:value-type="string">
            <text:p>That Spot</text:p>
          </table:table-cell>
          <table:table-cell office:value-type="string">
            <text:p>Jack London</text:p>
          </table:table-cell>
          <table:table-cell table:number-columns-repeated="5"/>
        </table:table-row>
        <table:table-row table:style-name="ro6">
          <table:table-cell office:value-type="string">
            <text:p>The Old Woman in the Wood</text:p>
          </table:table-cell>
          <table:table-cell office:value-type="string">
            <text:p>The Brother's Grimm</text:p>
          </table:table-cell>
          <table:table-cell table:number-columns-repeated="5"/>
        </table:table-row>
        <table:table-row table:style-name="ro6">
          <table:table-cell office:value-type="string">
            <text:p>I Am Pilgrim</text:p>
          </table:table-cell>
          <table:table-cell office:value-type="string">
            <text:p>Terry Hayes</text:p>
          </table:table-cell>
          <table:table-cell table:number-columns-repeated="5"/>
        </table:table-row>
        <table:table-row table:style-name="ro6">
          <table:table-cell office:value-type="string">
            <text:p>The Lambkin and the Little Fish</text:p>
          </table:table-cell>
          <table:table-cell office:value-type="string">
            <text:p>The Brother's Grimm</text:p>
          </table:table-cell>
          <table:table-cell table:number-columns-repeated="5"/>
        </table:table-row>
        <table:table-row table:style-name="ro6">
          <table:table-cell office:value-type="string">
            <text:p>A Series of Unfortunate Events: The Austere Academy</text:p>
          </table:table-cell>
          <table:table-cell office:value-type="string">
            <text:p>Lemony Snicket</text:p>
          </table:table-cell>
          <table:table-cell table:number-columns-repeated="5"/>
        </table:table-row>
        <table:table-row table:style-name="ro6">
          <table:table-cell office:value-type="string">
            <text:p>The Juniper Tree</text:p>
          </table:table-cell>
          <table:table-cell office:value-type="string">
            <text:p>The Brother's Grimm</text:p>
          </table:table-cell>
          <table:table-cell table:number-columns-repeated="5"/>
        </table:table-row>
        <table:table-row table:style-name="ro6">
          <table:table-cell office:value-type="string">
            <text:p>Ozma of Oz</text:p>
          </table:table-cell>
          <table:table-cell office:value-type="string">
            <text:p>L. Frank Baum</text:p>
          </table:table-cell>
          <table:table-cell table:number-columns-repeated="5"/>
        </table:table-row>
        <table:table-row table:style-name="ro6">
          <table:table-cell office:value-type="string">
            <text:p>Jorinda and Joringel</text:p>
          </table:table-cell>
          <table:table-cell office:value-type="string">
            <text:p>The Brother's Grimm</text:p>
          </table:table-cell>
          <table:table-cell table:number-columns-repeated="5"/>
        </table:table-row>
        <table:table-row table:style-name="ro6">
          <table:table-cell office:value-type="string">
            <text:p>A Song of Ice and Fire: A Storm of Swords</text:p>
          </table:table-cell>
          <table:table-cell office:value-type="string">
            <text:p>George R. R. Martin</text:p>
          </table:table-cell>
          <table:table-cell table:number-columns-repeated="5"/>
        </table:table-row>
        <table:table-row table:style-name="ro6">
          <table:table-cell office:value-type="string">
            <text:p>The Goose-Girl at the Well</text:p>
          </table:table-cell>
          <table:table-cell office:value-type="string">
            <text:p>The Brother's Grimm</text:p>
          </table:table-cell>
          <table:table-cell table:number-columns-repeated="5"/>
        </table:table-row>
        <table:table-row table:style-name="ro6">
          <table:table-cell office:value-type="string">
            <text:p>The Thousand And Second Tale of Scheherazade</text:p>
          </table:table-cell>
          <table:table-cell office:value-type="string">
            <text:p>Edgar Allan Poe</text:p>
          </table:table-cell>
          <table:table-cell table:number-columns-repeated="5"/>
        </table:table-row>
        <table:table-row table:style-name="ro6">
          <table:table-cell office:value-type="string">
            <text:p>The Three Little Men in the Wood</text:p>
          </table:table-cell>
          <table:table-cell office:value-type="string">
            <text:p>The Brother's Grimm</text:p>
          </table:table-cell>
          <table:table-cell table:number-columns-repeated="5"/>
        </table:table-row>
        <table:table-row table:style-name="ro6">
          <table:table-cell office:value-type="string">
            <text:p>To Build a Fire</text:p>
          </table:table-cell>
          <table:table-cell office:value-type="string">
            <text:p>Jack London</text:p>
          </table:table-cell>
          <table:table-cell table:number-columns-repeated="5"/>
        </table:table-row>
        <table:table-row table:style-name="ro6">
          <table:table-cell office:value-type="string">
            <text:p>The White Bride and the Black Bride</text:p>
          </table:table-cell>
          <table:table-cell office:value-type="string">
            <text:p>The Brother's Grimm</text:p>
          </table:table-cell>
          <table:table-cell table:number-columns-repeated="5"/>
        </table:table-row>
        <table:table-row table:style-name="ro6">
          <table:table-cell office:value-type="string">
            <text:p>The Sign of the Four</text:p>
          </table:table-cell>
          <table:table-cell office:value-type="string">
            <text:p>Sir Arthur Conan Doyle</text:p>
          </table:table-cell>
          <table:table-cell table:number-columns-repeated="5"/>
        </table:table-row>
        <table:table-row table:style-name="ro6">
          <table:table-cell office:value-type="string">
            <text:p>Brother and Sister</text:p>
          </table:table-cell>
          <table:table-cell office:value-type="string">
            <text:p>The Brother's Grimm</text:p>
          </table:table-cell>
          <table:table-cell table:number-columns-repeated="5"/>
        </table:table-row>
        <table:table-row table:style-name="ro6">
          <table:table-cell office:value-type="string">
            <text:p>A Series of Unfortunate Events: The Ersatz Elevator</text:p>
          </table:table-cell>
          <table:table-cell office:value-type="string">
            <text:p>Lemony Snicket</text:p>
          </table:table-cell>
          <table:table-cell table:number-columns-repeated="5"/>
        </table:table-row>
        <table:table-row table:style-name="ro6">
          <table:table-cell office:value-type="string">
            <text:p>The Gold Children</text:p>
          </table:table-cell>
          <table:table-cell office:value-type="string">
            <text:p>The Brother's Grimm</text:p>
          </table:table-cell>
          <table:table-cell table:number-columns-repeated="5"/>
        </table:table-row>
        <table:table-row table:style-name="ro6">
          <table:table-cell office:value-type="string">
            <text:p>Mellanta Tauta</text:p>
          </table:table-cell>
          <table:table-cell office:value-type="string">
            <text:p>Edgar Allan Poe</text:p>
          </table:table-cell>
          <table:table-cell table:number-columns-repeated="5"/>
        </table:table-row>
        <table:table-row table:style-name="ro6">
          <table:table-cell office:value-type="string">
            <text:p>The Twin Brothers</text:p>
          </table:table-cell>
          <table:table-cell office:value-type="string">
            <text:p>The Brother's Grimm</text:p>
          </table:table-cell>
          <table:table-cell table:number-columns-repeated="5"/>
        </table:table-row>
        <table:table-row table:style-name="ro6">
          <table:table-cell office:value-type="string">
            <text:p>Love is a Dog from Hell</text:p>
          </table:table-cell>
          <table:table-cell office:value-type="string">
            <text:p>Bukowski</text:p>
          </table:table-cell>
          <table:table-cell table:number-columns-repeated="5"/>
        </table:table-row>
        <table:table-row table:style-name="ro6">
          <table:table-cell office:value-type="string">
            <text:p>Ferdinand the Faithful and Ferdinand the Unfaithful</text:p>
          </table:table-cell>
          <table:table-cell office:value-type="string">
            <text:p>The Brother's Grimm</text:p>
          </table:table-cell>
          <table:table-cell table:number-columns-repeated="5"/>
        </table:table-row>
        <table:table-row table:style-name="ro6">
          <table:table-cell office:value-type="string">
            <text:p>The Adventures of Sherlock Holmes</text:p>
          </table:table-cell>
          <table:table-cell office:value-type="string">
            <text:p>Sir Arthur Conan Doyle</text:p>
          </table:table-cell>
          <table:table-cell table:number-columns-repeated="5"/>
        </table:table-row>
        <table:table-row table:style-name="ro6">
          <table:table-cell office:value-type="string">
            <text:p>The Three Black Princesses</text:p>
          </table:table-cell>
          <table:table-cell office:value-type="string">
            <text:p>The Brother's Grimm</text:p>
          </table:table-cell>
          <table:table-cell table:number-columns-repeated="5"/>
        </table:table-row>
        <table:table-row table:style-name="ro6">
          <table:table-cell office:value-type="string">
            <text:p>The Assignation</text:p>
          </table:table-cell>
          <table:table-cell office:value-type="string">
            <text:p>Edgar Allan Poe</text:p>
          </table:table-cell>
          <table:table-cell table:number-columns-repeated="5"/>
        </table:table-row>
        <table:table-row table:style-name="ro6">
          <table:table-cell office:value-type="string">
            <text:p>Snow-White an the Seven Dwarfs</text:p>
          </table:table-cell>
          <table:table-cell office:value-type="string">
            <text:p>The Brother's Grimm</text:p>
          </table:table-cell>
          <table:table-cell table:number-columns-repeated="5"/>
        </table:table-row>
        <table:table-row table:style-name="ro6">
          <table:table-cell office:value-type="string">
            <text:p>The Tale of Despereaux</text:p>
          </table:table-cell>
          <table:table-cell office:value-type="string">
            <text:p>Kate DiCamillo</text:p>
          </table:table-cell>
          <table:table-cell table:number-columns-repeated="5"/>
        </table:table-row>
        <table:table-row table:style-name="ro6">
          <table:table-cell office:value-type="string">
            <text:p>The Shoes That Were Danced to Pieces</text:p>
          </table:table-cell>
          <table:table-cell office:value-type="string">
            <text:p>The Brother's Grimm</text:p>
          </table:table-cell>
          <table:table-cell table:number-columns-repeated="5"/>
        </table:table-row>
        <table:table-row table:style-name="ro6">
          <table:table-cell office:value-type="string">
            <text:p>Dorothy and The Wizard of Oz</text:p>
          </table:table-cell>
          <table:table-cell office:value-type="string">
            <text:p>L. Frank Baum</text:p>
          </table:table-cell>
          <table:table-cell table:number-columns-repeated="5"/>
        </table:table-row>
        <table:table-row table:style-name="ro6">
          <table:table-cell office:value-type="string">
            <text:p>The Boots of Buffalo Leather</text:p>
          </table:table-cell>
          <table:table-cell office:value-type="string">
            <text:p>The Brother's Grimm</text:p>
          </table:table-cell>
          <table:table-cell table:number-columns-repeated="5"/>
        </table:table-row>
        <table:table-row table:style-name="ro6">
          <table:table-cell office:value-type="string">
            <text:p>Harry Potter and the Sorcerer's Stone</text:p>
          </table:table-cell>
          <table:table-cell office:value-type="string">
            <text:p>J.K. Rowling</text:p>
          </table:table-cell>
          <table:table-cell table:number-columns-repeated="5"/>
        </table:table-row>
        <table:table-row table:style-name="ro6">
          <table:table-cell office:value-type="string">
            <text:p>The Six Servants</text:p>
          </table:table-cell>
          <table:table-cell office:value-type="string">
            <text:p>The Brother's Grimm</text:p>
          </table:table-cell>
          <table:table-cell table:number-columns-repeated="5"/>
        </table:table-row>
        <table:table-row table:style-name="ro6">
          <table:table-cell office:value-type="string">
            <text:p>A Series of Unfortunate Events: The Vile Village</text:p>
          </table:table-cell>
          <table:table-cell office:value-type="string">
            <text:p>Lemony Snicket</text:p>
          </table:table-cell>
          <table:table-cell table:number-columns-repeated="5"/>
        </table:table-row>
        <table:table-row table:style-name="ro6">
          <table:table-cell office:value-type="string">
            <text:p>Six Soldiers of Fortune</text:p>
          </table:table-cell>
          <table:table-cell office:value-type="string">
            <text:p>The Brother's Grimm</text:p>
          </table:table-cell>
          <table:table-cell table:number-columns-repeated="5"/>
        </table:table-row>
        <table:table-row table:style-name="ro6">
          <table:table-cell office:value-type="string">
            <text:p>The Two Travelers</text:p>
          </table:table-cell>
          <table:table-cell office:value-type="string">
            <text:p>The Brother's Grimm</text:p>
          </table:table-cell>
          <table:table-cell table:number-columns-repeated="5"/>
        </table:table-row>
        <table:table-row table:style-name="ro6">
          <table:table-cell office:value-type="string">
            <text:p>The Ear of Corn</text:p>
          </table:table-cell>
          <table:table-cell office:value-type="string">
            <text:p>The Brother's Grimm</text:p>
          </table:table-cell>
          <table:table-cell table:number-columns-repeated="5"/>
        </table:table-row>
        <table:table-row table:style-name="ro6">
          <table:table-cell office:value-type="string">
            <text:p>The Road to Oz</text:p>
          </table:table-cell>
          <table:table-cell office:value-type="string">
            <text:p>L. Frank Baum</text:p>
          </table:table-cell>
          <table:table-cell table:number-columns-repeated="5"/>
        </table:table-row>
        <table:table-row table:style-name="ro6">
          <table:table-cell office:value-type="string">
            <text:p>The Aged Mother</text:p>
          </table:table-cell>
          <table:table-cell office:value-type="string">
            <text:p>The Brother's Grimm</text:p>
          </table:table-cell>
          <table:table-cell table:number-columns-repeated="5"/>
        </table:table-row>
        <table:table-row table:style-name="ro6">
          <table:table-cell office:value-type="string">
            <text:p>A Series of Unfortunate Events: The Hostile Hospital</text:p>
          </table:table-cell>
          <table:table-cell office:value-type="string">
            <text:p>Lemony Snicket</text:p>
          </table:table-cell>
          <table:table-cell table:number-columns-repeated="5"/>
        </table:table-row>
        <table:table-row table:style-name="ro6">
          <table:table-cell office:value-type="string">
            <text:p>The Hazel Branch</text:p>
          </table:table-cell>
          <table:table-cell office:value-type="string">
            <text:p>The Brother's Grimm</text:p>
          </table:table-cell>
          <table:table-cell table:number-columns-repeated="5"/>
        </table:table-row>
        <table:table-row table:style-name="ro6">
          <table:table-cell office:value-type="string">
            <text:p>A Series of Unfortunate Events: The Carnivorous Carnival</text:p>
          </table:table-cell>
          <table:table-cell office:value-type="string">
            <text:p>Lemony Snicket</text:p>
          </table:table-cell>
          <table:table-cell table:number-columns-repeated="5"/>
        </table:table-row>
        <table:table-row table:style-name="ro6">
          <table:table-cell office:value-type="string">
            <text:p>The Old Grandfather's Corner</text:p>
          </table:table-cell>
          <table:table-cell office:value-type="string">
            <text:p>The Brother's Grimm</text:p>
          </table:table-cell>
          <table:table-cell table:number-columns-repeated="5"/>
        </table:table-row>
        <table:table-row table:style-name="ro6">
          <table:table-cell office:value-type="string">
            <text:p>Story of the Young Man with the Cream Tarts</text:p>
          </table:table-cell>
          <table:table-cell office:value-type="string">
            <text:p>Robert Louis Stevenson</text:p>
          </table:table-cell>
          <table:table-cell table:number-columns-repeated="5"/>
        </table:table-row>
        <table:table-row table:style-name="ro6">
          <table:table-cell office:value-type="string">
            <text:p>The Ungrateful Son</text:p>
          </table:table-cell>
          <table:table-cell office:value-type="string">
            <text:p>The Brother's Grimm</text:p>
          </table:table-cell>
          <table:table-cell table:number-columns-repeated="5"/>
        </table:table-row>
        <table:table-row table:style-name="ro6">
          <table:table-cell office:value-type="string">
            <text:p>The Memoirs of Sherlock Holmes</text:p>
          </table:table-cell>
          <table:table-cell office:value-type="string">
            <text:p>Sir Arthur Conan Doyle</text:p>
          </table:table-cell>
          <table:table-cell table:number-columns-repeated="5"/>
        </table:table-row>
        <table:table-row table:style-name="ro6">
          <table:table-cell office:value-type="string">
            <text:p>The Bittern and the Hoopoe</text:p>
          </table:table-cell>
          <table:table-cell office:value-type="string">
            <text:p>The Brother's Grimm</text:p>
          </table:table-cell>
          <table:table-cell table:number-columns-repeated="5"/>
        </table:table-row>
        <table:table-row table:style-name="ro6">
          <table:table-cell office:value-type="string">
            <text:p>A Series of Unfortunate Events: The Slippery Slope</text:p>
          </table:table-cell>
          <table:table-cell office:value-type="string">
            <text:p>Lemony Snicket</text:p>
          </table:table-cell>
          <table:table-cell table:number-columns-repeated="5"/>
        </table:table-row>
        <table:table-row table:style-name="ro6">
          <table:table-cell office:value-type="string">
            <text:p>The Three Languages</text:p>
          </table:table-cell>
          <table:table-cell office:value-type="string">
            <text:p>The Brother's Grimm</text:p>
          </table:table-cell>
          <table:table-cell table:number-columns-repeated="5"/>
        </table:table-row>
        <table:table-row table:style-name="ro6">
          <table:table-cell office:value-type="string">
            <text:p>Harry Potter and the Chamber of Secrets</text:p>
          </table:table-cell>
          <table:table-cell office:value-type="string">
            <text:p>J.K. Rowling</text:p>
          </table:table-cell>
          <table:table-cell table:number-columns-repeated="5"/>
        </table:table-row>
        <table:table-row table:style-name="ro6">
          <table:table-cell office:value-type="string">
            <text:p>The Star Money</text:p>
          </table:table-cell>
          <table:table-cell office:value-type="string">
            <text:p>The Brother's Grimm</text:p>
          </table:table-cell>
          <table:table-cell table:number-columns-repeated="5"/>
        </table:table-row>
        <table:table-row table:style-name="ro6">
          <table:table-cell office:value-type="string">
            <text:p>The Return of Sherlock Holmes</text:p>
          </table:table-cell>
          <table:table-cell office:value-type="string">
            <text:p>Sir Arthur Conan Doyle</text:p>
          </table:table-cell>
          <table:table-cell table:number-columns-repeated="5"/>
        </table:table-row>
        <table:table-row table:style-name="ro6">
          <table:table-cell office:value-type="string">
            <text:p>The Poor Man and the Rich Man</text:p>
          </table:table-cell>
          <table:table-cell office:value-type="string">
            <text:p>The Brother's Grimm</text:p>
          </table:table-cell>
          <table:table-cell table:number-columns-repeated="5"/>
        </table:table-row>
        <table:table-row table:style-name="ro6">
          <table:table-cell office:value-type="string">
            <text:p>The Hound of the Baskervilles</text:p>
          </table:table-cell>
          <table:table-cell office:value-type="string">
            <text:p>Sir Arthur Conan Doyle</text:p>
          </table:table-cell>
          <table:table-cell table:number-columns-repeated="5"/>
        </table:table-row>
        <table:table-row table:style-name="ro6">
          <table:table-cell office:value-type="string">
            <text:p>The Stolen Pennies</text:p>
          </table:table-cell>
          <table:table-cell office:value-type="string">
            <text:p>The Brother's Grimm</text:p>
          </table:table-cell>
          <table:table-cell table:number-columns-repeated="5"/>
        </table:table-row>
        <table:table-row table:style-name="ro6">
          <table:table-cell office:value-type="string">
            <text:p>A Song of Ice and Fire: A Feast for Crows</text:p>
          </table:table-cell>
          <table:table-cell office:value-type="string">
            <text:p>George R. R. Martin</text:p>
          </table:table-cell>
          <table:table-cell table:number-columns-repeated="5"/>
        </table:table-row>
        <table:table-row table:style-name="ro6">
          <table:table-cell office:value-type="string">
            <text:p>The Shroud</text:p>
          </table:table-cell>
          <table:table-cell office:value-type="string">
            <text:p>The Brother's Grimm</text:p>
          </table:table-cell>
          <table:table-cell table:number-columns-repeated="5"/>
        </table:table-row>
        <table:table-row table:style-name="ro6">
          <table:table-cell office:value-type="string">
            <text:p>A Series of Unfortunate Events: The Grim Grotto</text:p>
          </table:table-cell>
          <table:table-cell office:value-type="string">
            <text:p>Lemony Snicket</text:p>
          </table:table-cell>
          <table:table-cell table:number-columns-repeated="5"/>
        </table:table-row>
        <table:table-row table:style-name="ro6">
          <table:table-cell office:value-type="string">
            <text:p>The Wilful Child</text:p>
          </table:table-cell>
          <table:table-cell office:value-type="string">
            <text:p>The Brother's Grimm</text:p>
          </table:table-cell>
          <table:table-cell table:number-columns-repeated="5"/>
        </table:table-row>
        <table:table-row table:style-name="ro6">
          <table:table-cell office:value-type="string">
            <text:p>The Suicide Club</text:p>
          </table:table-cell>
          <table:table-cell office:value-type="string">
            <text:p>Robert Louis Stevenson</text:p>
          </table:table-cell>
          <table:table-cell table:number-columns-repeated="5"/>
        </table:table-row>
        <table:table-row table:style-name="ro6">
          <table:table-cell office:value-type="string">
            <text:p>The Rose</text:p>
          </table:table-cell>
          <table:table-cell office:value-type="string">
            <text:p>The Brother's Grimm</text:p>
          </table:table-cell>
          <table:table-cell table:number-columns-repeated="5"/>
        </table:table-row>
        <table:table-row table:style-name="ro6">
          <table:table-cell office:value-type="string">
            <text:p>The Emerald City of Oz</text:p>
          </table:table-cell>
          <table:table-cell office:value-type="string">
            <text:p>L. Frank Baum</text:p>
          </table:table-cell>
          <table:table-cell table:number-columns-repeated="5"/>
        </table:table-row>
        <table:table-row table:style-name="ro6">
          <table:table-cell office:value-type="string">
            <text:p>The Tailor in Heaven</text:p>
          </table:table-cell>
          <table:table-cell office:value-type="string">
            <text:p>The Brother's Grimm</text:p>
          </table:table-cell>
          <table:table-cell table:number-columns-repeated="5"/>
        </table:table-row>
        <table:table-row table:style-name="ro6">
          <table:table-cell office:value-type="string">
            <text:p>Story of the Physician and the Saratoga Trunk</text:p>
          </table:table-cell>
          <table:table-cell office:value-type="string">
            <text:p>Robert Louis Stevenson</text:p>
          </table:table-cell>
          <table:table-cell table:number-columns-repeated="5"/>
        </table:table-row>
        <table:table-row table:style-name="ro6">
          <table:table-cell office:value-type="string">
            <text:p>Poverty and Humility Lead to Heaven</text:p>
          </table:table-cell>
          <table:table-cell office:value-type="string">
            <text:p>The Brother's Grimm</text:p>
          </table:table-cell>
          <table:table-cell table:number-columns-repeated="5"/>
        </table:table-row>
        <table:table-row table:style-name="ro6">
          <table:table-cell office:value-type="string">
            <text:p>The Valley of Fear</text:p>
          </table:table-cell>
          <table:table-cell office:value-type="string">
            <text:p>Sir Arthur Conan Doyle</text:p>
          </table:table-cell>
          <table:table-cell table:number-columns-repeated="5"/>
        </table:table-row>
        <table:table-row table:style-name="ro6">
          <table:table-cell office:value-type="string">
            <text:p>The Flail from Heaven</text:p>
          </table:table-cell>
          <table:table-cell office:value-type="string">
            <text:p>The Brother's Grimm</text:p>
          </table:table-cell>
          <table:table-cell table:number-columns-repeated="5"/>
        </table:table-row>
        <table:table-row table:style-name="ro6">
          <table:table-cell office:value-type="string">
            <text:p>The Moon</text:p>
          </table:table-cell>
          <table:table-cell office:value-type="string">
            <text:p>The Brother's Grimm</text:p>
          </table:table-cell>
          <table:table-cell table:number-columns-repeated="5"/>
        </table:table-row>
        <table:table-row table:style-name="ro6">
          <table:table-cell office:value-type="string">
            <text:p>The Peasant in Heaven</text:p>
          </table:table-cell>
          <table:table-cell office:value-type="string">
            <text:p>The Brother's Grimm</text:p>
          </table:table-cell>
          <table:table-cell table:number-columns-repeated="5"/>
        </table:table-row>
        <table:table-row table:style-name="ro6">
          <table:table-cell office:value-type="string">
            <text:p>Eve's Various Children</text:p>
          </table:table-cell>
          <table:table-cell office:value-type="string">
            <text:p>The Brother's Grimm</text:p>
          </table:table-cell>
          <table:table-cell table:number-columns-repeated="5"/>
        </table:table-row>
        <table:table-row table:style-name="ro6">
          <table:table-cell office:value-type="string">
            <text:p>The Poor Boy in the Grave</text:p>
          </table:table-cell>
          <table:table-cell office:value-type="string">
            <text:p>The Brother's Grimm</text:p>
          </table:table-cell>
          <table:table-cell table:number-columns-repeated="5"/>
        </table:table-row>
        <table:table-row table:style-name="ro6">
          <table:table-cell office:value-type="string">
            <text:p>The Patchwork Girl of Oz</text:p>
          </table:table-cell>
          <table:table-cell office:value-type="string">
            <text:p>L. Frank Baum</text:p>
          </table:table-cell>
          <table:table-cell table:number-columns-repeated="5"/>
        </table:table-row>
        <table:table-row table:style-name="ro6">
          <table:table-cell office:value-type="string">
            <text:p>Our Lady's Child</text:p>
          </table:table-cell>
          <table:table-cell office:value-type="string">
            <text:p>The Brother's Grimm</text:p>
          </table:table-cell>
          <table:table-cell table:number-columns-repeated="5"/>
        </table:table-row>
        <table:table-row table:style-name="ro6">
          <table:table-cell office:value-type="string">
            <text:p>The Adventure of the Hansom Cab</text:p>
          </table:table-cell>
          <table:table-cell office:value-type="string">
            <text:p>Robert Louis Stevenson</text:p>
          </table:table-cell>
          <table:table-cell table:number-columns-repeated="5"/>
        </table:table-row>
        <table:table-row table:style-name="ro6">
          <table:table-cell office:value-type="string">
            <text:p>Gambling Hansel</text:p>
          </table:table-cell>
          <table:table-cell office:value-type="string">
            <text:p>The Brother's Grimm</text:p>
          </table:table-cell>
          <table:table-cell table:number-columns-repeated="5"/>
        </table:table-row>
        <table:table-row table:style-name="ro6">
          <table:table-cell office:value-type="string">
            <text:p>A Series of Unfortunate Events: The Penultimate Peril</text:p>
          </table:table-cell>
          <table:table-cell office:value-type="string">
            <text:p>Lemony Snicket</text:p>
          </table:table-cell>
          <table:table-cell table:number-columns-repeated="5"/>
        </table:table-row>
        <table:table-row table:style-name="ro6">
          <table:table-cell office:value-type="string">
            <text:p>The Old Man Made Young Again</text:p>
          </table:table-cell>
          <table:table-cell office:value-type="string">
            <text:p>The Brother's Grimm</text:p>
          </table:table-cell>
          <table:table-cell table:number-columns-repeated="5"/>
        </table:table-row>
        <table:table-row table:style-name="ro6">
          <table:table-cell office:value-type="string">
            <text:p>A Series of Unfortunate Events: The End</text:p>
          </table:table-cell>
          <table:table-cell office:value-type="string">
            <text:p>Lemony Snicket</text:p>
          </table:table-cell>
          <table:table-cell table:number-columns-repeated="5"/>
        </table:table-row>
        <table:table-row table:style-name="ro6">
          <table:table-cell office:value-type="string">
            <text:p>The Lord's Animals and the Devil's</text:p>
          </table:table-cell>
          <table:table-cell office:value-type="string">
            <text:p>The Brother's Grimm</text:p>
          </table:table-cell>
          <table:table-cell table:number-columns-repeated="5"/>
        </table:table-row>
        <table:table-row table:style-name="ro6">
          <table:table-cell office:value-type="string">
            <text:p>Ligeia</text:p>
          </table:table-cell>
          <table:table-cell office:value-type="string">
            <text:p>Edgar Allan Poe</text:p>
          </table:table-cell>
          <table:table-cell table:number-columns-repeated="5"/>
        </table:table-row>
        <table:table-row table:style-name="ro6">
          <table:table-cell office:value-type="string">
            <text:p>Master Pfriem</text:p>
          </table:table-cell>
          <table:table-cell office:value-type="string">
            <text:p>The Brother's Grimm</text:p>
          </table:table-cell>
          <table:table-cell table:number-columns-repeated="5"/>
        </table:table-row>
        <table:table-row table:style-name="ro6">
          <table:table-cell office:value-type="string">
            <text:p>The Body-Snatcher</text:p>
          </table:table-cell>
          <table:table-cell office:value-type="string">
            <text:p>Robert Louis Stevenson</text:p>
          </table:table-cell>
          <table:table-cell table:number-columns-repeated="5"/>
        </table:table-row>
        <table:table-row table:style-name="ro6">
          <table:table-cell office:value-type="string">
            <text:p>The Heavenly Wedding</text:p>
          </table:table-cell>
          <table:table-cell office:value-type="string">
            <text:p>The Brother's Grimm</text:p>
          </table:table-cell>
          <table:table-cell table:number-columns-repeated="5"/>
        </table:table-row>
        <table:table-row table:style-name="ro6">
          <table:table-cell office:value-type="string">
            <text:p>Tick Tock of Oz</text:p>
          </table:table-cell>
          <table:table-cell office:value-type="string">
            <text:p>L. Frank Baum</text:p>
          </table:table-cell>
          <table:table-cell table:number-columns-repeated="5"/>
        </table:table-row>
        <table:table-row table:style-name="ro6">
          <table:table-cell office:value-type="string">
            <text:p>God's Food</text:p>
          </table:table-cell>
          <table:table-cell office:value-type="string">
            <text:p>The Brother's Grimm</text:p>
          </table:table-cell>
          <table:table-cell table:number-columns-repeated="5"/>
        </table:table-row>
        <table:table-row table:style-name="ro6">
          <table:table-cell office:value-type="string">
            <text:p>The Scarecrow of Oz</text:p>
          </table:table-cell>
          <table:table-cell office:value-type="string">
            <text:p>L. Frank Baum</text:p>
          </table:table-cell>
          <table:table-cell table:number-columns-repeated="5"/>
        </table:table-row>
        <table:table-row table:style-name="ro6">
          <table:table-cell office:value-type="string">
            <text:p>St. Joseph in the Forest</text:p>
          </table:table-cell>
          <table:table-cell office:value-type="string">
            <text:p>The Brother's Grimm</text:p>
          </table:table-cell>
          <table:table-cell table:number-columns-repeated="5"/>
        </table:table-row>
        <table:table-row table:style-name="ro6">
          <table:table-cell office:value-type="string">
            <text:p>Harry Potter and the Prisoner of Azkaban</text:p>
          </table:table-cell>
          <table:table-cell office:value-type="string">
            <text:p>J.K. Rowling</text:p>
          </table:table-cell>
          <table:table-cell table:number-columns-repeated="5"/>
        </table:table-row>
        <table:table-row table:style-name="ro6">
          <table:table-cell office:value-type="string">
            <text:p>The Three Green Twigs</text:p>
          </table:table-cell>
          <table:table-cell office:value-type="string">
            <text:p>The Brother's Grimm</text:p>
          </table:table-cell>
          <table:table-cell table:number-columns-repeated="5"/>
        </table:table-row>
        <table:table-row table:style-name="ro6">
          <table:table-cell office:value-type="string">
            <text:p>Who Could That Be At This Hour</text:p>
          </table:table-cell>
          <table:table-cell office:value-type="string">
            <text:p>Lemony Snicket</text:p>
          </table:table-cell>
          <table:table-cell table:number-columns-repeated="5"/>
        </table:table-row>
        <table:table-row table:style-name="ro6">
          <table:table-cell office:value-type="string">
            <text:p>Our Lady's Little Glass</text:p>
          </table:table-cell>
          <table:table-cell office:value-type="string">
            <text:p>The Brother's Grimm</text:p>
          </table:table-cell>
          <table:table-cell table:number-columns-repeated="5"/>
        </table:table-row>
        <table:table-row table:style-name="ro6">
          <table:table-cell office:value-type="string">
            <text:p>His Last Bow</text:p>
          </table:table-cell>
          <table:table-cell office:value-type="string">
            <text:p>Sir Arthur Conan Doyle</text:p>
          </table:table-cell>
          <table:table-cell table:number-columns-repeated="5"/>
        </table:table-row>
        <table:table-row table:style-name="ro6">
          <table:table-cell office:value-type="string">
            <text:p>Brother Frolick</text:p>
          </table:table-cell>
          <table:table-cell office:value-type="string">
            <text:p>The Brother's Grimm</text:p>
          </table:table-cell>
          <table:table-cell table:number-columns-repeated="5"/>
        </table:table-row>
        <table:table-row table:style-name="ro6">
          <table:table-cell office:value-type="string">
            <text:p>Rinkitink of Oz</text:p>
          </table:table-cell>
          <table:table-cell office:value-type="string">
            <text:p>L. Frank Baum</text:p>
          </table:table-cell>
          <table:table-cell table:number-columns-repeated="5"/>
        </table:table-row>
        <table:table-row table:style-name="ro6">
          <table:table-cell office:value-type="string">
            <text:p>The Bright Sun Brings It To light</text:p>
          </table:table-cell>
          <table:table-cell office:value-type="string">
            <text:p>The Brother's Grimm</text:p>
          </table:table-cell>
          <table:table-cell table:number-columns-repeated="5"/>
        </table:table-row>
        <table:table-row table:style-name="ro6">
          <table:table-cell office:value-type="string">
            <text:p>The Case-Book of Sherlock Holmes</text:p>
          </table:table-cell>
          <table:table-cell office:value-type="string">
            <text:p>Sir Arthur Conan Doyle</text:p>
          </table:table-cell>
          <table:table-cell table:number-columns-repeated="5"/>
        </table:table-row>
        <table:table-row table:style-name="ro6">
          <table:table-cell office:value-type="string">
            <text:p>The Sparrow and His Four Children</text:p>
          </table:table-cell>
          <table:table-cell office:value-type="string">
            <text:p>The Brother's Grimm</text:p>
          </table:table-cell>
          <table:table-cell table:number-columns-repeated="5"/>
        </table:table-row>
        <table:table-row table:style-name="ro6">
          <table:table-cell office:value-type="string">
            <text:p>The Lost Princess of Oz</text:p>
          </table:table-cell>
          <table:table-cell office:value-type="string">
            <text:p>L. Frank Baum</text:p>
          </table:table-cell>
          <table:table-cell table:number-columns-repeated="5"/>
        </table:table-row>
        <table:table-row table:style-name="ro6">
          <table:table-cell office:value-type="string">
            <text:p>The Duration of life</text:p>
          </table:table-cell>
          <table:table-cell office:value-type="string">
            <text:p>The Brother's Grimm</text:p>
          </table:table-cell>
          <table:table-cell table:number-columns-repeated="5"/>
        </table:table-row>
        <table:table-row table:style-name="ro6">
          <table:table-cell office:value-type="string">
            <text:p>Harry Potter and the Goblet of Fire</text:p>
          </table:table-cell>
          <table:table-cell office:value-type="string">
            <text:p>J.K. Rowling</text:p>
          </table:table-cell>
          <table:table-cell table:number-columns-repeated="5"/>
        </table:table-row>
        <table:table-row table:style-name="ro6">
          <table:table-cell office:value-type="string">
            <text:p>The Twelve Apostles</text:p>
          </table:table-cell>
          <table:table-cell office:value-type="string">
            <text:p>The Brother's Grimm</text:p>
          </table:table-cell>
          <table:table-cell table:number-columns-repeated="5"/>
        </table:table-row>
        <table:table-row table:style-name="ro6">
          <table:table-cell office:value-type="string">
            <text:p>Harry Potter and the Order of the Phoenix</text:p>
          </table:table-cell>
          <table:table-cell office:value-type="string">
            <text:p>J.K. Rowling</text:p>
          </table:table-cell>
          <table:table-cell table:number-columns-repeated="5"/>
        </table:table-row>
        <table:table-row table:style-name="ro6">
          <table:table-cell office:value-type="string">
            <text:p>Faithful John</text:p>
          </table:table-cell>
          <table:table-cell office:value-type="string">
            <text:p>The Brother's Grimm</text:p>
          </table:table-cell>
          <table:table-cell table:number-columns-repeated="5"/>
        </table:table-row>
        <table:table-row table:style-name="ro6">
          <table:table-cell office:value-type="string">
            <text:p>Harry Potter and the Half Blood Prince</text:p>
          </table:table-cell>
          <table:table-cell office:value-type="string">
            <text:p>J.K. Rowling</text:p>
          </table:table-cell>
          <table:table-cell table:number-columns-repeated="5"/>
        </table:table-row>
        <table:table-row table:style-name="ro6">
          <table:table-cell office:value-type="string">
            <text:p>The Six Swans</text:p>
          </table:table-cell>
          <table:table-cell office:value-type="string">
            <text:p>The Brother's Grimm</text:p>
          </table:table-cell>
          <table:table-cell table:number-columns-repeated="5"/>
        </table:table-row>
        <table:table-row table:style-name="ro6">
          <table:table-cell office:value-type="string">
            <text:p>Harry Potter and the Deathly Hallows</text:p>
          </table:table-cell>
          <table:table-cell office:value-type="string">
            <text:p>J.K. Rowling</text:p>
          </table:table-cell>
          <table:table-cell table:number-columns-repeated="5"/>
        </table:table-row>
        <table:table-row table:style-name="ro6">
          <table:table-cell office:value-type="string">
            <text:p>The Seven Ravens</text:p>
          </table:table-cell>
          <table:table-cell office:value-type="string">
            <text:p>The Brother's Grimm</text:p>
          </table:table-cell>
          <table:table-cell table:number-columns-repeated="5"/>
        </table:table-row>
        <table:table-row table:style-name="ro6">
          <table:table-cell office:value-type="string">
            <text:p>The Tin Woodman of Oz</text:p>
          </table:table-cell>
          <table:table-cell office:value-type="string">
            <text:p>L. Frank Baum</text:p>
          </table:table-cell>
          <table:table-cell table:number-columns-repeated="5"/>
        </table:table-row>
        <table:table-row table:style-name="ro6">
          <table:table-cell office:value-type="string">
            <text:p>The Twelve Brothers</text:p>
          </table:table-cell>
          <table:table-cell office:value-type="string">
            <text:p>The Brother's Grimm</text:p>
          </table:table-cell>
          <table:table-cell table:number-columns-repeated="5"/>
        </table:table-row>
        <table:table-row table:style-name="ro6">
          <table:table-cell office:value-type="string">
            <text:p>The Magic of Oz</text:p>
          </table:table-cell>
          <table:table-cell office:value-type="string">
            <text:p>L. Frank Baum</text:p>
          </table:table-cell>
          <table:table-cell table:number-columns-repeated="5"/>
        </table:table-row>
        <table:table-row table:style-name="ro6">
          <table:table-cell office:value-type="string">
            <text:p>Iron John</text:p>
          </table:table-cell>
          <table:table-cell office:value-type="string">
            <text:p>The Brother's Grimm</text:p>
          </table:table-cell>
          <table:table-cell table:number-columns-repeated="5"/>
        </table:table-row>
        <table:table-row table:style-name="ro6">
          <table:table-cell office:value-type="string">
            <text:p>The King's Son Who Feared Nothing</text:p>
          </table:table-cell>
          <table:table-cell office:value-type="string">
            <text:p>The Brother's Grimm</text:p>
          </table:table-cell>
          <table:table-cell table:number-columns-repeated="5"/>
        </table:table-row>
        <table:table-row table:style-name="ro6">
          <table:table-cell office:value-type="string">
            <text:p>The Drummer</text:p>
          </table:table-cell>
          <table:table-cell office:value-type="string">
            <text:p>The Brother's Grimm</text:p>
          </table:table-cell>
          <table:table-cell table:number-columns-repeated="5"/>
        </table:table-row>
        <table:table-row table:style-name="ro6">
          <table:table-cell office:value-type="string">
            <text:p>The Fall Of The House Of Usher</text:p>
          </table:table-cell>
          <table:table-cell office:value-type="string">
            <text:p>Edgar Allan Poe</text:p>
          </table:table-cell>
          <table:table-cell table:number-columns-repeated="5"/>
        </table:table-row>
        <table:table-row table:style-name="ro6">
          <table:table-cell office:value-type="string">
            <text:p>The Two King's Children</text:p>
          </table:table-cell>
          <table:table-cell office:value-type="string">
            <text:p>The Brother's Grimm</text:p>
          </table:table-cell>
          <table:table-cell table:number-columns-repeated="5"/>
        </table:table-row>
        <table:table-row table:style-name="ro6">
          <table:table-cell office:value-type="string">
            <text:p>Glinda of Oz</text:p>
          </table:table-cell>
          <table:table-cell office:value-type="string">
            <text:p>L. Frank Baum</text:p>
          </table:table-cell>
          <table:table-cell table:number-columns-repeated="5"/>
        </table:table-row>
        <table:table-row table:style-name="ro6">
          <table:table-cell office:value-type="string">
            <text:p>The Iron Stove</text:p>
          </table:table-cell>
          <table:table-cell office:value-type="string">
            <text:p>The Brother's Grimm</text:p>
          </table:table-cell>
          <table:table-cell table:number-columns-repeated="5"/>
        </table:table-row>
        <table:table-row table:style-name="ro6">
          <table:table-cell office:value-type="string">
            <text:p>The Masque Of The Red Death</text:p>
          </table:table-cell>
          <table:table-cell office:value-type="string">
            <text:p>Edgar Allan Poe</text:p>
          </table:table-cell>
          <table:table-cell table:number-columns-repeated="5"/>
        </table:table-row>
        <table:table-row table:style-name="ro6">
          <table:table-cell office:value-type="string">
            <text:p>The Singing Soaring Lark</text:p>
          </table:table-cell>
          <table:table-cell office:value-type="string">
            <text:p>The Brother's Grimm</text:p>
          </table:table-cell>
          <table:table-cell table:number-columns-repeated="5"/>
        </table:table-row>
        <table:table-row table:style-name="ro6">
          <table:table-cell office:value-type="string">
            <text:p>The System Of Doctor Tarr and Professor Fether</text:p>
          </table:table-cell>
          <table:table-cell office:value-type="string">
            <text:p>Edgar Allan Poe</text:p>
          </table:table-cell>
          <table:table-cell table:number-columns-repeated="5"/>
        </table:table-row>
        <table:table-row table:style-name="ro6">
          <table:table-cell office:value-type="string">
            <text:p>The Nixie of the Mill-Pond</text:p>
          </table:table-cell>
          <table:table-cell office:value-type="string">
            <text:p>The Brother's Grimm</text:p>
          </table:table-cell>
          <table:table-cell table:number-columns-repeated="5"/>
        </table:table-row>
        <table:table-row table:style-name="ro6">
          <table:table-cell office:value-type="string">
            <text:p>The Devil In The Belfry</text:p>
          </table:table-cell>
          <table:table-cell office:value-type="string">
            <text:p>Edgar Allan Poe</text:p>
          </table:table-cell>
          <table:table-cell table:number-columns-repeated="5"/>
        </table:table-row>
        <table:table-row table:style-name="ro6">
          <table:table-cell office:value-type="string">
            <text:p>The Raven</text:p>
          </table:table-cell>
          <table:table-cell office:value-type="string">
            <text:p>The Brother's Grimm</text:p>
          </table:table-cell>
          <table:table-cell table:number-columns-repeated="5"/>
        </table:table-row>
        <table:table-row table:style-name="ro6">
          <table:table-cell office:value-type="string">
            <text:p>X-Ing A Paragrab</text:p>
          </table:table-cell>
          <table:table-cell office:value-type="string">
            <text:p>Edgar Allan Poe</text:p>
          </table:table-cell>
          <table:table-cell table:number-columns-repeated="5"/>
        </table:table-row>
        <table:table-row table:style-name="ro6">
          <table:table-cell office:value-type="string">
            <text:p>The Crystal Ball</text:p>
          </table:table-cell>
          <table:table-cell office:value-type="string">
            <text:p>The Brother's Grimm</text:p>
          </table:table-cell>
          <table:table-cell table:number-columns-repeated="5"/>
        </table:table-row>
        <table:table-row table:style-name="ro6">
          <table:table-cell office:value-type="string">
            <text:p>The Sphinx</text:p>
          </table:table-cell>
          <table:table-cell office:value-type="string">
            <text:p>Edgar Allan Poe</text:p>
          </table:table-cell>
          <table:table-cell table:number-columns-repeated="5"/>
        </table:table-row>
        <table:table-row table:style-name="ro6">
          <table:table-cell office:value-type="string">
            <text:p>The Doney</text:p>
          </table:table-cell>
          <table:table-cell office:value-type="string">
            <text:p>The Brother's Grimm</text:p>
          </table:table-cell>
          <table:table-cell table:number-columns-repeated="5"/>
        </table:table-row>
        <table:table-row table:style-name="ro6">
          <table:table-cell office:value-type="string">
            <text:p>The imp of the Perverse</text:p>
          </table:table-cell>
          <table:table-cell office:value-type="string">
            <text:p>Edgar Allan Poe</text:p>
          </table:table-cell>
          <table:table-cell table:number-columns-repeated="5"/>
        </table:table-row>
        <table:table-row table:style-name="ro6">
          <table:table-cell office:value-type="string">
            <text:p>Hans the Hedgehog</text:p>
          </table:table-cell>
          <table:table-cell office:value-type="string">
            <text:p>The Brother's Grimm</text:p>
          </table:table-cell>
          <table:table-cell table:number-columns-repeated="5"/>
        </table:table-row>
        <table:table-row table:style-name="ro6">
          <table:table-cell office:value-type="string">
            <text:p>The Royal Book of Oz</text:p>
          </table:table-cell>
          <table:table-cell office:value-type="string">
            <text:p>L. Frank Baum</text:p>
          </table:table-cell>
          <table:table-cell table:number-columns-repeated="5"/>
        </table:table-row>
        <table:table-row table:style-name="ro6">
          <table:table-cell office:value-type="string">
            <text:p>The King of the Golden Mountain</text:p>
          </table:table-cell>
          <table:table-cell office:value-type="string">
            <text:p>The Brother's Grimm</text:p>
          </table:table-cell>
          <table:table-cell table:number-columns-repeated="5"/>
        </table:table-row>
        <table:table-row table:style-name="ro6">
          <table:table-cell office:value-type="string">
            <text:p>William Wilson</text:p>
          </table:table-cell>
          <table:table-cell office:value-type="string">
            <text:p>Edgar Allan Poe</text:p>
          </table:table-cell>
          <table:table-cell table:number-columns-repeated="5"/>
        </table:table-row>
        <table:table-row table:style-name="ro6">
          <table:table-cell office:value-type="string">
            <text:p>The Golden Bird</text:p>
          </table:table-cell>
          <table:table-cell office:value-type="string">
            <text:p>The Brother's Grimm</text:p>
          </table:table-cell>
          <table:table-cell table:number-columns-repeated="5"/>
        </table:table-row>
        <table:table-row table:style-name="ro6">
          <table:table-cell office:value-type="string">
            <text:p>The Facts In The Case of M. Valdemar</text:p>
          </table:table-cell>
          <table:table-cell office:value-type="string">
            <text:p>Edgar Allan Poe</text:p>
          </table:table-cell>
          <table:table-cell table:number-columns-repeated="5"/>
        </table:table-row>
        <table:table-row table:style-name="ro6">
          <table:table-cell office:value-type="string">
            <text:p>Strong Hans</text:p>
          </table:table-cell>
          <table:table-cell office:value-type="string">
            <text:p>The Brother's Grimm</text:p>
          </table:table-cell>
          <table:table-cell table:number-columns-repeated="5"/>
        </table:table-row>
        <table:table-row table:style-name="ro6">
          <table:table-cell office:value-type="string">
            <text:p>The Man of the Crowd</text:p>
          </table:table-cell>
          <table:table-cell office:value-type="string">
            <text:p>Edgar Allan Poe</text:p>
          </table:table-cell>
          <table:table-cell table:number-columns-repeated="5"/>
        </table:table-row>
        <table:table-row table:style-name="ro6">
          <table:table-cell office:value-type="string">
            <text:p>The Blue Light</text:p>
          </table:table-cell>
          <table:table-cell office:value-type="string">
            <text:p>The Brother's Grimm</text:p>
          </table:table-cell>
          <table:table-cell table:number-columns-repeated="5"/>
        </table:table-row>
        <table:table-row table:style-name="ro6">
          <table:table-cell office:value-type="string">
            <text:p>The Fisherman and His Wife</text:p>
          </table:table-cell>
          <table:table-cell office:value-type="string">
            <text:p>The Brother's Grimm</text:p>
          </table:table-cell>
          <table:table-cell table:number-columns-repeated="5"/>
        </table:table-row>
        <table:table-row table:style-name="ro6">
          <table:table-cell office:value-type="string">
            <text:p>The Good Bargain</text:p>
          </table:table-cell>
          <table:table-cell office:value-type="string">
            <text:p>The Brother's Grimm</text:p>
          </table:table-cell>
          <table:table-cell table:number-columns-repeated="5"/>
        </table:table-row>
        <table:table-row table:style-name="ro6">
          <table:table-cell office:value-type="string">
            <text:p>Prudent Hans</text:p>
          </table:table-cell>
          <table:table-cell office:value-type="string">
            <text:p>The Brother's Grimm</text:p>
          </table:table-cell>
          <table:table-cell table:number-columns-repeated="5"/>
        </table:table-row>
        <table:table-row table:style-name="ro6">
          <table:table-cell office:value-type="string">
            <text:p>Hans in Luck</text:p>
          </table:table-cell>
          <table:table-cell office:value-type="string">
            <text:p>The Brother's Grimm</text:p>
          </table:table-cell>
          <table:table-cell table:number-columns-repeated="5"/>
        </table:table-row>
        <table:table-row table:style-name="ro6">
          <table:table-cell office:value-type="string">
            <text:p>Clever Else</text:p>
          </table:table-cell>
          <table:table-cell office:value-type="string">
            <text:p>The Brother's Grimm</text:p>
          </table:table-cell>
          <table:table-cell table:number-columns-repeated="5"/>
        </table:table-row>
        <table:table-row table:style-name="ro6">
          <table:table-cell office:value-type="string">
            <text:p>Hans Married</text:p>
          </table:table-cell>
          <table:table-cell office:value-type="string">
            <text:p>The Brother's Grimm</text:p>
          </table:table-cell>
          <table:table-cell table:number-columns-repeated="5"/>
        </table:table-row>
        <table:table-row table:style-name="ro6">
          <table:table-cell office:value-type="string">
            <text:p>The Youth Who Could Not Shiver and Shake</text:p>
          </table:table-cell>
          <table:table-cell office:value-type="string">
            <text:p>The Brother's Grimm</text:p>
          </table:table-cell>
          <table:table-cell table:number-columns-repeated="5"/>
        </table:table-row>
        <table:table-row table:style-name="ro6">
          <table:table-cell office:value-type="string">
            <text:p>Fred and Kate</text:p>
          </table:table-cell>
          <table:table-cell office:value-type="string">
            <text:p>The Brother's Grimm</text:p>
          </table:table-cell>
          <table:table-cell table:number-columns-repeated="5"/>
        </table:table-row>
        <table:table-row table:style-name="ro6">
          <table:table-cell office:value-type="string">
            <text:p>Berenice</text:p>
          </table:table-cell>
          <table:table-cell office:value-type="string">
            <text:p>Edgar Allan Poe</text:p>
          </table:table-cell>
          <table:table-cell table:number-columns-repeated="5"/>
        </table:table-row>
        <table:table-row table:style-name="ro6">
          <table:table-cell office:value-type="string">
            <text:p>Wise Folds</text:p>
          </table:table-cell>
          <table:table-cell office:value-type="string">
            <text:p>The Brother's Grimm</text:p>
          </table:table-cell>
          <table:table-cell table:number-columns-repeated="5"/>
        </table:table-row>
        <table:table-row table:style-name="ro6">
          <table:table-cell office:value-type="string">
            <text:p>The Lazy Spinner</text:p>
          </table:table-cell>
          <table:table-cell office:value-type="string">
            <text:p>The Brother's Grimm</text:p>
          </table:table-cell>
          <table:table-cell table:number-columns-repeated="5"/>
        </table:table-row>
        <table:table-row table:style-name="ro6">
          <table:table-cell office:value-type="string">
            <text:p>The Three Sluggards</text:p>
          </table:table-cell>
          <table:table-cell office:value-type="string">
            <text:p>The Brother's Grimm</text:p>
          </table:table-cell>
          <table:table-cell table:number-columns-repeated="5"/>
        </table:table-row>
        <table:table-row table:style-name="ro6">
          <table:table-cell office:value-type="string">
            <text:p>The Tell Tale Heart</text:p>
          </table:table-cell>
          <table:table-cell office:value-type="string">
            <text:p>Edgar Allan Poe</text:p>
          </table:table-cell>
          <table:table-cell table:number-columns-repeated="5"/>
        </table:table-row>
        <table:table-row table:style-name="ro6">
          <table:table-cell office:value-type="string">
            <text:p>The Twelve Idle Servants</text:p>
          </table:table-cell>
          <table:table-cell office:value-type="string">
            <text:p>The Brother's Grimm</text:p>
          </table:table-cell>
          <table:table-cell table:number-columns-repeated="5"/>
        </table:table-row>
        <table:table-row table:style-name="ro6">
          <table:table-cell office:value-type="string">
            <text:p>The Cask of Amontillado</text:p>
          </table:table-cell>
          <table:table-cell office:value-type="string">
            <text:p>Edgar Allan Poe</text:p>
          </table:table-cell>
          <table:table-cell table:number-columns-repeated="5"/>
        </table:table-row>
        <table:table-row table:style-name="ro6">
          <table:table-cell office:value-type="string">
            <text:p>Lazy Harry</text:p>
          </table:table-cell>
          <table:table-cell office:value-type="string">
            <text:p>The Brother's Grimm</text:p>
          </table:table-cell>
          <table:table-cell table:number-columns-repeated="5"/>
        </table:table-row>
        <table:table-row table:style-name="ro6">
          <table:table-cell office:value-type="string">
            <text:p>Odds and Ends</text:p>
          </table:table-cell>
          <table:table-cell office:value-type="string">
            <text:p>The Brother's Grimm</text:p>
          </table:table-cell>
          <table:table-cell table:number-columns-repeated="5"/>
        </table:table-row>
        <table:table-row table:style-name="ro6">
          <table:table-cell office:value-type="string">
            <text:p>Brides on Trial</text:p>
          </table:table-cell>
          <table:table-cell office:value-type="string">
            <text:p>The Brother's Grimm</text:p>
          </table:table-cell>
          <table:table-cell table:number-columns-repeated="5"/>
        </table:table-row>
        <table:table-row table:style-name="ro6">
          <table:table-cell office:value-type="string">
            <text:p>Hop Frog</text:p>
          </table:table-cell>
          <table:table-cell office:value-type="string">
            <text:p>Edgar Allan Poe</text:p>
          </table:table-cell>
          <table:table-cell table:number-columns-repeated="5"/>
        </table:table-row>
        <table:table-row table:style-name="ro6">
          <table:table-cell office:value-type="string">
            <text:p>The Spindle, The Shuttle, and the Needle</text:p>
          </table:table-cell>
          <table:table-cell office:value-type="string">
            <text:p>The Brother's Grimm</text:p>
          </table:table-cell>
          <table:table-cell table:number-columns-repeated="5"/>
        </table:table-row>
        <table:table-row table:style-name="ro6">
          <table:table-cell office:value-type="string">
            <text:p>The Pit and the Pendulum</text:p>
          </table:table-cell>
          <table:table-cell office:value-type="string">
            <text:p>Edgar Allan Poe</text:p>
          </table:table-cell>
          <table:table-cell table:number-columns-repeated="5"/>
        </table:table-row>
        <table:table-row table:style-name="ro6">
          <table:table-cell office:value-type="string">
            <text:p>The Peasant's Wise Daughter</text:p>
          </table:table-cell>
          <table:table-cell office:value-type="string">
            <text:p>The Brother's Grimm</text:p>
          </table:table-cell>
          <table:table-cell table:number-columns-repeated="5"/>
        </table:table-row>
        <table:table-row table:style-name="ro6">
          <table:table-cell office:value-type="string">
            <text:p>The Shepard Boy</text:p>
          </table:table-cell>
          <table:table-cell office:value-type="string">
            <text:p>The Brother's Grimm</text:p>
          </table:table-cell>
          <table:table-cell table:number-columns-repeated="5"/>
        </table:table-row>
        <table:table-row table:style-name="ro6">
          <table:table-cell office:value-type="string">
            <text:p>The Master-Theif</text:p>
          </table:table-cell>
          <table:table-cell office:value-type="string">
            <text:p>The Brother's Grimm</text:p>
          </table:table-cell>
          <table:table-cell table:number-columns-repeated="5"/>
        </table:table-row>
        <table:table-row table:style-name="ro6">
          <table:table-cell office:value-type="string">
            <text:p>The Three Brothers</text:p>
          </table:table-cell>
          <table:table-cell office:value-type="string">
            <text:p>The Brother's Grimm</text:p>
          </table:table-cell>
          <table:table-cell table:number-columns-repeated="5"/>
        </table:table-row>
        <table:table-row table:style-name="ro6">
          <table:table-cell office:value-type="string">
            <text:p>Tales of Snakes</text:p>
          </table:table-cell>
          <table:table-cell office:value-type="string">
            <text:p>The Brother's Grimm</text:p>
          </table:table-cell>
          <table:table-cell table:number-columns-repeated="5"/>
        </table:table-row>
        <table:table-row table:style-name="ro6">
          <table:table-cell office:value-type="string">
            <text:p>The Turnip</text:p>
          </table:table-cell>
          <table:table-cell office:value-type="string">
            <text:p>The Brother's Grimm</text:p>
          </table:table-cell>
          <table:table-cell table:number-columns-repeated="5"/>
        </table:table-row>
        <table:table-row table:style-name="ro6">
          <table:table-cell office:value-type="string">
            <text:p>The Twelve Huntsmen</text:p>
          </table:table-cell>
          <table:table-cell office:value-type="string">
            <text:p>The Brother's Grimm</text:p>
          </table:table-cell>
          <table:table-cell table:number-columns-repeated="5"/>
        </table:table-row>
        <table:table-row table:style-name="ro6">
          <table:table-cell office:value-type="string">
            <text:p>The Black Cat</text:p>
          </table:table-cell>
          <table:table-cell office:value-type="string">
            <text:p>Edgar Allan Poe</text:p>
          </table:table-cell>
          <table:table-cell table:number-columns-repeated="5"/>
        </table:table-row>
        <table:table-row table:style-name="ro6">
          <table:table-cell office:value-type="string">
            <text:p>The Maid of Brakel</text:p>
          </table:table-cell>
          <table:table-cell office:value-type="string">
            <text:p>The Brother's Grimm</text:p>
          </table:table-cell>
          <table:table-cell table:number-columns-repeated="5"/>
        </table:table-row>
        <table:table-row table:style-name="ro6">
          <table:table-cell office:value-type="string">
            <text:p>Going Traveling</text:p>
          </table:table-cell>
          <table:table-cell office:value-type="string">
            <text:p>The Brother's Grimm</text:p>
          </table:table-cell>
          <table:table-cell table:number-columns-repeated="5"/>
        </table:table-row>
        <table:table-row table:style-name="ro6">
          <table:table-cell office:value-type="string">
            <text:p>Knoist and His Three Sons</text:p>
          </table:table-cell>
          <table:table-cell office:value-type="string">
            <text:p>The Brother's Grimm</text:p>
          </table:table-cell>
          <table:table-cell table:number-columns-repeated="5"/>
        </table:table-row>
        <table:table-row table:style-name="ro6">
          <table:table-cell office:value-type="string">
            <text:p>The Story of Schlauraffen Land</text:p>
          </table:table-cell>
          <table:table-cell office:value-type="string">
            <text:p>The Brother's Grimm</text:p>
          </table:table-cell>
          <table:table-cell table:number-columns-repeated="5"/>
        </table:table-row>
        <table:table-row table:style-name="ro6">
          <table:table-cell office:value-type="string">
            <text:p>The Ditsmarsch Tale of Wonders</text:p>
          </table:table-cell>
          <table:table-cell office:value-type="string">
            <text:p>The Brother's Grimm</text:p>
          </table:table-cell>
          <table:table-cell table:number-columns-repeated="5"/>
        </table:table-row>
        <table:table-row table:style-name="ro6">
          <table:table-cell office:value-type="string">
            <text:p>Domestic Servants</text:p>
          </table:table-cell>
          <table:table-cell office:value-type="string">
            <text:p>The Brother's Grimm</text:p>
          </table:table-cell>
          <table:table-cell table:number-columns-repeated="5"/>
        </table:table-row>
        <table:table-row table:style-name="ro6">
          <table:table-cell office:value-type="string">
            <text:p>The Rogue and His Master</text:p>
          </table:table-cell>
          <table:table-cell office:value-type="string">
            <text:p>The Brother's Grimm</text:p>
          </table:table-cell>
          <table:table-cell table:number-columns-repeated="5"/>
        </table:table-row>
        <table:table-row table:style-name="ro6">
          <table:table-cell office:value-type="string">
            <text:p>The Wise Servant</text:p>
          </table:table-cell>
          <table:table-cell office:value-type="string">
            <text:p>The Brother's Grimm</text:p>
          </table:table-cell>
          <table:table-cell table:number-columns-repeated="5"/>
        </table:table-row>
        <table:table-row table:style-name="ro6">
          <table:table-cell office:value-type="string">
            <text:p>The Seven Swabians</text:p>
          </table:table-cell>
          <table:table-cell office:value-type="string">
            <text:p>The Brother's Grimm</text:p>
          </table:table-cell>
          <table:table-cell table:number-columns-repeated="5"/>
        </table:table-row>
        <table:table-row table:style-name="ro6">
          <table:table-cell office:value-type="string">
            <text:p>Lean Lisa</text:p>
          </table:table-cell>
          <table:table-cell office:value-type="string">
            <text:p>The Brother's Grimm</text:p>
          </table:table-cell>
          <table:table-cell table:number-columns-repeated="5"/>
        </table:table-row>
        <table:table-row table:style-name="ro6">
          <table:table-cell office:value-type="string">
            <text:p>Godfather Death</text:p>
          </table:table-cell>
          <table:table-cell office:value-type="string">
            <text:p>The Brother's Grimm</text:p>
          </table:table-cell>
          <table:table-cell table:number-columns-repeated="5"/>
        </table:table-row>
        <table:table-row table:style-name="ro6">
          <table:table-cell office:value-type="string">
            <text:p>Death's Messengers</text:p>
          </table:table-cell>
          <table:table-cell office:value-type="string">
            <text:p>The Brother's Grimm</text:p>
          </table:table-cell>
          <table:table-cell table:number-columns-repeated="5"/>
        </table:table-row>
        <table:table-row table:style-name="ro6">
          <table:table-cell office:value-type="string">
            <text:p>The Wonderful Glass</text:p>
          </table:table-cell>
          <table:table-cell office:value-type="string">
            <text:p>The Brother's Grimm</text:p>
          </table:table-cell>
          <table:table-cell table:number-columns-repeated="5"/>
        </table:table-row>
        <table:table-row table:style-name="ro6">
          <table:table-cell office:value-type="string">
            <text:p>The Old Witch</text:p>
          </table:table-cell>
          <table:table-cell office:value-type="string">
            <text:p>The Brother's Grimm</text:p>
          </table:table-cell>
          <table:table-cell table:number-columns-repeated="5"/>
        </table:table-row>
        <table:table-row table:style-name="ro6">
          <table:table-cell office:value-type="string">
            <text:p>The Devil's Sooty Brother</text:p>
          </table:table-cell>
          <table:table-cell office:value-type="string">
            <text:p>The Brother's Grimm</text:p>
          </table:table-cell>
          <table:table-cell table:number-columns-repeated="5"/>
        </table:table-row>
        <table:table-row table:style-name="ro6">
          <table:table-cell office:value-type="string">
            <text:p>Bearskin</text:p>
          </table:table-cell>
          <table:table-cell office:value-type="string">
            <text:p>The Brother's Grimm</text:p>
          </table:table-cell>
          <table:table-cell table:number-columns-repeated="5"/>
        </table:table-row>
        <table:table-row table:style-name="ro6">
          <table:table-cell office:value-type="string">
            <text:p>The Devil and His Grandmother</text:p>
          </table:table-cell>
          <table:table-cell office:value-type="string">
            <text:p>The Brother's Grimm</text:p>
          </table:table-cell>
          <table:table-cell table:number-columns-repeated="5"/>
        </table:table-row>
        <table:table-row table:style-name="ro6">
          <table:table-cell office:value-type="string">
            <text:p>The Grave Mound</text:p>
          </table:table-cell>
          <table:table-cell office:value-type="string">
            <text:p>The Brother's Grimm</text:p>
          </table:table-cell>
          <table:table-cell table:number-columns-repeated="5"/>
        </table:table-row>
        <table:table-row table:style-name="ro6">
          <table:table-cell office:value-type="string">
            <text:p>The Peasant and the Devil</text:p>
          </table:table-cell>
          <table:table-cell office:value-type="string">
            <text:p>The Brother's Grimm</text:p>
          </table:table-cell>
          <table:table-cell table:number-columns-repeated="5"/>
        </table:table-row>
        <table:table-row table:style-name="ro6">
          <table:table-cell office:value-type="string">
            <text:p>The Three Apprentices</text:p>
          </table:table-cell>
          <table:table-cell office:value-type="string">
            <text:p>The Brother's Grimm</text:p>
          </table:table-cell>
          <table:table-cell table:number-columns-repeated="5"/>
        </table:table-row>
        <table:table-row table:style-name="ro6">
          <table:table-cell office:value-type="string">
            <text:p>Doctor Knowall</text:p>
          </table:table-cell>
          <table:table-cell office:value-type="string">
            <text:p>The Brother's Grimm</text:p>
          </table:table-cell>
          <table:table-cell table:number-columns-repeated="5"/>
        </table:table-row>
        <table:table-row table:style-name="ro6">
          <table:table-cell office:value-type="string">
            <text:p>The Three Army Surgeons</text:p>
          </table:table-cell>
          <table:table-cell office:value-type="string">
            <text:p>The Brother's Grimm</text:p>
          </table:table-cell>
          <table:table-cell table:number-columns-repeated="5"/>
        </table:table-row>
        <table:table-row table:style-name="ro6">
          <table:table-cell office:value-type="string">
            <text:p>The Spirit in the Bottle</text:p>
          </table:table-cell>
          <table:table-cell office:value-type="string">
            <text:p>The Brother's Grimm</text:p>
          </table:table-cell>
          <table:table-cell table:number-columns-repeated="5"/>
        </table:table-row>
        <table:table-row table:style-name="ro6">
          <table:table-cell office:value-type="string">
            <text:p>The Three Children of Fortune</text:p>
          </table:table-cell>
          <table:table-cell office:value-type="string">
            <text:p>The Brother's Grimm</text:p>
          </table:table-cell>
          <table:table-cell table:number-columns-repeated="5"/>
        </table:table-row>
        <table:table-row table:style-name="ro6">
          <table:table-cell office:value-type="string">
            <text:p>The Cunning Little Tailor</text:p>
          </table:table-cell>
          <table:table-cell office:value-type="string">
            <text:p>The Brother's Grimm</text:p>
          </table:table-cell>
          <table:table-cell table:number-columns-repeated="5"/>
        </table:table-row>
        <table:table-row table:style-name="ro6">
          <table:table-cell office:value-type="string">
            <text:p>The Riddle</text:p>
          </table:table-cell>
          <table:table-cell office:value-type="string">
            <text:p>The Brother's Grimm</text:p>
          </table:table-cell>
          <table:table-cell table:number-columns-repeated="5"/>
        </table:table-row>
        <table:table-row table:style-name="ro6">
          <table:table-cell office:value-type="string">
            <text:p>A Riddling Tale</text:p>
          </table:table-cell>
          <table:table-cell office:value-type="string">
            <text:p>The Brother's Grimm</text:p>
          </table:table-cell>
          <table:table-cell table:number-columns-repeated="5"/>
        </table:table-row>
        <table:table-row table:style-name="ro6">
          <table:table-cell office:value-type="string">
            <text:p>The Beam</text:p>
          </table:table-cell>
          <table:table-cell office:value-type="string">
            <text:p>The Brother's Grimm</text:p>
          </table:table-cell>
          <table:table-cell table:number-columns-repeated="5"/>
        </table:table-row>
        <table:table-row table:style-name="ro6">
          <table:table-cell office:value-type="string">
            <text:p>The Three Musketeers</text:p>
          </table:table-cell>
          <table:table-cell office:value-type="string">
            <text:p>Dumas</text:p>
          </table:table-cell>
          <table:table-cell table:style-name="ce3"/>
          <table:table-cell table:number-columns-repeated="4"/>
        </table:table-row>
        <table:table-row table:style-name="ro6">
          <table:table-cell office:value-type="string">
            <text:p>Artemis Fowl: The Opal Deception</text:p>
          </table:table-cell>
          <table:table-cell office:value-type="string">
            <text:p>Eoin Colfer</text:p>
          </table:table-cell>
          <table:table-cell table:number-columns-repeated="5"/>
        </table:table-row>
        <table:table-row table:style-name="ro6">
          <table:table-cell office:value-type="string">
            <text:p>Artemis Fowl: The Lost Colony</text:p>
          </table:table-cell>
          <table:table-cell office:value-type="string">
            <text:p>Eoin Colfer</text:p>
          </table:table-cell>
          <table:table-cell table:number-columns-repeated="5"/>
        </table:table-row>
        <table:table-row table:style-name="ro6">
          <table:table-cell office:value-type="string">
            <text:p>Artemis Fowl: The Time Paradox</text:p>
          </table:table-cell>
          <table:table-cell office:value-type="string">
            <text:p>Eoin Colfer</text:p>
          </table:table-cell>
          <table:table-cell table:number-columns-repeated="5"/>
        </table:table-row>
        <table:table-row table:style-name="ro6">
          <table:table-cell office:value-type="string">
            <text:p>Neverwhere</text:p>
          </table:table-cell>
          <table:table-cell office:value-type="string">
            <text:p>Neil Gaiman</text:p>
          </table:table-cell>
          <table:table-cell table:number-columns-repeated="5"/>
        </table:table-row>
        <table:table-row table:style-name="ro6">
          <table:table-cell office:value-type="string">
            <text:p>Is Everyone Handing Out Without Me?</text:p>
          </table:table-cell>
          <table:table-cell office:value-type="string">
            <text:p>Mindy Kaling</text:p>
          </table:table-cell>
          <table:table-cell table:number-columns-repeated="5"/>
        </table:table-row>
        <table:table-row table:style-name="ro6">
          <table:table-cell office:value-type="string">
            <text:p>The Alchemist</text:p>
          </table:table-cell>
          <table:table-cell office:value-type="string">
            <text:p>Paulo Coelho</text:p>
          </table:table-cell>
          <table:table-cell table:number-columns-repeated="5"/>
        </table:table-row>
        <table:table-row table:style-name="ro6" table:number-rows-repeated="1048190">
          <table:table-cell table:number-columns-repeated="7"/>
        </table:table-row>
        <table:table-row table:style-name="ro6">
          <table:table-cell table:number-columns-repeated="7"/>
        </table:table-row>
      </table:table>
      <table:table table:name="Educational" table:style-name="ta1" table:print="false">
        <table:table-column table:style-name="co1" table:default-cell-style-name="Default"/>
        <table:table-column table:style-name="co9" table:default-cell-style-name="Default"/>
        <table:table-column table:style-name="co3" table:default-cell-style-name="Default"/>
        <table:table-column table:style-name="co10"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5">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6">
          <table:table-cell office:value-type="string">
            <text:p>Electronics for Inventors</text:p>
          </table:table-cell>
          <table:table-cell office:value-type="string">
            <text:p>Paul Scherz</text:p>
          </table:table-cell>
          <table:table-cell office:value-type="string">
            <text:p>November 2016</text:p>
          </table:table-cell>
          <table:table-cell table:number-columns-repeated="3"/>
        </table:table-row>
        <table:table-row table:style-name="ro6">
          <table:table-cell office:value-type="string">
            <text:p>Motors for Makers</text:p>
          </table:table-cell>
          <table:table-cell office:value-type="string">
            <text:p>Matthew Scarpino</text:p>
          </table:table-cell>
          <table:table-cell table:number-columns-repeated="4"/>
        </table:table-row>
        <table:table-row table:style-name="ro6">
          <table:table-cell office:value-type="string">
            <text:p>The Complete Guide to Blender Graphics</text:p>
          </table:table-cell>
          <table:table-cell office:value-type="string">
            <text:p>John M. Blain</text:p>
          </table:table-cell>
          <table:table-cell table:number-columns-repeated="4"/>
        </table:table-row>
        <table:table-row table:style-name="ro6">
          <table:table-cell office:value-type="string">
            <text:p>Cracking the Coding Interview</text:p>
          </table:table-cell>
          <table:table-cell/>
          <table:table-cell table:style-name="ce3" office:value-type="date" office:date-value="2017-05-24">
            <text:p>05/24/17</text:p>
          </table:table-cell>
          <table:table-cell table:number-columns-repeated="3"/>
        </table:table-row>
        <table:table-row table:style-name="ro6">
          <table:table-cell office:value-type="string">
            <text:p>Programming Pearls</text:p>
          </table:table-cell>
          <table:table-cell office:value-type="string">
            <text:p>Jon Bentley</text:p>
          </table:table-cell>
          <table:table-cell table:number-columns-repeated="4"/>
        </table:table-row>
        <table:table-row table:style-name="ro6" table:number-rows-repeated="1048567">
          <table:table-cell table:number-columns-repeated="6"/>
        </table:table-row>
        <table:table-row table:style-name="ro6">
          <table:table-cell table:number-columns-repeated="6"/>
        </table:table-row>
      </table:table>
      <table:table table:name="Audio" table:style-name="ta1" table:print="false">
        <table:table-column table:style-name="co11" table:default-cell-style-name="Default"/>
        <table:table-column table:style-name="co2" table:default-cell-style-name="Default"/>
        <table:table-column table:style-name="co3" table:default-cell-style-name="Default"/>
        <table:table-column table:style-name="co4" table:default-cell-style-name="Default"/>
        <table:table-column table:style-name="co12"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4">
          <table:table-cell office:value-type="string">
            <text:p>The Phoenix Project</text:p>
          </table:table-cell>
          <table:table-cell office:value-type="string">
            <text:p>Gene Kim</text:p>
          </table:table-cell>
          <table:table-cell office:value-type="string">
            <text:p>July 2017</text:p>
          </table:table-cell>
          <table:table-cell office:value-type="string">
            <text:p>August 2017</text:p>
          </table:table-cell>
          <table:table-cell office:value-type="string">
            <text:p>A fictional story about a auto parts manufacturer and their IT department. </text:p>
          </table:table-cell>
          <table:table-cell office:value-type="string">
            <text:p>This book was highly educational, and very interesting at the same time. It taught about many of the DevOps best practices through an interesting narrative. It has helped me a lot in how I manage my projects at work. <text:s/></text:p>
          </table:table-cell>
        </table:table-row>
        <table:table-row table:style-name="ro4">
          <table:table-cell office:value-type="string">
            <text:p>Masters of Doom: How Two Guys Created an Empire and Transformed Pop Culture</text:p>
          </table:table-cell>
          <table:table-cell office:value-type="string">
            <text:p>David Kushner</text:p>
          </table:table-cell>
          <table:table-cell table:number-columns-repeated="2" office:value-type="string">
            <text:p>August 2017</text:p>
          </table:table-cell>
          <table:table-cell office:value-type="string">
            <text:p>A biography of the founders of ID Software. The company behind the video game DOOM.</text:p>
          </table:table-cell>
          <table:table-cell office:value-type="string">
            <text:p>This was one of my favorite audiobooks that I listened to. It was really interesting to hear about these pioneers. It made me want to play all of the old Quake and Doom and Wolfenstein games. </text:p>
          </table:table-cell>
        </table:table-row>
        <table:table-row table:style-name="ro10">
          <table:table-cell office:value-type="string">
            <text:p>The Last Wish</text:p>
          </table:table-cell>
          <table:table-cell office:value-type="string">
            <text:p>Andrzej Sapkowski</text:p>
          </table:table-cell>
          <table:table-cell table:style-name="ce3" office:value-type="string">
            <text:p>August 2017</text:p>
          </table:table-cell>
          <table:table-cell table:style-name="ce3" office:value-type="date" office:date-value="2017-08-30">
            <text:p>08/30/17</text:p>
          </table:table-cell>
          <table:table-cell office:value-type="string">
            <text:p>A collection of short stories about the Witcher Geralt. There is an over arcing story separated by smaller stories.</text:p>
          </table:table-cell>
          <table:table-cell office:value-type="string">
            <text:p>The first Witcher story proved to be even better than I could have expected. The games were able to capture the mood of the story so well. The reader was phenomenal, and overall I'm very excited to learn the backstory to the games. </text:p>
          </table:table-cell>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6">
          <table:table-cell office:value-type="string">
            <text:p>A Man on the Moon: The Voyages of the Apollo Astronauts</text:p>
          </table:table-cell>
          <table:table-cell table:style-name="ce3" office:value-type="date" office:date-value="2017-07-07">
            <text:p>07/07/17</text:p>
          </table:table-cell>
          <table:table-cell table:number-columns-repeated="4"/>
        </table:table-row>
        <table:table-row table:style-name="ro6">
          <table:table-cell office:value-type="string">
            <text:p>Adrift on the Sea of Rains: Apollo Quartet Book 1</text:p>
          </table:table-cell>
          <table:table-cell table:number-columns-repeated="5"/>
        </table:table-row>
        <table:table-row table:style-name="ro6">
          <table:table-cell office:value-type="string">
            <text:p>Buying Time</text:p>
          </table:table-cell>
          <table:table-cell table:number-columns-repeated="5"/>
        </table:table-row>
        <table:table-row table:style-name="ro6">
          <table:table-cell office:value-type="string">
            <text:p>The Bird and the Sword</text:p>
          </table:table-cell>
          <table:table-cell table:number-columns-repeated="5"/>
        </table:table-row>
        <table:table-row table:style-name="ro6">
          <table:table-cell office:value-type="string">
            <text:p>The Secret History of Star Wars</text:p>
          </table:table-cell>
          <table:table-cell table:number-columns-repeated="5"/>
        </table:table-row>
        <table:table-row table:style-name="ro6">
          <table:table-cell office:value-type="string">
            <text:p>Prepare to Meet Thy Doom: And More True Gaming Stories</text:p>
          </table:table-cell>
          <table:table-cell table:number-columns-repeated="5"/>
        </table:table-row>
        <table:table-row table:style-name="ro6">
          <table:table-cell office:value-type="string">
            <text:p>The Ultimate History of Video Games</text:p>
          </table:table-cell>
          <table:table-cell table:number-columns-repeated="5"/>
        </table:table-row>
        <table:table-row table:style-name="ro6">
          <table:table-cell office:value-type="string">
            <text:p>The Eye Which The Universe Beholds Itself: Apollo Quartet Book 2</text:p>
          </table:table-cell>
          <table:table-cell table:number-columns-repeated="5"/>
        </table:table-row>
        <table:table-row table:style-name="ro6">
          <table:table-cell office:value-type="string">
            <text:p>Stay Awhile and Listen: How Two Blizzards Unleashed Diablo and Forged a Video-Game Empire</text:p>
          </table:table-cell>
          <table:table-cell table:number-columns-repeated="5"/>
        </table:table-row>
        <table:table-row table:style-name="ro6">
          <table:table-cell office:value-type="string">
            <text:p>Dungeon Hacks: How NetHack, Angband, and Other Roguelikes Changed the Course of Video Games</text:p>
          </table:table-cell>
          <table:table-cell table:number-columns-repeated="5"/>
        </table:table-row>
        <table:table-row table:style-name="ro6">
          <table:table-cell office:value-type="string">
            <text:p>Then Will The Great Ocean Wash Deep Above: Apollo Quartet Book 3</text:p>
          </table:table-cell>
          <table:table-cell table:number-columns-repeated="5"/>
        </table:table-row>
        <table:table-row table:style-name="ro6">
          <table:table-cell office:value-type="string">
            <text:p>Hackers: Heroes of the Computer Revolution</text:p>
          </table:table-cell>
          <table:table-cell table:number-columns-repeated="5"/>
        </table:table-row>
        <table:table-row table:style-name="ro6">
          <table:table-cell office:value-type="string">
            <text:p>The World's Most Dangerous Geek: And Other True Hacking Stories</text:p>
          </table:table-cell>
          <table:table-cell table:number-columns-repeated="5"/>
        </table:table-row>
        <table:table-row table:style-name="ro6">
          <table:table-cell office:value-type="string">
            <text:p>To Pixar and Beyond: My Unlikely Journey with Steve Jobs to Make Entertainment History</text:p>
          </table:table-cell>
          <table:table-cell table:number-columns-repeated="5"/>
        </table:table-row>
        <table:table-row table:style-name="ro6">
          <table:table-cell office:value-type="string">
            <text:p>The Plot to Hack America: How Putin's Cyberspies and Wikileaks Tried to Steal the 2016 Election</text:p>
          </table:table-cell>
          <table:table-cell table:number-columns-repeated="5"/>
        </table:table-row>
        <table:table-row table:style-name="ro6">
          <table:table-cell office:value-type="string">
            <text:p>All That Outer Space Allows: Apollo Quartet Book 4</text:p>
          </table:table-cell>
          <table:table-cell table:number-columns-repeated="5"/>
        </table:table-row>
        <table:table-row table:style-name="ro6">
          <table:table-cell office:value-type="string">
            <text:p>Sword of Destiny</text:p>
          </table:table-cell>
          <table:table-cell table:number-columns-repeated="5"/>
        </table:table-row>
        <table:table-row table:style-name="ro6">
          <table:table-cell office:value-type="string">
            <text:p>Blood of Elves</text:p>
          </table:table-cell>
          <table:table-cell table:number-columns-repeated="5"/>
        </table:table-row>
        <table:table-row table:style-name="ro6">
          <table:table-cell office:value-type="string">
            <text:p>Time of Contempt</text:p>
          </table:table-cell>
          <table:table-cell table:number-columns-repeated="5"/>
        </table:table-row>
        <table:table-row table:style-name="ro6">
          <table:table-cell office:value-type="string">
            <text:p>Baptism of Fire</text:p>
          </table:table-cell>
          <table:table-cell table:number-columns-repeated="5"/>
        </table:table-row>
        <table:table-row table:style-name="ro6">
          <table:table-cell office:value-type="string">
            <text:p>The Tower of Swallows</text:p>
          </table:table-cell>
          <table:table-cell table:number-columns-repeated="5"/>
        </table:table-row>
        <table:table-row table:style-name="ro6">
          <table:table-cell office:value-type="string">
            <text:p>Lady of the Lake</text:p>
          </table:table-cell>
          <table:table-cell table:number-columns-repeated="5"/>
        </table:table-row>
        <table:table-row table:style-name="ro6" table:number-rows-repeated="1048547">
          <table:table-cell table:number-columns-repeated="6"/>
        </table:table-row>
        <table:table-row table:style-name="ro6">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9">11/09/2017</text:date>, <text:time>22:39: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Castillo</meta:initial-creator>
    <meta:creation-date>2017-03-02T20:49:56.03</meta:creation-date>
    <dc:date>2017-11-09T22:39:55.26</dc:date>
    <dc:creator>Jeremy Castillo</dc:creator>
    <meta:editing-duration>P1DT9H25M9S</meta:editing-duration>
    <meta:editing-cycles>211</meta:editing-cycles>
    <meta:generator>OpenOffice/4.1.3$Win32 OpenOffice.org_project/413m1$Build-9783</meta:generator>
    <meta:document-statistic meta:table-count="4" meta:cell-count="1916" meta:object-count="0"/>
  </office:meta>
</office:document-meta>
</file>